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91cm"/>
    </style:style>
    <style:style style:name="co2" style:family="table-column">
      <style:table-column-properties fo:break-before="auto" style:column-width="9.296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548cm"/>
    </style:style>
    <style:style style:name="co6" style:family="table-column">
      <style:table-column-properties fo:break-before="auto" style:column-width="5.05cm"/>
    </style:style>
    <style:style style:name="co7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ngol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ome</text:p>
          </table:table-cell>
          <table:table-cell office:value-type="string">
            <text:p>Endereço</text:p>
          </table:table-cell>
          <table:table-cell office:value-type="string">
            <text:p>Telefone</text:p>
          </table:table-cell>
        </table:table-row>
        <table:table-row table:style-name="ro1">
          <table:table-cell office:value-type="string">
            <text:p>2.5 Gelados</text:p>
          </table:table-cell>
          <table:table-cell office:value-type="string">
            <text:p>R. José Maria dos Santos, Lobito, Angola</text:p>
          </table:table-cell>
          <table:table-cell office:value-type="string">
            <text:p>923 393 609</text:p>
          </table:table-cell>
        </table:table-row>
        <table:table-row table:style-name="ro1">
          <table:table-cell office:value-type="string">
            <text:p>4E_legância</text:p>
          </table:table-cell>
          <table:table-cell office:value-type="string">
            <text:p>Av. 10 de Fevereiro, Benguela, Angola</text:p>
          </table:table-cell>
          <table:table-cell office:value-type="string">
            <text:p>930 253 537</text:p>
          </table:table-cell>
        </table:table-row>
        <table:table-row table:style-name="ro1">
          <table:table-cell office:value-type="string">
            <text:p>A Biológica</text:p>
          </table:table-cell>
          <table:table-cell office:value-type="string">
            <text:p>R. Tipografia Mamã Tita 32, Luanda, Angola</text:p>
          </table:table-cell>
          <table:table-cell office:value-type="string">
            <text:p>931 291 249</text:p>
          </table:table-cell>
        </table:table-row>
        <table:table-row table:style-name="ro1">
          <table:table-cell office:value-type="string">
            <text:p>A. Veríssimo &amp; Filhos Lda.</text:p>
          </table:table-cell>
          <table:table-cell office:value-type="string">
            <text:p>Rua Ferreia do Amaral, Casa 4, Huambo, Angola</text:p>
          </table:table-cell>
          <table:table-cell office:value-type="string">
            <text:p>933 869 393</text:p>
          </table:table-cell>
        </table:table-row>
        <table:table-row table:style-name="ro1">
          <table:table-cell office:value-type="string">
            <text:p>Académico</text:p>
          </table:table-cell>
          <table:table-cell office:value-type="string">
            <text:p>6PHX+H7H, Huambo, Angola</text:p>
          </table:table-cell>
          <table:table-cell office:value-type="string">
            <text:p>929 754 962</text:p>
          </table:table-cell>
        </table:table-row>
        <table:table-row table:style-name="ro1">
          <table:table-cell office:value-type="string">
            <text:p>Adalgisa cakes</text:p>
          </table:table-cell>
          <table:table-cell office:value-type="string">
            <text:p>Zango 0, lado A, zona Queta, rua 2, Luanda, Angola</text:p>
          </table:table-cell>
          <table:table-cell office:value-type="string">
            <text:p>926 548 003</text:p>
          </table:table-cell>
        </table:table-row>
        <table:table-row table:style-name="ro1">
          <table:table-cell office:value-type="string">
            <text:p>Adja Trufas e derivados</text:p>
          </table:table-cell>
          <table:table-cell office:value-type="string">
            <text:p>CC95+RV3, Benguela, Angola</text:p>
          </table:table-cell>
          <table:table-cell office:value-type="string">
            <text:p>939 916 161</text:p>
          </table:table-cell>
        </table:table-row>
        <table:table-row table:style-name="ro1">
          <table:table-cell office:value-type="string">
            <text:p>Administração Municipal do Lubango</text:p>
          </table:table-cell>
          <table:table-cell office:value-type="string">
            <text:p>3GP2+HRH, Lubango, Angola</text:p>
          </table:table-cell>
          <table:table-cell office:value-type="string">
            <text:p>261 225 073</text:p>
          </table:table-cell>
        </table:table-row>
        <table:table-row table:style-name="ro1">
          <table:table-cell office:value-type="string">
            <text:p>AfricaNeem</text:p>
          </table:table-cell>
          <table:table-cell office:value-type="string">
            <text:p>Rua 116, Nº 1407, 1407, Luanda, Angola</text:p>
          </table:table-cell>
          <table:table-cell office:value-type="string">
            <text:p>993 539 145</text:p>
          </table:table-cell>
        </table:table-row>
        <table:table-row table:style-name="ro1">
          <table:table-cell office:value-type="string">
            <text:p>Afroluxus, Lda</text:p>
          </table:table-cell>
          <table:table-cell office:value-type="string">
            <text:p>Rua por trás da Embaixada Espanhola, Casa nrº 22, Luanda, Angola</text:p>
          </table:table-cell>
          <table:table-cell office:value-type="string">
            <text:p>931 327 834</text:p>
          </table:table-cell>
        </table:table-row>
        <table:table-row table:style-name="ro1">
          <table:table-cell office:value-type="string">
            <text:p>AgroMuehombo Comércio &amp; Serviços Lda.</text:p>
          </table:table-cell>
          <table:table-cell office:value-type="string">
            <text:p>Waku Kungo, Angola</text:p>
          </table:table-cell>
          <table:table-cell office:value-type="string">
            <text:p>947 436 599</text:p>
          </table:table-cell>
        </table:table-row>
        <table:table-row table:style-name="ro1">
          <table:table-cell office:value-type="string">
            <text:p>AJFL - Comércio e Prestação de Serviços</text:p>
          </table:table-cell>
          <table:table-cell office:value-type="string">
            <text:p>Rua País Brandão, Junto, 6PCR+45W Mercado Himalaia, Huambo, Angola</text:p>
          </table:table-cell>
          <table:table-cell office:value-type="string">
            <text:p>918 080 025</text:p>
          </table:table-cell>
        </table:table-row>
        <table:table-row table:style-name="ro1">
          <table:table-cell office:value-type="string">
            <text:p>AK Garrafeira</text:p>
          </table:table-cell>
          <table:table-cell office:value-type="string">
            <text:p>36P5+F9R, Belas, Angola</text:p>
          </table:table-cell>
          <table:table-cell office:value-type="string">
            <text:p>941 069 015</text:p>
          </table:table-cell>
        </table:table-row>
        <table:table-row table:style-name="ro1">
          <table:table-cell office:value-type="string">
            <text:p>Albs Dadiva</text:p>
          </table:table-cell>
          <table:table-cell office:value-type="string">
            <text:p>Rua da Guiné 15, Luanda, Angola</text:p>
          </table:table-cell>
          <table:table-cell office:value-type="string">
            <text:p>997 323 285</text:p>
          </table:table-cell>
        </table:table-row>
        <table:table-row table:style-name="ro1">
          <table:table-cell office:value-type="string">
            <text:p>Alicia confecções e solucões</text:p>
          </table:table-cell>
          <table:table-cell office:value-type="string">
            <text:p>5Q49+V29 Centralidade Lossambo, Huambo, Angola</text:p>
          </table:table-cell>
          <table:table-cell office:value-type="string">
            <text:p>923 543 701</text:p>
          </table:table-cell>
        </table:table-row>
        <table:table-row table:style-name="ro1">
          <table:table-cell office:value-type="string">
            <text:p>Alimenta Angola</text:p>
          </table:table-cell>
          <table:table-cell office:value-type="string">
            <text:p>Estrada Camama-Talatona, Luanda, Angola</text:p>
          </table:table-cell>
          <table:table-cell office:value-type="string">
            <text:p>939 289 152</text:p>
          </table:table-cell>
        </table:table-row>
        <table:table-row table:style-name="ro1">
          <table:table-cell office:value-type="string">
            <text:p>Amore Mio</text:p>
          </table:table-cell>
          <table:table-cell office:value-type="string">
            <text:p>568P+XR9, Luanda, Angola</text:p>
          </table:table-cell>
          <table:table-cell office:value-type="string">
            <text:p>948 570 465</text:p>
          </table:table-cell>
        </table:table-row>
        <table:table-row table:style-name="ro1">
          <table:table-cell office:value-type="string">
            <text:p>Ango Mart Cash &amp; Carry - Lubango</text:p>
          </table:table-cell>
          <table:table-cell office:value-type="string">
            <text:p>3FF9+4V7, Lubango, Angola</text:p>
          </table:table-cell>
          <table:table-cell office:value-type="string">
            <text:p>948 048 715</text:p>
          </table:table-cell>
        </table:table-row>
        <table:table-row table:style-name="ro1">
          <table:table-cell office:value-type="string">
            <text:p>ANGOPRI - Loja de Luanda</text:p>
          </table:table-cell>
          <table:table-cell office:value-type="string">
            <text:p>Avenida Fidel Castro, Klm 18, Viana, Angola</text:p>
          </table:table-cell>
          <table:table-cell office:value-type="string">
            <text:p>949 453 265</text:p>
          </table:table-cell>
        </table:table-row>
        <table:table-row table:style-name="ro1">
          <table:table-cell office:value-type="string">
            <text:p>Angopri, Lda</text:p>
          </table:table-cell>
          <table:table-cell office:value-type="string">
            <text:p>Rua Tomás Vieira da Cruz, N.º 8 cx.postal 179 Benguela, Benguela, Angola</text:p>
          </table:table-cell>
          <table:table-cell office:value-type="string">
            <text:p>934 935 255</text:p>
          </table:table-cell>
        </table:table-row>
        <table:table-row table:style-name="ro1">
          <table:table-cell office:value-type="string">
            <text:p>ANSHEN INTERNACIONAL LIMITADA</text:p>
          </table:table-cell>
          <table:table-cell office:value-type="string">
            <text:p>Bairro Tchioco Próximo a, Igreja Imaculada, Lubango, Angola</text:p>
          </table:table-cell>
          <table:table-cell office:value-type="string">
            <text:p>926 586 894</text:p>
          </table:table-cell>
        </table:table-row>
        <table:table-row table:style-name="ro1">
          <table:table-cell office:value-type="string">
            <text:p>Apolónia Pastelaria</text:p>
          </table:table-cell>
          <table:table-cell office:value-type="string">
            <text:p>C5VQ+5JP, Cabinda, Angola</text:p>
          </table:table-cell>
          <table:table-cell office:value-type="string">
            <text:p>923 969 600</text:p>
          </table:table-cell>
        </table:table-row>
        <table:table-row table:style-name="ro1">
          <table:table-cell office:value-type="string">
            <text:p>Art Doce</text:p>
          </table:table-cell>
          <table:table-cell office:value-type="string">
            <text:p>3FMV+2QQ, Rua 27 de Março, Lubango, Angola</text:p>
          </table:table-cell>
          <table:table-cell office:value-type="string">
            <text:p>949 620 112</text:p>
          </table:table-cell>
        </table:table-row>
        <table:table-row table:style-name="ro1">
          <table:table-cell office:value-type="string">
            <text:p>Árvoreza doces</text:p>
          </table:table-cell>
          <table:table-cell office:value-type="string">
            <text:p>Campo da a viação, Malanje, Angola</text:p>
          </table:table-cell>
          <table:table-cell office:value-type="string">
            <text:p>945 376 536</text:p>
          </table:table-cell>
        </table:table-row>
        <table:table-row table:style-name="ro1">
          <table:table-cell office:value-type="string">
            <text:p>Atelier De Delicias</text:p>
          </table:table-cell>
          <table:table-cell office:value-type="string">
            <text:p>Rua 53, projeto, Luanda, Angola</text:p>
          </table:table-cell>
          <table:table-cell office:value-type="string">
            <text:p>914 408 966</text:p>
          </table:table-cell>
        </table:table-row>
        <table:table-row table:style-name="ro1">
          <table:table-cell office:value-type="string">
            <text:p>Atelier Valda de Almeida</text:p>
          </table:table-cell>
          <table:table-cell office:value-type="string">
            <text:p>Bairro 28 de Maio, Benguela, Angola</text:p>
          </table:table-cell>
          <table:table-cell office:value-type="string">
            <text:p>929 929 194</text:p>
          </table:table-cell>
        </table:table-row>
        <table:table-row table:style-name="ro1">
          <table:table-cell office:value-type="string">
            <text:p>Auria Bakery</text:p>
          </table:table-cell>
          <table:table-cell office:value-type="string">
            <text:p>JGRX+PRW, Lobito, Angola</text:p>
          </table:table-cell>
          <table:table-cell office:value-type="string">
            <text:p>272 222 464</text:p>
          </table:table-cell>
        </table:table-row>
        <table:table-row table:style-name="ro1">
          <table:table-cell office:value-type="string">
            <text:p>Auto Art oficina</text:p>
          </table:table-cell>
          <table:table-cell office:value-type="string">
            <text:p>Condomínio BPC, Estrada Camama-Talatona Nº562, Luanda, Angola</text:p>
          </table:table-cell>
          <table:table-cell office:value-type="string">
            <text:p>923 778 009</text:p>
          </table:table-cell>
        </table:table-row>
        <table:table-row table:style-name="ro1">
          <table:table-cell office:value-type="string">
            <text:p>AUTO FRIO Vietnamita</text:p>
          </table:table-cell>
          <table:table-cell office:value-type="string">
            <text:p>Lubango, Angola</text:p>
          </table:table-cell>
          <table:table-cell office:value-type="string">
            <text:p>925 700 799</text:p>
          </table:table-cell>
        </table:table-row>
        <table:table-row table:style-name="ro1">
          <table:table-cell office:value-type="string">
            <text:p>Avon Angola</text:p>
          </table:table-cell>
          <table:table-cell office:value-type="string">
            <text:p>Condominio Espaços Avenida Edificio Beta Loja Nr.14/15. Bairro, Av. Talatona, Luanda, Angola</text:p>
          </table:table-cell>
          <table:table-cell office:value-type="string">
            <text:p>947 837 176</text:p>
          </table:table-cell>
        </table:table-row>
        <table:table-row table:style-name="ro1">
          <table:table-cell office:value-type="string">
            <text:p>Awadangol !</text:p>
          </table:table-cell>
          <table:table-cell office:value-type="string">
            <text:p>3FHX+QXH, Av. Cmte. Eurico, Lubango, Angola</text:p>
          </table:table-cell>
          <table:table-cell office:value-type="string">
            <text:p>922 888 884</text:p>
          </table:table-cell>
        </table:table-row>
        <table:table-row table:style-name="ro1">
          <table:table-cell office:value-type="string">
            <text:p>Awadangol Lda</text:p>
          </table:table-cell>
          <table:table-cell office:value-type="string">
            <text:p>Zona Industrial, Lubango, Angola</text:p>
          </table:table-cell>
          <table:table-cell office:value-type="string">
            <text:p>922 888 884</text:p>
          </table:table-cell>
        </table:table-row>
        <table:table-row table:style-name="ro1">
          <table:table-cell office:value-type="string">
            <text:p>Bar Panda e Os Carícas</text:p>
          </table:table-cell>
          <table:table-cell office:value-type="string">
            <text:p>Bairro Benfica Rua do Areal Frente A Casa Sebas, 56PJ+43M, Luanda, Angola</text:p>
          </table:table-cell>
          <table:table-cell office:value-type="string">
            <text:p>926 094 020</text:p>
          </table:table-cell>
        </table:table-row>
        <table:table-row table:style-name="ro1">
          <table:table-cell office:value-type="string">
            <text:p>Bela vista alta</text:p>
          </table:table-cell>
          <table:table-cell office:value-type="string">
            <text:p>Casa Lás Matos, 99HH+Q83 Bela vista alta, Benguela, Angola</text:p>
          </table:table-cell>
          <table:table-cell office:value-type="string">
            <text:p>950 903 643</text:p>
          </table:table-cell>
        </table:table-row>
        <table:table-row table:style-name="ro1">
          <table:table-cell office:value-type="string">
            <text:p>Bem Barato</text:p>
          </table:table-cell>
          <table:table-cell office:value-type="string">
            <text:p>N'dalatando, Angola</text:p>
          </table:table-cell>
          <table:table-cell office:value-type="string">
            <text:p>942 925 080</text:p>
          </table:table-cell>
        </table:table-row>
        <table:table-row table:style-name="ro1">
          <table:table-cell office:value-type="string">
            <text:p>Bem Barato Benguela 2</text:p>
          </table:table-cell>
          <table:table-cell office:value-type="string">
            <text:p>Praça 4 de Abril, frente de Angolisar, Angola</text:p>
          </table:table-cell>
          <table:table-cell office:value-type="string">
            <text:p>942 954 307</text:p>
          </table:table-cell>
        </table:table-row>
        <table:table-row table:style-name="ro1">
          <table:table-cell office:value-type="string">
            <text:p>Bem Barato Huambo 1</text:p>
          </table:table-cell>
          <table:table-cell office:value-type="string">
            <text:p>6PJH+5FF, EN120, Huambo, Angola</text:p>
          </table:table-cell>
          <table:table-cell office:value-type="string">
            <text:p>927 327 041</text:p>
          </table:table-cell>
        </table:table-row>
        <table:table-row table:style-name="ro1">
          <table:table-cell office:value-type="string">
            <text:p>Bem Barato Huambo 2</text:p>
          </table:table-cell>
          <table:table-cell office:value-type="string">
            <text:p>6MMX+F4 Mercado de Quissala, Alemanha, Huambo, Angola</text:p>
          </table:table-cell>
          <table:table-cell office:value-type="string">
            <text:p>929 274 005</text:p>
          </table:table-cell>
        </table:table-row>
        <table:table-row table:style-name="ro1">
          <table:table-cell office:value-type="string">
            <text:p>Benguela Cove Lagoon Wine Estate</text:p>
          </table:table-cell>
          <table:table-cell office:value-type="string">
            <text:p>R43, Botriver Lagoon Walker Bay, Hermanus, 7200, South Africa</text:p>
          </table:table-cell>
          <table:table-cell office:value-type="string">
            <text:p>087 357 0637</text:p>
          </table:table-cell>
        </table:table-row>
        <table:table-row table:style-name="ro1">
          <table:table-cell office:value-type="string">
            <text:p>BIAGIO STORE - GAMEK</text:p>
          </table:table-cell>
          <table:table-cell office:value-type="string">
            <text:p>Av. Pedro de Castro Van-Dúnem Loy, Belas, Angola</text:p>
          </table:table-cell>
          <table:table-cell office:value-type="string">
            <text:p>939 744 882</text:p>
          </table:table-cell>
        </table:table-row>
        <table:table-row table:style-name="ro1">
          <table:table-cell office:value-type="string">
            <text:p>Bica</text:p>
          </table:table-cell>
          <table:table-cell office:value-type="string">
            <text:p>Av. 4 de Fevereiro, Lubango, Angola</text:p>
          </table:table-cell>
          <table:table-cell office:value-type="string">
            <text:p>923 310 690</text:p>
          </table:table-cell>
        </table:table-row>
        <table:table-row table:style-name="ro1">
          <table:table-cell office:value-type="string">
            <text:p>Bolos Bris Cakes</text:p>
          </table:table-cell>
          <table:table-cell office:value-type="string">
            <text:p>Centralidade da Quilemba Casa X174 Quarteirão X, casa X174, Lubango, Angola</text:p>
          </table:table-cell>
          <table:table-cell office:value-type="string">
            <text:p>925 709 293</text:p>
          </table:table-cell>
        </table:table-row>
        <table:table-row table:style-name="ro1">
          <table:table-cell office:value-type="string">
            <text:p>Bolos da Felicidade.</text:p>
          </table:table-cell>
          <table:table-cell office:value-type="string">
            <text:p>569G+5R3, Luanda, Angola</text:p>
          </table:table-cell>
          <table:table-cell office:value-type="string">
            <text:p>997 233 705</text:p>
          </table:table-cell>
        </table:table-row>
        <table:table-row table:style-name="ro1">
          <table:table-cell office:value-type="string">
            <text:p>Bolos Da Mari, É De Dar Água Na Boca</text:p>
          </table:table-cell>
          <table:table-cell office:value-type="string">
            <text:p>Lubango, Angola</text:p>
          </table:table-cell>
          <table:table-cell office:value-type="string">
            <text:p>928 103 801</text:p>
          </table:table-cell>
        </table:table-row>
        <table:table-row table:style-name="ro1">
          <table:table-cell office:value-type="string">
            <text:p>Bolos Dona Emilia</text:p>
          </table:table-cell>
          <table:table-cell office:value-type="string">
            <text:p>Av. Pedro de Castro Van-Dúnem Loy Angola, Luanda, Angola</text:p>
          </table:table-cell>
          <table:table-cell office:value-type="string">
            <text:p>923 334 702</text:p>
          </table:table-cell>
        </table:table-row>
        <table:table-row table:style-name="ro1">
          <table:table-cell office:value-type="string">
            <text:p>BOUTIQUE F DE SA MIRANDA</text:p>
          </table:table-cell>
          <table:table-cell office:value-type="string">
            <text:p>C5QP+MRC, Av. Duque de Chiazi, Cabinda, Angola</text:p>
          </table:table-cell>
          <table:table-cell office:value-type="string">
            <text:p>937 641 503</text:p>
          </table:table-cell>
        </table:table-row>
        <table:table-row table:style-name="ro1">
          <table:table-cell office:value-type="string">
            <text:p>BRASAFRICA - Loja Gamek</text:p>
          </table:table-cell>
          <table:table-cell office:value-type="string">
            <text:p>Gamek, Av. Pedro de Castro Van-Dúnem Loy, Angola</text:p>
          </table:table-cell>
          <table:table-cell office:value-type="string">
            <text:p>932 587 548</text:p>
          </table:table-cell>
        </table:table-row>
        <table:table-row table:style-name="ro1">
          <table:table-cell office:value-type="string">
            <text:p>Cabinda - Pão Quente</text:p>
          </table:table-cell>
          <table:table-cell office:value-type="string">
            <text:p>Rua de Costa Cabral 2827, 4350 Porto, Portugal</text:p>
          </table:table-cell>
          <table:table-cell office:value-type="string">
            <text:p>22 548 6723</text:p>
          </table:table-cell>
        </table:table-row>
        <table:table-row table:style-name="ro1">
          <table:table-cell office:value-type="string">
            <text:p>Cabinda Shipping Services, Lda</text:p>
          </table:table-cell>
          <table:table-cell office:value-type="string">
            <text:p>R. de Macau 23, Cabinda, Angola</text:p>
          </table:table-cell>
          <table:table-cell office:value-type="string">
            <text:p>926 452 679</text:p>
          </table:table-cell>
        </table:table-row>
        <table:table-row table:style-name="ro1">
          <table:table-cell office:value-type="string">
            <text:p>Caetano Express - Luanda Cacuaco</text:p>
          </table:table-cell>
          <table:table-cell office:value-type="string">
            <text:p>Estrada Direita de Cacuaco – KM 4/5 (Mulemba, Luanda, Angola</text:p>
          </table:table-cell>
          <table:table-cell office:value-type="string">
            <text:p>927 677 979</text:p>
          </table:table-cell>
        </table:table-row>
        <table:table-row table:style-name="ro1">
          <table:table-cell office:value-type="string">
            <text:p>Café Da Euclis</text:p>
          </table:table-cell>
          <table:table-cell office:value-type="string">
            <text:p>6PGR+8XV, Huambo, Angola</text:p>
          </table:table-cell>
          <table:table-cell office:value-type="string">
            <text:p>931 440 437</text:p>
          </table:table-cell>
        </table:table-row>
        <table:table-row table:style-name="ro1">
          <table:table-cell office:value-type="string">
            <text:p>Café da Terra</text:p>
          </table:table-cell>
          <table:table-cell office:value-type="string">
            <text:p>C7G7+HM3, Cabinda, Angola</text:p>
          </table:table-cell>
          <table:table-cell office:value-type="string">
            <text:p>925 042 329</text:p>
          </table:table-cell>
        </table:table-row>
        <table:table-row table:style-name="ro1">
          <table:table-cell office:value-type="string">
            <text:p>Café do Monte</text:p>
          </table:table-cell>
          <table:table-cell office:value-type="string">
            <text:p>EN280, Lubango, Angola</text:p>
          </table:table-cell>
          <table:table-cell office:value-type="string">
            <text:p>946 697 236</text:p>
          </table:table-cell>
        </table:table-row>
        <table:table-row table:style-name="ro1">
          <table:table-cell office:value-type="string">
            <text:p>Cambiji Nature</text:p>
          </table:table-cell>
          <table:table-cell office:value-type="string">
            <text:p>Av. Torres Garcia, Huambo, Angola</text:p>
          </table:table-cell>
          <table:table-cell office:value-type="string">
            <text:p>943 224 568</text:p>
          </table:table-cell>
        </table:table-row>
        <table:table-row table:style-name="ro1">
          <table:table-cell office:value-type="string">
            <text:p>Candando Viana.</text:p>
          </table:table-cell>
          <table:table-cell office:value-type="string">
            <text:p>Luanda, Angola</text:p>
          </table:table-cell>
          <table:table-cell office:value-type="string">
            <text:p>945 958 638</text:p>
          </table:table-cell>
        </table:table-row>
        <table:table-row table:style-name="ro1">
          <table:table-cell office:value-type="string">
            <text:p>Candy Factory Angola</text:p>
          </table:table-cell>
          <table:table-cell office:value-type="string">
            <text:p>Candy Factory Angola, ZEE Zona Económica, Especial, Viana, Angola</text:p>
          </table:table-cell>
          <table:table-cell office:value-type="string">
            <text:p>945 110 645</text:p>
          </table:table-cell>
        </table:table-row>
        <table:table-row table:style-name="ro1">
          <table:table-cell office:value-type="string">
            <text:p>CANTINHO CAFÉ</text:p>
          </table:table-cell>
          <table:table-cell office:value-type="string">
            <text:p>RUA DA CASA AZUL, Cabinda, Angola</text:p>
          </table:table-cell>
          <table:table-cell office:value-type="string">
            <text:p>933 034 970</text:p>
          </table:table-cell>
        </table:table-row>
        <table:table-row table:style-name="ro1">
          <table:table-cell office:value-type="string">
            <text:p>Cantinho dos Frutos Secos</text:p>
          </table:table-cell>
          <table:table-cell office:value-type="string">
            <text:p>Bairro S/N, Talatona, Angola</text:p>
          </table:table-cell>
          <table:table-cell office:value-type="string">
            <text:p>929 843 003</text:p>
          </table:table-cell>
        </table:table-row>
        <table:table-row table:style-name="ro1">
          <table:table-cell office:value-type="string">
            <text:p>Caracter Azul Lavandarias</text:p>
          </table:table-cell>
          <table:table-cell office:value-type="string">
            <text:p>57F6+66F, Luanda, Angola</text:p>
          </table:table-cell>
          <table:table-cell office:value-type="string">
            <text:p>934 393 939</text:p>
          </table:table-cell>
        </table:table-row>
        <table:table-row table:style-name="ro1">
          <table:table-cell office:value-type="string">
            <text:p>Carinho Doce Angola</text:p>
          </table:table-cell>
          <table:table-cell office:value-type="string">
            <text:p>R. Custódio Bento de Azevedo, Luanda, Angola</text:p>
          </table:table-cell>
          <table:table-cell office:value-type="string">
            <text:p>927 966 690</text:p>
          </table:table-cell>
        </table:table-row>
        <table:table-row table:style-name="ro1">
          <table:table-cell office:value-type="string">
            <text:p>Casa de doces e confeitaria da janilda</text:p>
          </table:table-cell>
          <table:table-cell office:value-type="string">
            <text:p>Luanda, Angola</text:p>
          </table:table-cell>
          <table:table-cell office:value-type="string">
            <text:p>924 157 125</text:p>
          </table:table-cell>
        </table:table-row>
        <table:table-row table:style-name="ro1">
          <table:table-cell office:value-type="string">
            <text:p>CASA DECOR</text:p>
          </table:table-cell>
          <table:table-cell office:value-type="string">
            <text:p>Bº 28 de Maio, Benguela, Angola</text:p>
          </table:table-cell>
          <table:table-cell office:value-type="string">
            <text:p>936 481 055</text:p>
          </table:table-cell>
        </table:table-row>
        <table:table-row table:style-name="ro1">
          <table:table-cell office:value-type="string">
            <text:p>CASA DO ÓLEO E FILTROS</text:p>
          </table:table-cell>
          <table:table-cell office:value-type="string">
            <text:p>R. Irmão Evaristo, Cabinda, Angola</text:p>
          </table:table-cell>
          <table:table-cell office:value-type="string">
            <text:p>942 290 519</text:p>
          </table:table-cell>
        </table:table-row>
        <table:table-row table:style-name="ro1">
          <table:table-cell office:value-type="string">
            <text:p>Casa dos frescos</text:p>
          </table:table-cell>
          <table:table-cell office:value-type="string">
            <text:p>R. Mal. Brós Tito 37, Luanda, Angola</text:p>
          </table:table-cell>
          <table:table-cell office:value-type="string">
            <text:p>929 212 204</text:p>
          </table:table-cell>
        </table:table-row>
        <table:table-row table:style-name="ro1">
          <table:table-cell office:value-type="string">
            <text:p>Casa dos Frescos Vila Alice</text:p>
          </table:table-cell>
          <table:table-cell office:value-type="string">
            <text:p>R. Gregório José Mendes 76, Luanda, Angola</text:p>
          </table:table-cell>
          <table:table-cell office:value-type="string">
            <text:p>914 521 405</text:p>
          </table:table-cell>
        </table:table-row>
        <table:table-row table:style-name="ro1">
          <table:table-cell office:value-type="string">
            <text:p>Casa Rafael Muanda</text:p>
          </table:table-cell>
          <table:table-cell office:value-type="string">
            <text:p>95XV+6JG, EN100, Cabinda, Angola</text:p>
          </table:table-cell>
          <table:table-cell office:value-type="string">
            <text:p>943 744 648</text:p>
          </table:table-cell>
        </table:table-row>
        <table:table-row table:style-name="ro1">
          <table:table-cell office:value-type="string">
            <text:p>Caseiros Goumert</text:p>
          </table:table-cell>
          <table:table-cell office:value-type="string">
            <text:p>Luanda-Maculusso; Rua Frederico Welwitsia; Ed. 43, Luanda, Angola</text:p>
          </table:table-cell>
          <table:table-cell office:value-type="string">
            <text:p>944 607 858</text:p>
          </table:table-cell>
        </table:table-row>
        <table:table-row table:style-name="ro1">
          <table:table-cell office:value-type="string">
            <text:p>Castanha Plant</text:p>
          </table:table-cell>
          <table:table-cell office:value-type="string">
            <text:p>C748+RPG, Cabinda, Angola</text:p>
          </table:table-cell>
          <table:table-cell office:value-type="string">
            <text:p>222 703 197</text:p>
          </table:table-cell>
        </table:table-row>
        <table:table-row table:style-name="ro1">
          <table:table-cell office:value-type="string">
            <text:p>Caverna</text:p>
          </table:table-cell>
          <table:table-cell office:value-type="string">
            <text:p>Catumbela, Angola</text:p>
          </table:table-cell>
          <table:table-cell office:value-type="string">
            <text:p>933 845 755</text:p>
          </table:table-cell>
        </table:table-row>
        <table:table-row table:style-name="ro1">
          <table:table-cell office:value-type="string">
            <text:p>Cecinas Garrote S.L.</text:p>
          </table:table-cell>
          <table:table-cell office:value-type="string">
            <text:p>Av. Madrid Coruńa, 233, 24700 Astorga, León, Spain</text:p>
          </table:table-cell>
          <table:table-cell office:value-type="string">
            <text:p>987 61 88 68</text:p>
          </table:table-cell>
        </table:table-row>
        <table:table-row table:style-name="ro1">
          <table:table-cell office:value-type="string">
            <text:p>Celeiro Angola</text:p>
          </table:table-cell>
          <table:table-cell office:value-type="string">
            <text:p>Av. Pedro de Castro Vandunem - Loy, Luanda, Angola</text:p>
          </table:table-cell>
          <table:table-cell office:value-type="string">
            <text:p>927 619 286</text:p>
          </table:table-cell>
        </table:table-row>
        <table:table-row table:style-name="ro1">
          <table:table-cell office:value-type="string">
            <text:p>Celeiros de Angola - Camama</text:p>
          </table:table-cell>
          <table:table-cell office:value-type="string">
            <text:p>37Q6+7F2, Luanda, Angola</text:p>
          </table:table-cell>
          <table:table-cell office:value-type="string">
            <text:p>932 540 720</text:p>
          </table:table-cell>
        </table:table-row>
        <table:table-row table:style-name="ro1">
          <table:table-cell office:value-type="string">
            <text:p>Celeiros de Angola - Gamek</text:p>
          </table:table-cell>
          <table:table-cell office:value-type="string">
            <text:p>4639+6V2, Luanda, Angola</text:p>
          </table:table-cell>
          <table:table-cell office:value-type="string">
            <text:p>993 933 730</text:p>
          </table:table-cell>
        </table:table-row>
        <table:table-row table:style-name="ro1">
          <table:table-cell office:value-type="string">
            <text:p>Celeiros de Angola - Kikolo</text:p>
          </table:table-cell>
          <table:table-cell office:value-type="string">
            <text:p>Luanda, Cacuaco, Angola</text:p>
          </table:table-cell>
          <table:table-cell office:value-type="string">
            <text:p>932 540 720</text:p>
          </table:table-cell>
        </table:table-row>
        <table:table-row table:style-name="ro1">
          <table:table-cell office:value-type="string">
            <text:p>Celeiros de Angola - Nova Vida (SEDE)</text:p>
          </table:table-cell>
          <table:table-cell office:value-type="string">
            <text:p>Luanda, Angola</text:p>
          </table:table-cell>
          <table:table-cell office:value-type="string">
            <text:p>932 540 720</text:p>
          </table:table-cell>
        </table:table-row>
        <table:table-row table:style-name="ro1">
          <table:table-cell office:value-type="string">
            <text:p>Celeiros de Angola - Patriota</text:p>
          </table:table-cell>
          <table:table-cell office:value-type="string">
            <text:p>Rua direita do Patriota, sentido, Casa dos Frescos, Luanda, Angola</text:p>
          </table:table-cell>
          <table:table-cell office:value-type="string">
            <text:p>929 690 563</text:p>
          </table:table-cell>
        </table:table-row>
        <table:table-row table:style-name="ro1">
          <table:table-cell office:value-type="string">
            <text:p>Celeiros de Angola - São Paulo</text:p>
          </table:table-cell>
          <table:table-cell office:value-type="string">
            <text:p>R. Ndunduma 286, Luanda, Angola</text:p>
          </table:table-cell>
          <table:table-cell office:value-type="string">
            <text:p>998 209 147</text:p>
          </table:table-cell>
        </table:table-row>
        <table:table-row table:style-name="ro1">
          <table:table-cell office:value-type="string">
            <text:p>Celeiros de Angola - Viana</text:p>
          </table:table-cell>
          <table:table-cell office:value-type="string">
            <text:p>39MF+P2, Luanda, Angola</text:p>
          </table:table-cell>
          <table:table-cell office:value-type="string">
            <text:p>932 540 208</text:p>
          </table:table-cell>
        </table:table-row>
        <table:table-row table:style-name="ro1">
          <table:table-cell office:value-type="string">
            <text:p>Celso cafe</text:p>
          </table:table-cell>
          <table:table-cell office:value-type="string">
            <text:p>PW54+FQ4, N'dalatando, Angola</text:p>
          </table:table-cell>
          <table:table-cell office:value-type="string">
            <text:p>941 131 351</text:p>
          </table:table-cell>
        </table:table-row>
        <table:table-row table:style-name="ro1">
          <table:table-cell office:value-type="string">
            <text:p>Centro Automotivo HOMAZ AUTO Oficinas de Eletricidade Eletrónica e Mecanica</text:p>
          </table:table-cell>
          <table:table-cell office:value-type="string">
            <text:p>Luanda, Angola</text:p>
          </table:table-cell>
          <table:table-cell office:value-type="string">
            <text:p>923 410 009</text:p>
          </table:table-cell>
        </table:table-row>
        <table:table-row table:style-name="ro1">
          <table:table-cell office:value-type="string">
            <text:p>Centro de Medicina Natural Emanuel</text:p>
          </table:table-cell>
          <table:table-cell office:value-type="string">
            <text:p>CCG3+FPH, R. Pedro Nunes, Benguela, Angola</text:p>
          </table:table-cell>
          <table:table-cell office:value-type="string">
            <text:p>993 394 980</text:p>
          </table:table-cell>
        </table:table-row>
        <table:table-row table:style-name="ro1">
          <table:table-cell office:value-type="string">
            <text:p>Centro Médico Ervanária Tchiwila</text:p>
          </table:table-cell>
          <table:table-cell office:value-type="string">
            <text:p>Bairro do São João, Huambo, Angola</text:p>
          </table:table-cell>
          <table:table-cell office:value-type="string">
            <text:p>946 686 185</text:p>
          </table:table-cell>
        </table:table-row>
        <table:table-row table:style-name="ro1">
          <table:table-cell office:value-type="string">
            <text:p>Cesa Chocolates - Feitos para pessoas especiais - Entregas em Luanda</text:p>
          </table:table-cell>
          <table:table-cell office:value-type="string">
            <text:p>R. Jaime Cortesão, Luanda, Angola</text:p>
          </table:table-cell>
          <table:table-cell office:value-type="string">
            <text:p>933 979 698</text:p>
          </table:table-cell>
        </table:table-row>
        <table:table-row table:style-name="ro1">
          <table:table-cell office:value-type="string">
            <text:p>Cesne-Cake</text:p>
          </table:table-cell>
          <table:table-cell office:value-type="string">
            <text:p>Bairro Cdte N'Zagi, Lubango, Angola</text:p>
          </table:table-cell>
          <table:table-cell office:value-type="string">
            <text:p>949 378 270</text:p>
          </table:table-cell>
        </table:table-row>
        <table:table-row table:style-name="ro1">
          <table:table-cell office:value-type="string">
            <text:p>Cestas com Amor</text:p>
          </table:table-cell>
          <table:table-cell office:value-type="string">
            <text:p>CC84+FGM, R. Dr 50, Benguela, Angola</text:p>
          </table:table-cell>
          <table:table-cell office:value-type="string">
            <text:p>923 262 675</text:p>
          </table:table-cell>
        </table:table-row>
        <table:table-row table:style-name="ro1">
          <table:table-cell office:value-type="string">
            <text:p>Chafariz</text:p>
          </table:table-cell>
          <table:table-cell office:value-type="string">
            <text:p>R. Cidade de Cabinda 4, 1800-080 Lisboa, Portugal</text:p>
          </table:table-cell>
          <table:table-cell office:value-type="string">
            <text:p>21 851 0770</text:p>
          </table:table-cell>
        </table:table-row>
        <table:table-row table:style-name="ro1">
          <table:table-cell office:value-type="string">
            <text:p>CHARME NATURA</text:p>
          </table:table-cell>
          <table:table-cell office:value-type="string">
            <text:p>Charme Natura, Rua da Rainha Ginga Nº 23, Kibabo Galerias de Luanda, Loja Nº 23, R. Rainha Ginga 23, Luanda, Angola</text:p>
          </table:table-cell>
          <table:table-cell office:value-type="string">
            <text:p>938 341 440</text:p>
          </table:table-cell>
        </table:table-row>
        <table:table-row table:style-name="ro1">
          <table:table-cell office:value-type="string">
            <text:p>Chevron</text:p>
          </table:table-cell>
          <table:table-cell office:value-type="string">
            <text:p>Cabinda, Angola</text:p>
          </table:table-cell>
          <table:table-cell office:value-type="string">
            <text:p>922 044 418</text:p>
          </table:table-cell>
        </table:table-row>
        <table:table-row table:style-name="ro1">
          <table:table-cell office:value-type="string">
            <text:p>Chez Moi. | Croissanteria</text:p>
          </table:table-cell>
          <table:table-cell office:value-type="string">
            <text:p>R. Kwame Nkrumah, Luanda, Angola</text:p>
          </table:table-cell>
          <table:table-cell office:value-type="string">
            <text:p>940 318 961</text:p>
          </table:table-cell>
        </table:table-row>
        <table:table-row table:style-name="ro1">
          <table:table-cell office:value-type="string">
            <text:p>Choco &amp; Nut Luanda</text:p>
          </table:table-cell>
          <table:table-cell office:value-type="string">
            <text:p>Xyami Shopping Kilamba - Rua Imperial Santana Kilamba, Luanda, Angola</text:p>
          </table:table-cell>
          <table:table-cell office:value-type="string">
            <text:p>941 937 190</text:p>
          </table:table-cell>
        </table:table-row>
        <table:table-row table:style-name="ro1">
          <table:table-cell office:value-type="string">
            <text:p>Chocolate Sarayi Luanda</text:p>
          </table:table-cell>
          <table:table-cell office:value-type="string">
            <text:p>Av. 21 de Janeiro, Luanda, Angola</text:p>
          </table:table-cell>
          <table:table-cell office:value-type="string">
            <text:p>923 876 030</text:p>
          </table:table-cell>
        </table:table-row>
        <table:table-row table:style-name="ro1">
          <table:table-cell office:value-type="string">
            <text:p>CHUCRANI PADARIA E PASTELARIA</text:p>
          </table:table-cell>
          <table:table-cell office:value-type="string">
            <text:p>ZANGO 4 RUA DA DIRA CASA Nº02, 185D, Angola</text:p>
          </table:table-cell>
          <table:table-cell office:value-type="string">
            <text:p>949 171 310</text:p>
          </table:table-cell>
        </table:table-row>
        <table:table-row table:style-name="ro1">
          <table:table-cell office:value-type="string">
            <text:p>Chuvas de Sabor</text:p>
          </table:table-cell>
          <table:table-cell office:value-type="string">
            <text:p>XCQ6+F52, Zango, Angola</text:p>
          </table:table-cell>
          <table:table-cell office:value-type="string">
            <text:p>944 749 553</text:p>
          </table:table-cell>
        </table:table-row>
        <table:table-row table:style-name="ro1">
          <table:table-cell office:value-type="string">
            <text:p>Cione Oils Industrial Company of the Northeast</text:p>
          </table:table-cell>
          <table:table-cell office:value-type="string">
            <text:p>Rua Professor Leite Gondim, 190 - Padre Andrade, Fortaleza - CE, 60360-428, Brazil</text:p>
          </table:table-cell>
          <table:table-cell office:value-type="string">
            <text:p>(85) 3311-6868</text:p>
          </table:table-cell>
        </table:table-row>
        <table:table-row table:style-name="ro1">
          <table:table-cell office:value-type="string">
            <text:p>Claudio Jesus</text:p>
          </table:table-cell>
          <table:table-cell office:value-type="string">
            <text:p>35WX+677, Via CS1, Luanda, Angola</text:p>
          </table:table-cell>
          <table:table-cell office:value-type="string">
            <text:p>222 460 393</text:p>
          </table:table-cell>
        </table:table-row>
        <table:table-row table:style-name="ro1">
          <table:table-cell office:value-type="string">
            <text:p>Clínica das Motas</text:p>
          </table:table-cell>
          <table:table-cell office:value-type="string">
            <text:p>Huila Lubango Tchioco, 3GJJ+HR5, Lubango, Angola</text:p>
          </table:table-cell>
          <table:table-cell office:value-type="string">
            <text:p>936 345 839</text:p>
          </table:table-cell>
        </table:table-row>
        <table:table-row table:style-name="ro1">
          <table:table-cell office:value-type="string">
            <text:p>Clinica Natura - Benguela</text:p>
          </table:table-cell>
          <table:table-cell office:value-type="string">
            <text:p>R. António José de Almeida, Benguela, Angola</text:p>
          </table:table-cell>
          <table:table-cell office:value-type="string">
            <text:p>927 907 222</text:p>
          </table:table-cell>
        </table:table-row>
        <table:table-row table:style-name="ro1">
          <table:table-cell office:value-type="string">
            <text:p>Clínica Naturmed</text:p>
          </table:table-cell>
          <table:table-cell office:value-type="string">
            <text:p>R. 11 de Novembro, Luanda, Angola</text:p>
          </table:table-cell>
          <table:table-cell office:value-type="string">
            <text:p>924 415 433</text:p>
          </table:table-cell>
        </table:table-row>
        <table:table-row table:style-name="ro1">
          <table:table-cell office:value-type="string">
            <text:p>Colégio Caju</text:p>
          </table:table-cell>
          <table:table-cell office:value-type="string">
            <text:p>35G8+CPG Condomínio Caju, Luanda, Angola</text:p>
          </table:table-cell>
          <table:table-cell office:value-type="string">
            <text:p>991 905 550</text:p>
          </table:table-cell>
        </table:table-row>
        <table:table-row table:style-name="ro1">
          <table:table-cell office:value-type="string">
            <text:p>Colégio Crystal Talatona</text:p>
          </table:table-cell>
          <table:table-cell office:value-type="string">
            <text:p>Unnamed Road, Belas, Belas, Angola</text:p>
          </table:table-cell>
          <table:table-cell office:value-type="string">
            <text:p>938 607 800</text:p>
          </table:table-cell>
        </table:table-row>
        <table:table-row table:style-name="ro1">
          <table:table-cell office:value-type="string">
            <text:p>Condomínio Cajú</text:p>
          </table:table-cell>
          <table:table-cell office:value-type="string">
            <text:p>Luanda, Angola</text:p>
          </table:table-cell>
          <table:table-cell office:value-type="string">
            <text:p>928 098 687</text:p>
          </table:table-cell>
        </table:table-row>
        <table:table-row table:style-name="ro1">
          <table:table-cell office:value-type="string">
            <text:p>Confeitaria cicedn</text:p>
          </table:table-cell>
          <table:table-cell office:value-type="string">
            <text:p>J3X9+2X8, Waku Kungo, Angola</text:p>
          </table:table-cell>
          <table:table-cell office:value-type="string">
            <text:p>929 277 675</text:p>
          </table:table-cell>
        </table:table-row>
        <table:table-row table:style-name="ro1">
          <table:table-cell office:value-type="string">
            <text:p>Confeitaria GD</text:p>
          </table:table-cell>
          <table:table-cell office:value-type="string">
            <text:p>Luanda, Kilamba Kiaxi, golf 2, quintalão do petro, Luanda, Angola</text:p>
          </table:table-cell>
          <table:table-cell office:value-type="string">
            <text:p>927 006 343</text:p>
          </table:table-cell>
        </table:table-row>
        <table:table-row table:style-name="ro1">
          <table:table-cell office:value-type="string">
            <text:p>Confeitaria LUANDA</text:p>
          </table:table-cell>
          <table:table-cell office:value-type="string">
            <text:p>R. Óscar da Silva 1021, 4450-749 Leça da Palmeira, Portugal</text:p>
          </table:table-cell>
          <table:table-cell office:value-type="string">
            <text:p>22 995 5132</text:p>
          </table:table-cell>
        </table:table-row>
        <table:table-row table:style-name="ro1">
          <table:table-cell office:value-type="string">
            <text:p>CONSPOINT COMÉRCIO, INDÚSTRIA E PRETAÇAO DE SERVIÇOS, (SU), LDA</text:p>
          </table:table-cell>
          <table:table-cell office:value-type="string">
            <text:p>Bairro do Caquelewa - Calumenhe, Huambo, Angola</text:p>
          </table:table-cell>
          <table:table-cell office:value-type="string">
            <text:p>924 677 766</text:p>
          </table:table-cell>
        </table:table-row>
        <table:table-row table:style-name="ro1">
          <table:table-cell office:value-type="string">
            <text:p>Consultorio de Medicina Natural VIDA NOVA Raimundo LDA</text:p>
          </table:table-cell>
          <table:table-cell office:value-type="string">
            <text:p>Av. Cmte. Kassanji, Benguela, Angola</text:p>
          </table:table-cell>
          <table:table-cell office:value-type="string">
            <text:p>938 501 480</text:p>
          </table:table-cell>
        </table:table-row>
        <table:table-row table:style-name="ro1">
          <table:table-cell office:value-type="string">
            <text:p>CRISTAL ARCO-ÍRIS</text:p>
          </table:table-cell>
          <table:table-cell office:value-type="string">
            <text:p>N'dalatando, Angola</text:p>
          </table:table-cell>
          <table:table-cell office:value-type="string">
            <text:p>923 034 705</text:p>
          </table:table-cell>
        </table:table-row>
        <table:table-row table:style-name="ro1">
          <table:table-cell office:value-type="string">
            <text:p>Cristal Club de Unhas</text:p>
          </table:table-cell>
          <table:table-cell office:value-type="string">
            <text:p>Rua B Travessa 9 Futungo, Belas, Angola</text:p>
          </table:table-cell>
          <table:table-cell office:value-type="string">
            <text:p>991 000 030</text:p>
          </table:table-cell>
        </table:table-row>
        <table:table-row table:style-name="ro1">
          <table:table-cell office:value-type="string">
            <text:p>Cristal LDA</text:p>
          </table:table-cell>
          <table:table-cell office:value-type="string">
            <text:p>56PJ+43M, Luanda, Angola</text:p>
          </table:table-cell>
          <table:table-cell office:value-type="string">
            <text:p>945 588 929</text:p>
          </table:table-cell>
        </table:table-row>
        <table:table-row table:style-name="ro1">
          <table:table-cell office:value-type="string">
            <text:p>Cristal Terrace</text:p>
          </table:table-cell>
          <table:table-cell office:value-type="string">
            <text:p>35VX+4QH, Via S15, Belas, Angola</text:p>
          </table:table-cell>
          <table:table-cell office:value-type="string">
            <text:p>941 128 112</text:p>
          </table:table-cell>
        </table:table-row>
        <table:table-row table:style-name="ro1">
          <table:table-cell office:value-type="string">
            <text:p>Dª. AURORA - Pastelaria (Salgados)</text:p>
          </table:table-cell>
          <table:table-cell office:value-type="string">
            <text:p>56JV+V9X predio- nr... , Maculusso, R. Frederico Welwitsch, Luanda, Angola</text:p>
          </table:table-cell>
          <table:table-cell office:value-type="string">
            <text:p>923 322 555</text:p>
          </table:table-cell>
        </table:table-row>
        <table:table-row table:style-name="ro1">
          <table:table-cell office:value-type="string">
            <text:p>DC Doces &amp; Salgados</text:p>
          </table:table-cell>
          <table:table-cell office:value-type="string">
            <text:p>Simindele Terra Nova, Cabinda, Angola</text:p>
          </table:table-cell>
          <table:table-cell office:value-type="string">
            <text:p>949 068 054</text:p>
          </table:table-cell>
        </table:table-row>
        <table:table-row table:style-name="ro1">
          <table:table-cell office:value-type="string">
            <text:p>Delicadamente doce</text:p>
          </table:table-cell>
          <table:table-cell office:value-type="string">
            <text:p>Unnamed Road, Lubango, Angola</text:p>
          </table:table-cell>
          <table:table-cell office:value-type="string">
            <text:p>921 912 273</text:p>
          </table:table-cell>
        </table:table-row>
        <table:table-row table:style-name="ro1">
          <table:table-cell office:value-type="string">
            <text:p>Delicias da Gu</text:p>
          </table:table-cell>
          <table:table-cell office:value-type="string">
            <text:p>Ilha de Luanda/chicala1, depois do quartel dos bombeiros Luanda-ilha, Luanda, Angola</text:p>
          </table:table-cell>
          <table:table-cell office:value-type="string">
            <text:p>932 183 307</text:p>
          </table:table-cell>
        </table:table-row>
        <table:table-row table:style-name="ro1">
          <table:table-cell office:value-type="string">
            <text:p>Delícias Da Madalena</text:p>
          </table:table-cell>
          <table:table-cell office:value-type="string">
            <text:p>Zona Financeira Do Patriota, Belas, Angola</text:p>
          </table:table-cell>
          <table:table-cell office:value-type="string">
            <text:p>924 650 863</text:p>
          </table:table-cell>
        </table:table-row>
        <table:table-row table:style-name="ro1">
          <table:table-cell office:value-type="string">
            <text:p>Delícias da miss Lu</text:p>
          </table:table-cell>
          <table:table-cell office:value-type="string">
            <text:p>Vila das acácias CRM/ perto a, igreja metodista com, Benguela, Angola</text:p>
          </table:table-cell>
          <table:table-cell office:value-type="string">
            <text:p>937 293 619</text:p>
          </table:table-cell>
        </table:table-row>
        <table:table-row table:style-name="ro1">
          <table:table-cell office:value-type="string">
            <text:p>Delícias da Yukania</text:p>
          </table:table-cell>
          <table:table-cell office:value-type="string">
            <text:p>3F9J+WPH, Lubango, Angola</text:p>
          </table:table-cell>
          <table:table-cell office:value-type="string">
            <text:p>941 200 012</text:p>
          </table:table-cell>
        </table:table-row>
        <table:table-row table:style-name="ro1">
          <table:table-cell office:value-type="string">
            <text:p>Delicias de Luanda</text:p>
          </table:table-cell>
          <table:table-cell office:value-type="string">
            <text:p>vila flor, Luanda, Angola</text:p>
          </table:table-cell>
          <table:table-cell office:value-type="string">
            <text:p>946 033 819</text:p>
          </table:table-cell>
        </table:table-row>
        <table:table-row table:style-name="ro1">
          <table:table-cell office:value-type="string">
            <text:p>Delicias De Paris</text:p>
          </table:table-cell>
          <table:table-cell office:value-type="string">
            <text:p>35FQ+5F8, Via R1, Luanda, Angola</text:p>
          </table:table-cell>
          <table:table-cell office:value-type="string">
            <text:p>929 750 500</text:p>
          </table:table-cell>
        </table:table-row>
        <table:table-row table:style-name="ro1">
          <table:table-cell office:value-type="string">
            <text:p>Delícias Martchilo</text:p>
          </table:table-cell>
          <table:table-cell office:value-type="string">
            <text:p>Benguela, Angola</text:p>
          </table:table-cell>
          <table:table-cell office:value-type="string">
            <text:p>950 943 633</text:p>
          </table:table-cell>
        </table:table-row>
        <table:table-row table:style-name="ro1">
          <table:table-cell office:value-type="string">
            <text:p>Delícias Maryland</text:p>
          </table:table-cell>
          <table:table-cell office:value-type="string">
            <text:p>Centralidade do Lossambo, Huambo, Angola</text:p>
          </table:table-cell>
          <table:table-cell office:value-type="string">
            <text:p>928 013 013</text:p>
          </table:table-cell>
        </table:table-row>
        <table:table-row table:style-name="ro1">
          <table:table-cell office:value-type="string">
            <text:p>Deliciasdayana</text:p>
          </table:table-cell>
          <table:table-cell office:value-type="string">
            <text:p>São Paulo, Luanda, Angola</text:p>
          </table:table-cell>
          <table:table-cell office:value-type="string">
            <text:p>934 126 368</text:p>
          </table:table-cell>
        </table:table-row>
        <table:table-row table:style-name="ro1">
          <table:table-cell office:value-type="string">
            <text:p>Deposito de Gas</text:p>
          </table:table-cell>
          <table:table-cell office:value-type="string">
            <text:p>F6FR+39P, Cabinda, Angola</text:p>
          </table:table-cell>
          <table:table-cell office:value-type="string">
            <text:p>949 076 217</text:p>
          </table:table-cell>
        </table:table-row>
        <table:table-row table:style-name="ro1">
          <table:table-cell office:value-type="string">
            <text:p>Depósito de Medicamentos HCF</text:p>
          </table:table-cell>
          <table:table-cell office:value-type="string">
            <text:p>3FGV+HH8, Lubango, Angola</text:p>
          </table:table-cell>
          <table:table-cell office:value-type="string">
            <text:p>946 803 990</text:p>
          </table:table-cell>
        </table:table-row>
        <table:table-row table:style-name="ro1">
          <table:table-cell office:value-type="string">
            <text:p>Deskontão</text:p>
          </table:table-cell>
          <table:table-cell office:value-type="string">
            <text:p>Casa S/N Fubu, junto ao, 36MH+HC3 Deskontão, Luanda, Angola</text:p>
          </table:table-cell>
          <table:table-cell office:value-type="string">
            <text:p>227 280 434</text:p>
          </table:table-cell>
        </table:table-row>
        <table:table-row table:style-name="ro1">
          <table:table-cell office:value-type="string">
            <text:p>Dinaco Cabinda - Loja Cabassango</text:p>
          </table:table-cell>
          <table:table-cell office:value-type="string">
            <text:p>Cabassango, Cabinda, Angola</text:p>
          </table:table-cell>
          <table:table-cell office:value-type="string">
            <text:p>928 779 799</text:p>
          </table:table-cell>
        </table:table-row>
        <table:table-row table:style-name="ro1">
          <table:table-cell office:value-type="string">
            <text:p>Dinaco Cabinda - Loja Lombo-Lombo</text:p>
          </table:table-cell>
          <table:table-cell office:value-type="string">
            <text:p>Bairro Lombo-Lombo, R. do Comércio, Cabinda, Angola</text:p>
          </table:table-cell>
          <table:table-cell office:value-type="string">
            <text:p>928 779 799</text:p>
          </table:table-cell>
        </table:table-row>
        <table:table-row table:style-name="ro1">
          <table:table-cell office:value-type="string">
            <text:p>Direcções Provinciais Governo do Huambo</text:p>
          </table:table-cell>
          <table:table-cell office:value-type="string">
            <text:p>6PFP+333, Huambo, Angola</text:p>
          </table:table-cell>
          <table:table-cell office:value-type="string">
            <text:p>946 395 116</text:p>
          </table:table-cell>
        </table:table-row>
        <table:table-row table:style-name="ro1">
          <table:table-cell office:value-type="string">
            <text:p>Doce Requinte</text:p>
          </table:table-cell>
          <table:table-cell office:value-type="string">
            <text:p>CC94+992, Benguela, Angola</text:p>
          </table:table-cell>
          <table:table-cell office:value-type="string">
            <text:p>923 637 462</text:p>
          </table:table-cell>
        </table:table-row>
        <table:table-row table:style-name="ro1">
          <table:table-cell office:value-type="string">
            <text:p>Doces da Lara</text:p>
          </table:table-cell>
          <table:table-cell office:value-type="string">
            <text:p>Lubango, Angola</text:p>
          </table:table-cell>
          <table:table-cell office:value-type="string">
            <text:p>927 320 032</text:p>
          </table:table-cell>
        </table:table-row>
        <table:table-row table:style-name="ro1">
          <table:table-cell office:value-type="string">
            <text:p>Doces De Mello</text:p>
          </table:table-cell>
          <table:table-cell office:value-type="string">
            <text:p>Luanda, Angola</text:p>
          </table:table-cell>
          <table:table-cell office:value-type="string">
            <text:p>995 185 125</text:p>
          </table:table-cell>
        </table:table-row>
        <table:table-row table:style-name="ro1">
          <table:table-cell office:value-type="string">
            <text:p>Doces Ribeirinha</text:p>
          </table:table-cell>
          <table:table-cell office:value-type="string">
            <text:p>Cabinda Bairro Smindel Ao lado do Lulu no condomínio da aft, C7X2+2C6, Cabinda, Angola</text:p>
          </table:table-cell>
          <table:table-cell office:value-type="string">
            <text:p>931 300 110</text:p>
          </table:table-cell>
        </table:table-row>
        <table:table-row table:style-name="ro1">
          <table:table-cell office:value-type="string">
            <text:p>Dopósito de Medicamentos HFCV</text:p>
          </table:table-cell>
          <table:table-cell office:value-type="string">
            <text:p>6RFH+3F4, Huambo, Angola</text:p>
          </table:table-cell>
          <table:table-cell office:value-type="string">
            <text:p>921 421 438</text:p>
          </table:table-cell>
        </table:table-row>
        <table:table-row table:style-name="ro1">
          <table:table-cell office:value-type="string">
            <text:p>Dra. Delícias</text:p>
          </table:table-cell>
          <table:table-cell office:value-type="string">
            <text:p>Luanda, Angola</text:p>
          </table:table-cell>
          <table:table-cell office:value-type="string">
            <text:p>922 616 161</text:p>
          </table:table-cell>
        </table:table-row>
        <table:table-row table:style-name="ro1">
          <table:table-cell office:value-type="string">
            <text:p>Dukan</text:p>
          </table:table-cell>
          <table:table-cell office:value-type="string">
            <text:p>Largo do Ambiente, Luanda, Angola</text:p>
          </table:table-cell>
          <table:table-cell office:value-type="string">
            <text:p>932 825 283</text:p>
          </table:table-cell>
        </table:table-row>
        <table:table-row table:style-name="ro1">
          <table:table-cell office:value-type="string">
            <text:p>ECOINDUSTRY Cabinda</text:p>
          </table:table-cell>
          <table:table-cell office:value-type="string">
            <text:p>Bairro Lombo-Lombo, R. do Comércio, Cabinda, Angola</text:p>
          </table:table-cell>
          <table:table-cell office:value-type="string">
            <text:p>943 375 187</text:p>
          </table:table-cell>
        </table:table-row>
        <table:table-row table:style-name="ro1">
          <table:table-cell office:value-type="string">
            <text:p>EJAFIL VENDA DE GÁS NATURAL</text:p>
          </table:table-cell>
          <table:table-cell office:value-type="string">
            <text:p>Estrada Principal da bomba baixa Ao lado do, Bem Barato, Huambo, Angola</text:p>
          </table:table-cell>
          <table:table-cell office:value-type="string">
            <text:p>923 904 980</text:p>
          </table:table-cell>
        </table:table-row>
        <table:table-row table:style-name="ro1">
          <table:table-cell office:value-type="string">
            <text:p>EKFM - Frutas e Legumes (Loja Calomanga)</text:p>
          </table:table-cell>
          <table:table-cell office:value-type="string">
            <text:p>Bairro da Calomanga, Benguela, Angola</text:p>
          </table:table-cell>
          <table:table-cell office:value-type="string">
            <text:p>940 747 574</text:p>
          </table:table-cell>
        </table:table-row>
        <table:table-row table:style-name="ro1">
          <table:table-cell office:value-type="string">
            <text:p>Electro-África Lda - Grupo CANAS</text:p>
          </table:table-cell>
          <table:table-cell office:value-type="string">
            <text:p>R. Dr 50, Benguela, Angola</text:p>
          </table:table-cell>
          <table:table-cell office:value-type="string">
            <text:p>272 232 605</text:p>
          </table:table-cell>
        </table:table-row>
        <table:table-row table:style-name="ro1">
          <table:table-cell office:value-type="string">
            <text:p>Estofados em Ndalatando</text:p>
          </table:table-cell>
          <table:table-cell office:value-type="string">
            <text:p>MWX7+JH4, N'dalatando, Angola</text:p>
          </table:table-cell>
          <table:table-cell office:value-type="string">
            <text:p>924 583 798</text:p>
          </table:table-cell>
        </table:table-row>
        <table:table-row table:style-name="ro1">
          <table:table-cell office:value-type="string">
            <text:p>Eu.D.B Comercio Geral Sul L.da</text:p>
          </table:table-cell>
          <table:table-cell office:value-type="string">
            <text:p>Kwanza Luanda, Cacuaco, Angola</text:p>
          </table:table-cell>
          <table:table-cell office:value-type="string">
            <text:p>927 371 636</text:p>
          </table:table-cell>
        </table:table-row>
        <table:table-row table:style-name="ro1">
          <table:table-cell office:value-type="string">
            <text:p>Expresso</text:p>
          </table:table-cell>
          <table:table-cell office:value-type="string">
            <text:p>Benguela, Angola</text:p>
          </table:table-cell>
          <table:table-cell office:value-type="string">
            <text:p>945 779 035</text:p>
          </table:table-cell>
        </table:table-row>
        <table:table-row table:style-name="ro1">
          <table:table-cell office:value-type="string">
            <text:p>FABRICA DE CIMENTO DO KWANZA SUL</text:p>
          </table:table-cell>
          <table:table-cell office:value-type="string">
            <text:p>XW5R+738, Ngangula, Angola</text:p>
          </table:table-cell>
          <table:table-cell office:value-type="string">
            <text:p>929 667 313</text:p>
          </table:table-cell>
        </table:table-row>
        <table:table-row table:style-name="ro1">
          <table:table-cell office:value-type="string">
            <text:p>Farmácia e Pastelaria Lizando, Lda</text:p>
          </table:table-cell>
          <table:table-cell office:value-type="string">
            <text:p>Bairro Chibodo, Urbanizaçao 4 de Abril, Cabinda, Angola</text:p>
          </table:table-cell>
          <table:table-cell office:value-type="string">
            <text:p>925 202 162</text:p>
          </table:table-cell>
        </table:table-row>
        <table:table-row table:style-name="ro1">
          <table:table-cell office:value-type="string">
            <text:p>Farmácia Jandira E Irmãos</text:p>
          </table:table-cell>
          <table:table-cell office:value-type="string">
            <text:p>CCG4+429, R. Dr. João Omelas, Benguela, Angola</text:p>
          </table:table-cell>
          <table:table-cell office:value-type="string">
            <text:p>941 873 137</text:p>
          </table:table-cell>
        </table:table-row>
        <table:table-row table:style-name="ro1">
          <table:table-cell office:value-type="string">
            <text:p>Farmácia Sagrada Esperança</text:p>
          </table:table-cell>
          <table:table-cell office:value-type="string">
            <text:p>CCF4+4JV, Benguela, Angola</text:p>
          </table:table-cell>
          <table:table-cell office:value-type="string">
            <text:p>944 891 253</text:p>
          </table:table-cell>
        </table:table-row>
        <table:table-row table:style-name="ro1">
          <table:table-cell office:value-type="string">
            <text:p>Fazenda Boaventurança</text:p>
          </table:table-cell>
          <table:table-cell office:value-type="string">
            <text:p>QVV5+RP9, Sumbe, Angola</text:p>
          </table:table-cell>
          <table:table-cell office:value-type="string">
            <text:p>226 213 364</text:p>
          </table:table-cell>
        </table:table-row>
        <table:table-row table:style-name="ro1">
          <table:table-cell office:value-type="string">
            <text:p>Fefé Gourmet</text:p>
          </table:table-cell>
          <table:table-cell office:value-type="string">
            <text:p>Lubango - Mapunda, Sonagalp, Casa nº 3, Lubango, Angola</text:p>
          </table:table-cell>
          <table:table-cell office:value-type="string">
            <text:p>947 376 669</text:p>
          </table:table-cell>
        </table:table-row>
        <table:table-row table:style-name="ro1">
          <table:table-cell office:value-type="string">
            <text:p>Fénix</text:p>
          </table:table-cell>
          <table:table-cell office:value-type="string">
            <text:p>56PJ+43M, Luanda, Angola</text:p>
          </table:table-cell>
          <table:table-cell office:value-type="string">
            <text:p>941 515 098</text:p>
          </table:table-cell>
        </table:table-row>
        <table:table-row table:style-name="ro1">
          <table:table-cell office:value-type="string">
            <text:p>FERPLAS - HUAMBO - SEDE</text:p>
          </table:table-cell>
          <table:table-cell office:value-type="string">
            <text:p>6QR3+88C, Huambo, Angola</text:p>
          </table:table-cell>
          <table:table-cell office:value-type="string">
            <text:p>924 487 055</text:p>
          </table:table-cell>
        </table:table-row>
        <table:table-row table:style-name="ro1">
          <table:table-cell office:value-type="string">
            <text:p>Fertiangola loja Huambo</text:p>
          </table:table-cell>
          <table:table-cell office:value-type="string">
            <text:p>Huambo, Angola</text:p>
          </table:table-cell>
          <table:table-cell office:value-type="string">
            <text:p>943 245 534</text:p>
          </table:table-cell>
        </table:table-row>
        <table:table-row table:style-name="ro1">
          <table:table-cell office:value-type="string">
            <text:p>Fertiangola Lubango</text:p>
          </table:table-cell>
          <table:table-cell office:value-type="string">
            <text:p>2612, Serviços e venda de material informatico, R. Deolinda Rodrigues, Lubango, Angola</text:p>
          </table:table-cell>
          <table:table-cell office:value-type="string">
            <text:p>947 863 750</text:p>
          </table:table-cell>
        </table:table-row>
        <table:table-row table:style-name="ro1">
          <table:table-cell office:value-type="string">
            <text:p>FERTISEME - Fertilizantes e Sementes</text:p>
          </table:table-cell>
          <table:table-cell office:value-type="string">
            <text:p>3FMX+VMM, Lubango, Angola</text:p>
          </table:table-cell>
          <table:table-cell office:value-type="string">
            <text:p>927 861 846</text:p>
          </table:table-cell>
        </table:table-row>
        <table:table-row table:style-name="ro1">
          <table:table-cell office:value-type="string">
            <text:p>FILDUL</text:p>
          </table:table-cell>
          <table:table-cell office:value-type="string">
            <text:p>457P+CQM, Luanda, Angola</text:p>
          </table:table-cell>
          <table:table-cell office:value-type="string">
            <text:p>923 312 295</text:p>
          </table:table-cell>
        </table:table-row>
        <table:table-row table:style-name="ro1">
          <table:table-cell office:value-type="string">
            <text:p>Fonseca &amp; Brother, SARL</text:p>
          </table:table-cell>
          <table:table-cell office:value-type="string">
            <text:p>199 203,, Av. Aires de Almeida Santos, Benguela, Angola</text:p>
          </table:table-cell>
          <table:table-cell office:value-type="string">
            <text:p>272 232 338</text:p>
          </table:table-cell>
        </table:table-row>
        <table:table-row table:style-name="ro1">
          <table:table-cell office:value-type="string">
            <text:p>FOOD &amp; GÁS - Comércio de Combustíveis &amp; Serviços de Restauração, Lda</text:p>
          </table:table-cell>
          <table:table-cell office:value-type="string">
            <text:p>Avenida da Independência Rua 5, Huambo, Angola</text:p>
          </table:table-cell>
          <table:table-cell office:value-type="string">
            <text:p>931 913 832</text:p>
          </table:table-cell>
        </table:table-row>
        <table:table-row table:style-name="ro1">
          <table:table-cell office:value-type="string">
            <text:p>Fragas</text:p>
          </table:table-cell>
          <table:table-cell office:value-type="string">
            <text:p>3FPX+9QG, Av. 4 de Fevereiro, Lubango, Angola</text:p>
          </table:table-cell>
          <table:table-cell office:value-type="string">
            <text:p>923 888 834</text:p>
          </table:table-cell>
        </table:table-row>
        <table:table-row table:style-name="ro1">
          <table:table-cell office:value-type="string">
            <text:p>Frescos da Nossa Terra</text:p>
          </table:table-cell>
          <table:table-cell office:value-type="string">
            <text:p>3FPX+3HW, R. 1 de Agosto, Lubango, Angola</text:p>
          </table:table-cell>
          <table:table-cell office:value-type="string">
            <text:p>921 644 040</text:p>
          </table:table-cell>
        </table:table-row>
        <table:table-row table:style-name="ro1">
          <table:table-cell office:value-type="string">
            <text:p>Fresmart Express Lubango</text:p>
          </table:table-cell>
          <table:table-cell office:value-type="string">
            <text:p>3GF3+XFC, Lubango, Angola</text:p>
          </table:table-cell>
          <table:table-cell office:value-type="string">
            <text:p>940 198 763</text:p>
          </table:table-cell>
        </table:table-row>
        <table:table-row table:style-name="ro1">
          <table:table-cell office:value-type="string">
            <text:p>Fripan Limitada</text:p>
          </table:table-cell>
          <table:table-cell office:value-type="string">
            <text:p>Rua General Faria Leal n 26, Benguela, Angola</text:p>
          </table:table-cell>
          <table:table-cell office:value-type="string">
            <text:p>935 151 322</text:p>
          </table:table-cell>
        </table:table-row>
        <table:table-row table:style-name="ro1">
          <table:table-cell office:value-type="string">
            <text:p>FRIWES Lda - Padaria &amp; Pastelaria</text:p>
          </table:table-cell>
          <table:table-cell office:value-type="string">
            <text:p>Rua João Paulo II, Luanda, Angola</text:p>
          </table:table-cell>
          <table:table-cell office:value-type="string">
            <text:p>922 650 605</text:p>
          </table:table-cell>
        </table:table-row>
        <table:table-row table:style-name="ro1">
          <table:table-cell office:value-type="string">
            <text:p>Fronext Comercio Geral SU LDA - Huambo - Loja de Material de Construção</text:p>
          </table:table-cell>
          <table:table-cell office:value-type="string">
            <text:p>6MPW+CF, Huambo, Angola</text:p>
          </table:table-cell>
          <table:table-cell office:value-type="string">
            <text:p>935 435 508</text:p>
          </table:table-cell>
        </table:table-row>
        <table:table-row table:style-name="ro1">
          <table:table-cell office:value-type="string">
            <text:p>frutaria e Lá Casa de Sumos Naturais</text:p>
          </table:table-cell>
          <table:table-cell office:value-type="string">
            <text:p>Lubango, Angola</text:p>
          </table:table-cell>
          <table:table-cell office:value-type="string">
            <text:p>948 894 570</text:p>
          </table:table-cell>
        </table:table-row>
        <table:table-row table:style-name="ro1">
          <table:table-cell office:value-type="string">
            <text:p>Garden of Culture</text:p>
          </table:table-cell>
          <table:table-cell office:value-type="string">
            <text:p>Cidade Alta, Huambo, Angola</text:p>
          </table:table-cell>
          <table:table-cell office:value-type="string">
            <text:p>937 171 856</text:p>
          </table:table-cell>
        </table:table-row>
        <table:table-row table:style-name="ro1">
          <table:table-cell office:value-type="string">
            <text:p>GASOSA AUTO AGRO LUBANGO</text:p>
          </table:table-cell>
          <table:table-cell office:value-type="string">
            <text:p>3FJR+QX6, Rua Anibal de Melo, Lubango, Angola</text:p>
          </table:table-cell>
          <table:table-cell office:value-type="string">
            <text:p>928 431 414</text:p>
          </table:table-cell>
        </table:table-row>
        <table:table-row table:style-name="ro1">
          <table:table-cell office:value-type="string">
            <text:p>Geladaria 3M Bairro São João</text:p>
          </table:table-cell>
          <table:table-cell office:value-type="string">
            <text:p>Huambo 123, Huambo, Angola</text:p>
          </table:table-cell>
          <table:table-cell office:value-type="string">
            <text:p>934 461 546</text:p>
          </table:table-cell>
        </table:table-row>
        <table:table-row table:style-name="ro1">
          <table:table-cell office:value-type="string">
            <text:p>GELADARIA 3M DEOLINDA RODRIGUES</text:p>
          </table:table-cell>
          <table:table-cell office:value-type="string">
            <text:p>Huambo, Angola</text:p>
          </table:table-cell>
          <table:table-cell office:value-type="string">
            <text:p>928 982 170</text:p>
          </table:table-cell>
        </table:table-row>
        <table:table-row table:style-name="ro1">
          <table:table-cell office:value-type="string">
            <text:p>Geladaria Amore Baia Luanda</text:p>
          </table:table-cell>
          <table:table-cell office:value-type="string">
            <text:p>Baía de Luanda, Av. 4 de Fevereiro, Luanda, Angola</text:p>
          </table:table-cell>
          <table:table-cell office:value-type="string">
            <text:p>925 607 677</text:p>
          </table:table-cell>
        </table:table-row>
        <table:table-row table:style-name="ro1">
          <table:table-cell office:value-type="string">
            <text:p>Geladaria Amore Talatona</text:p>
          </table:table-cell>
          <table:table-cell office:value-type="string">
            <text:p>Via C3, Shopping Atlantic Business, loja 23, Av. Talatona, Luanda, Angola</text:p>
          </table:table-cell>
          <table:table-cell office:value-type="string">
            <text:p>933 343 659</text:p>
          </table:table-cell>
        </table:table-row>
        <table:table-row table:style-name="ro1">
          <table:table-cell office:value-type="string">
            <text:p>Geladaria Buonissimo</text:p>
          </table:table-cell>
          <table:table-cell office:value-type="string">
            <text:p>Dentro da loja Maxi Via Expressa Zango 0, Luanda, Angola</text:p>
          </table:table-cell>
          <table:table-cell office:value-type="string">
            <text:p>928 305 233</text:p>
          </table:table-cell>
        </table:table-row>
        <table:table-row table:style-name="ro1">
          <table:table-cell office:value-type="string">
            <text:p>Geladaria da Hora</text:p>
          </table:table-cell>
          <table:table-cell office:value-type="string">
            <text:p>Huambo, Angola</text:p>
          </table:table-cell>
          <table:table-cell office:value-type="string">
            <text:p>923 363 052</text:p>
          </table:table-cell>
        </table:table-row>
        <table:table-row table:style-name="ro1">
          <table:table-cell office:value-type="string">
            <text:p>Geladaria e cafeteria Quiwany</text:p>
          </table:table-cell>
          <table:table-cell office:value-type="string">
            <text:p>CC95+P7J, R. António José de Almeida, Benguela, Angola</text:p>
          </table:table-cell>
          <table:table-cell office:value-type="string">
            <text:p>943 308 080</text:p>
          </table:table-cell>
        </table:table-row>
        <table:table-row table:style-name="ro1">
          <table:table-cell office:value-type="string">
            <text:p>Geladaria Gelados Quivi</text:p>
          </table:table-cell>
          <table:table-cell office:value-type="string">
            <text:p>Kilamba, Angola</text:p>
          </table:table-cell>
          <table:table-cell office:value-type="string">
            <text:p>930 305 975</text:p>
          </table:table-cell>
        </table:table-row>
        <table:table-row table:style-name="ro1">
          <table:table-cell office:value-type="string">
            <text:p>GELADARIA ITALALA</text:p>
          </table:table-cell>
          <table:table-cell office:value-type="string">
            <text:p>Avenida Comandante Valodia nº69, Kinaxixi Luanga, Luanda, Angola</text:p>
          </table:table-cell>
          <table:table-cell office:value-type="string">
            <text:p>929 261 926</text:p>
          </table:table-cell>
        </table:table-row>
        <table:table-row table:style-name="ro1">
          <table:table-cell office:value-type="string">
            <text:p>Geladaria Mimoso</text:p>
          </table:table-cell>
          <table:table-cell office:value-type="string">
            <text:p>R. B6, Luanda, Angola</text:p>
          </table:table-cell>
          <table:table-cell office:value-type="string">
            <text:p>954 547 128</text:p>
          </table:table-cell>
        </table:table-row>
        <table:table-row table:style-name="ro1">
          <table:table-cell office:value-type="string">
            <text:p>Geladaria Sapori Nostri</text:p>
          </table:table-cell>
          <table:table-cell office:value-type="string">
            <text:p>3FJR+VG2, R. 1 de Agosto, Lubango, Angola</text:p>
          </table:table-cell>
          <table:table-cell office:value-type="string">
            <text:p>921 698 893</text:p>
          </table:table-cell>
        </table:table-row>
        <table:table-row table:style-name="ro1">
          <table:table-cell office:value-type="string">
            <text:p>Gelado NS</text:p>
          </table:table-cell>
          <table:table-cell office:value-type="string">
            <text:p>condomínio das acasias Q15, Camama, Luanda, Angola</text:p>
          </table:table-cell>
          <table:table-cell office:value-type="string">
            <text:p>946 790 538</text:p>
          </table:table-cell>
        </table:table-row>
        <table:table-row table:style-name="ro1">
          <table:table-cell office:value-type="string">
            <text:p>Gelimo Geladaria E Pastelaria</text:p>
          </table:table-cell>
          <table:table-cell office:value-type="string">
            <text:p>Edificio Maianga, R. Kwame Nkrumah nº31 - A, Luanda, Angola</text:p>
          </table:table-cell>
          <table:table-cell office:value-type="string">
            <text:p>946 171 142</text:p>
          </table:table-cell>
        </table:table-row>
        <table:table-row table:style-name="ro1">
          <table:table-cell office:value-type="string">
            <text:p>Globalway, Lda</text:p>
          </table:table-cell>
          <table:table-cell office:value-type="string">
            <text:p>Edifício Monumental, R. Maj. Kanhangulo 290, Luanda, Angola</text:p>
          </table:table-cell>
          <table:table-cell office:value-type="string">
            <text:p>921 990 345</text:p>
          </table:table-cell>
        </table:table-row>
        <table:table-row table:style-name="ro1">
          <table:table-cell office:value-type="string">
            <text:p>GMC-OFICINA</text:p>
          </table:table-cell>
          <table:table-cell office:value-type="string">
            <text:p>aeroporto albano machado, Huambo, lossambo, Angola</text:p>
          </table:table-cell>
          <table:table-cell office:value-type="string">
            <text:p>923 831 678</text:p>
          </table:table-cell>
        </table:table-row>
        <table:table-row table:style-name="ro1">
          <table:table-cell office:value-type="string">
            <text:p>GOHEMA COMERCIAL - LOJA</text:p>
          </table:table-cell>
          <table:table-cell office:value-type="string">
            <text:p>Ndalatando, Rua Direita, N'dalatando, Angola</text:p>
          </table:table-cell>
          <table:table-cell office:value-type="string">
            <text:p>928 628 968</text:p>
          </table:table-cell>
        </table:table-row>
        <table:table-row table:style-name="ro1">
          <table:table-cell office:value-type="string">
            <text:p>Gondoáfrica - Benguela</text:p>
          </table:table-cell>
          <table:table-cell office:value-type="string">
            <text:p>Avenida 10 de Fevereiro, Benguela, Angola</text:p>
          </table:table-cell>
          <table:table-cell office:value-type="string">
            <text:p>931 564 472</text:p>
          </table:table-cell>
        </table:table-row>
        <table:table-row table:style-name="ro1">
          <table:table-cell office:value-type="string">
            <text:p>Gourmandise Chocolates</text:p>
          </table:table-cell>
          <table:table-cell office:value-type="string">
            <text:p>R. dos Generais 7, Luanda, Angola</text:p>
          </table:table-cell>
          <table:table-cell office:value-type="string">
            <text:p>922 810 306</text:p>
          </table:table-cell>
        </table:table-row>
        <table:table-row table:style-name="ro1">
          <table:table-cell office:value-type="string">
            <text:p>Governo Províncial do Kwanza-Sul</text:p>
          </table:table-cell>
          <table:table-cell office:value-type="string">
            <text:p>RR3P+F86, Sumbe, Angola</text:p>
          </table:table-cell>
          <table:table-cell office:value-type="string">
            <text:p>236 203 368</text:p>
          </table:table-cell>
        </table:table-row>
        <table:table-row table:style-name="ro1">
          <table:table-cell office:value-type="string">
            <text:p>Governor's Palace</text:p>
          </table:table-cell>
          <table:table-cell office:value-type="string">
            <text:p>Governo Provincial de Benguela, Benguela, Angola</text:p>
          </table:table-cell>
          <table:table-cell office:value-type="string">
            <text:p>923 918 814</text:p>
          </table:table-cell>
        </table:table-row>
        <table:table-row table:style-name="ro1">
          <table:table-cell office:value-type="string">
            <text:p>Hamburgaria So Begas</text:p>
          </table:table-cell>
          <table:table-cell office:value-type="string">
            <text:p>R. Domingos do Ó, Benguela, Angola</text:p>
          </table:table-cell>
          <table:table-cell office:value-type="string">
            <text:p>944 497 513</text:p>
          </table:table-cell>
        </table:table-row>
        <table:table-row table:style-name="ro1">
          <table:table-cell office:value-type="string">
            <text:p>Hamburgaria Suculenta Centro</text:p>
          </table:table-cell>
          <table:table-cell office:value-type="string">
            <text:p>3FJV+RH9, Lubango, Angola</text:p>
          </table:table-cell>
          <table:table-cell office:value-type="string">
            <text:p>935 329 595</text:p>
          </table:table-cell>
        </table:table-row>
        <table:table-row table:style-name="ro1">
          <table:table-cell office:value-type="string">
            <text:p>hbp_suplementos</text:p>
          </table:table-cell>
          <table:table-cell office:value-type="string">
            <text:p>6PCV+9QQ, R. Cap. Sousa Gentil, Huambo, Angola</text:p>
          </table:table-cell>
          <table:table-cell office:value-type="string">
            <text:p>923 832 405</text:p>
          </table:table-cell>
        </table:table-row>
        <table:table-row table:style-name="ro1">
          <table:table-cell office:value-type="string">
            <text:p>Hdpe</text:p>
          </table:table-cell>
          <table:table-cell office:value-type="string">
            <text:p>3H68+FRC, Lubango, Angola</text:p>
          </table:table-cell>
          <table:table-cell office:value-type="string">
            <text:p>930 137 138</text:p>
          </table:table-cell>
        </table:table-row>
        <table:table-row table:style-name="ro1">
          <table:table-cell office:value-type="string">
            <text:p>Hotel Lubango</text:p>
          </table:table-cell>
          <table:table-cell office:value-type="string">
            <text:p>Lubango, Angola</text:p>
          </table:table-cell>
          <table:table-cell office:value-type="string">
            <text:p>261 220 048</text:p>
          </table:table-cell>
        </table:table-row>
        <table:table-row table:style-name="ro1">
          <table:table-cell office:value-type="string">
            <text:p>House Caála, Lda</text:p>
          </table:table-cell>
          <table:table-cell office:value-type="string">
            <text:p>Bairro do Cassôco, CC79+Q3G, Benguela, Angola</text:p>
          </table:table-cell>
          <table:table-cell office:value-type="string">
            <text:p>272 233 247</text:p>
          </table:table-cell>
        </table:table-row>
        <table:table-row table:style-name="ro1">
          <table:table-cell office:value-type="string">
            <text:p>Huambo Yetu</text:p>
          </table:table-cell>
          <table:table-cell office:value-type="string">
            <text:p>6PGW+CP5, Kapango, Angola</text:p>
          </table:table-cell>
          <table:table-cell office:value-type="string">
            <text:p>939 910 670</text:p>
          </table:table-cell>
        </table:table-row>
        <table:table-row table:style-name="ro1">
          <table:table-cell office:value-type="string">
            <text:p>Hungry Lion Huambo</text:p>
          </table:table-cell>
          <table:table-cell office:value-type="string">
            <text:p>Shop L12, Cnr Shoprite Huambo &amp; Estrada Do Aeroporto, Decimo Sexto, Quarteirao, Bairro De Sao Luis, Talhoes de 1 a 12, Huambo, Angola</text:p>
          </table:table-cell>
          <table:table-cell office:value-type="string">
            <text:p>946 016 749</text:p>
          </table:table-cell>
        </table:table-row>
        <table:table-row table:style-name="ro1">
          <table:table-cell office:value-type="string">
            <text:p>I Love Candies</text:p>
          </table:table-cell>
          <table:table-cell office:value-type="string">
            <text:p>Projecto nova vida, Rua 52, Luanda, Angola</text:p>
          </table:table-cell>
          <table:table-cell office:value-type="string">
            <text:p>926 900 444</text:p>
          </table:table-cell>
        </table:table-row>
        <table:table-row table:style-name="ro1">
          <table:table-cell office:value-type="string">
            <text:p>IGORTEC II - Tecnologia de Ponta</text:p>
          </table:table-cell>
          <table:table-cell office:value-type="string">
            <text:p>Catome de Cima, N'dalatando, Angola</text:p>
          </table:table-cell>
          <table:table-cell office:value-type="string">
            <text:p>937 770 783</text:p>
          </table:table-cell>
        </table:table-row>
        <table:table-row table:style-name="ro1">
          <table:table-cell office:value-type="string">
            <text:p>IMEX Indústria - Outlet</text:p>
          </table:table-cell>
          <table:table-cell office:value-type="string">
            <text:p>CC95+87F, R. Machado dos Santos, Benguela, Angola</text:p>
          </table:table-cell>
          <table:table-cell office:value-type="string">
            <text:p>933 937 404</text:p>
          </table:table-cell>
        </table:table-row>
        <table:table-row table:style-name="ro1">
          <table:table-cell office:value-type="string">
            <text:p>IMEX Indústria - Outlet</text:p>
          </table:table-cell>
          <table:table-cell office:value-type="string">
            <text:p>C5QP+WWC, Av. Duque de Chiazi, Cabinda, Angola</text:p>
          </table:table-cell>
          <table:table-cell office:value-type="string">
            <text:p>937 845 373</text:p>
          </table:table-cell>
        </table:table-row>
        <table:table-row table:style-name="ro1">
          <table:table-cell office:value-type="string">
            <text:p>Império Das Surpresas</text:p>
          </table:table-cell>
          <table:table-cell office:value-type="string">
            <text:p>C5JJ+M2H, R. Amaro Tati, Cabinda, Angola</text:p>
          </table:table-cell>
          <table:table-cell office:value-type="string">
            <text:p>940 821 544</text:p>
          </table:table-cell>
        </table:table-row>
        <table:table-row table:style-name="ro1">
          <table:table-cell office:value-type="string">
            <text:p>IMPORMAQUINAS - TRADE MACHINES LDA</text:p>
          </table:table-cell>
          <table:table-cell office:value-type="string">
            <text:p>47VW+WHC, Luanda, Angola</text:p>
          </table:table-cell>
          <table:table-cell office:value-type="string">
            <text:p>917 216 483</text:p>
          </table:table-cell>
        </table:table-row>
        <table:table-row table:style-name="ro1">
          <table:table-cell office:value-type="string">
            <text:p>Infoplaynet-Loja Huambo</text:p>
          </table:table-cell>
          <table:table-cell office:value-type="string">
            <text:p>Rua Doutor Lacerda 11, Huambo, Angola</text:p>
          </table:table-cell>
          <table:table-cell office:value-type="string">
            <text:p>922 278 386</text:p>
          </table:table-cell>
        </table:table-row>
        <table:table-row table:style-name="ro1">
          <table:table-cell office:value-type="string">
            <text:p>ingombota</text:p>
          </table:table-cell>
          <table:table-cell office:value-type="string">
            <text:p>56PM+RRG, R. Cirilo da Conceição Silva, Luanda, Angola</text:p>
          </table:table-cell>
          <table:table-cell office:value-type="string">
            <text:p>938 871 888</text:p>
          </table:table-cell>
        </table:table-row>
        <table:table-row table:style-name="ro1">
          <table:table-cell office:value-type="string">
            <text:p>Intermarket Cabinda</text:p>
          </table:table-cell>
          <table:table-cell office:value-type="string">
            <text:p>R. Das Mangueiras, Cabinda, Angola</text:p>
          </table:table-cell>
          <table:table-cell office:value-type="string">
            <text:p>928 916 710</text:p>
          </table:table-cell>
        </table:table-row>
        <table:table-row table:style-name="ro1">
          <table:table-cell office:value-type="string">
            <text:p>Intermarket Marginal</text:p>
          </table:table-cell>
          <table:table-cell office:value-type="string">
            <text:p>R. Maj. Kanhangulo, Luanda, Angola</text:p>
          </table:table-cell>
          <table:table-cell office:value-type="string">
            <text:p>930 692 650</text:p>
          </table:table-cell>
        </table:table-row>
        <table:table-row table:style-name="ro1">
          <table:table-cell office:value-type="string">
            <text:p>IPLACE 44-Pastelaria</text:p>
          </table:table-cell>
          <table:table-cell office:value-type="string">
            <text:p>Ndalatando, rua da capela por de trás da escola IMS(ITS), rua da capela, Bairro Kilamba Kiaxi Por de trás da escola IMS(ITS), rua da capela, Cuanza Norte, Bairro, N'dalatando, Angola</text:p>
          </table:table-cell>
          <table:table-cell office:value-type="string">
            <text:p>929 611 833</text:p>
          </table:table-cell>
        </table:table-row>
        <table:table-row table:style-name="ro1">
          <table:table-cell office:value-type="string">
            <text:p>Isaltex, Lda</text:p>
          </table:table-cell>
          <table:table-cell office:value-type="string">
            <text:p>Cidade Baixa, Rua 3, Huambo, Angola</text:p>
          </table:table-cell>
          <table:table-cell office:value-type="string">
            <text:p>923 328 964</text:p>
          </table:table-cell>
        </table:table-row>
        <table:table-row table:style-name="ro1">
          <table:table-cell office:value-type="string">
            <text:p>ISCED-HBO</text:p>
          </table:table-cell>
          <table:table-cell office:value-type="string">
            <text:p>6PGX+7PM, Huambo, Angola</text:p>
          </table:table-cell>
          <table:table-cell office:value-type="string">
            <text:p>924 443 657</text:p>
          </table:table-cell>
        </table:table-row>
        <table:table-row table:style-name="ro1">
          <table:table-cell office:value-type="string">
            <text:p>iu Hotel Huambo</text:p>
          </table:table-cell>
          <table:table-cell office:value-type="string">
            <text:p>Bairro São João Canata, Huambo, Angola</text:p>
          </table:table-cell>
          <table:table-cell office:value-type="string">
            <text:p>929 102 276</text:p>
          </table:table-cell>
        </table:table-row>
        <table:table-row table:style-name="ro1">
          <table:table-cell office:value-type="string">
            <text:p>Izy Churros</text:p>
          </table:table-cell>
          <table:table-cell office:value-type="string">
            <text:p>6PPX+PQJ Cidade baixa, Huambo, Angola</text:p>
          </table:table-cell>
          <table:table-cell office:value-type="string">
            <text:p>923 704 388</text:p>
          </table:table-cell>
        </table:table-row>
        <table:table-row table:style-name="ro1">
          <table:table-cell office:value-type="string">
            <text:p>Jango - Bar &amp; Grill</text:p>
          </table:table-cell>
          <table:table-cell office:value-type="string">
            <text:p>C99X+V95, R. Ilha da Madeira, Benguela, Angola</text:p>
          </table:table-cell>
          <table:table-cell office:value-type="string">
            <text:p>934 146 716</text:p>
          </table:table-cell>
        </table:table-row>
        <table:table-row table:style-name="ro1">
          <table:table-cell office:value-type="string">
            <text:p>JFBM, LDA Lubrificantes</text:p>
          </table:table-cell>
          <table:table-cell office:value-type="string">
            <text:p>Estrada Baía Farta - Benguela junto, PA Sonangol, Baía Farta, Angola</text:p>
          </table:table-cell>
          <table:table-cell office:value-type="string">
            <text:p>923 684 818</text:p>
          </table:table-cell>
        </table:table-row>
        <table:table-row table:style-name="ro1">
          <table:table-cell office:value-type="string">
            <text:p>JG Comercial</text:p>
          </table:table-cell>
          <table:table-cell office:value-type="string">
            <text:p>3F8H+M32, Lubango, Angola</text:p>
          </table:table-cell>
          <table:table-cell office:value-type="string">
            <text:p>928 258 607</text:p>
          </table:table-cell>
        </table:table-row>
        <table:table-row table:style-name="ro1">
          <table:table-cell office:value-type="string">
            <text:p>Jocadisa Comercial</text:p>
          </table:table-cell>
          <table:table-cell office:value-type="string">
            <text:p>95-97,, R. Machado dos Santos, Benguela, Angola</text:p>
          </table:table-cell>
          <table:table-cell office:value-type="string">
            <text:p>272 233 751</text:p>
          </table:table-cell>
        </table:table-row>
        <table:table-row table:style-name="ro1">
          <table:table-cell office:value-type="string">
            <text:p>JOCUS COMERCIAIS LDA</text:p>
          </table:table-cell>
          <table:table-cell office:value-type="string">
            <text:p>6PGW+CP5, Huambo, Angola</text:p>
          </table:table-cell>
          <table:table-cell office:value-type="string">
            <text:p>941 657 133</text:p>
          </table:table-cell>
        </table:table-row>
        <table:table-row table:style-name="ro1">
          <table:table-cell office:value-type="string">
            <text:p>josebuco</text:p>
          </table:table-cell>
          <table:table-cell office:value-type="string">
            <text:p>zeyzimorenojose@gmail.com, Cabinda, Angola</text:p>
          </table:table-cell>
          <table:table-cell office:value-type="string">
            <text:p>928 154 742</text:p>
          </table:table-cell>
        </table:table-row>
        <table:table-row table:style-name="ro1">
          <table:table-cell office:value-type="string">
            <text:p>Jumbo</text:p>
          </table:table-cell>
          <table:table-cell office:value-type="string">
            <text:p>5782+RJW, Av. Deolinda Rodrigues, Luanda, Angola</text:p>
          </table:table-cell>
          <table:table-cell office:value-type="string">
            <text:p>222 260 070</text:p>
          </table:table-cell>
        </table:table-row>
        <table:table-row table:style-name="ro1">
          <table:table-cell office:value-type="string">
            <text:p>kaluyua comercio serviço LDA</text:p>
          </table:table-cell>
          <table:table-cell office:value-type="string">
            <text:p>hoje-ya-henda, Benguela, Angola</text:p>
          </table:table-cell>
          <table:table-cell office:value-type="string">
            <text:p>927 358 821</text:p>
          </table:table-cell>
        </table:table-row>
        <table:table-row table:style-name="ro1">
          <table:table-cell office:value-type="string">
            <text:p>Kero Combatentes</text:p>
          </table:table-cell>
          <table:table-cell office:value-type="string">
            <text:p>Av. Cmte. Valódia, Luanda, Angola</text:p>
          </table:table-cell>
          <table:table-cell office:value-type="string">
            <text:p>226 433 492</text:p>
          </table:table-cell>
        </table:table-row>
        <table:table-row table:style-name="ro1">
          <table:table-cell office:value-type="string">
            <text:p>Kero LUBANGO BAIRRO DA LAGE</text:p>
          </table:table-cell>
          <table:table-cell office:value-type="string">
            <text:p>3F9J+PX6, A. Lage, Angola</text:p>
          </table:table-cell>
          <table:table-cell office:value-type="string">
            <text:p>923 050 679</text:p>
          </table:table-cell>
        </table:table-row>
        <table:table-row table:style-name="ro1">
          <table:table-cell office:value-type="string">
            <text:p>Kero Maior Iper Mercado De Angola</text:p>
          </table:table-cell>
          <table:table-cell office:value-type="string">
            <text:p>C93M+2V6, Benguela, Angola</text:p>
          </table:table-cell>
          <table:table-cell office:value-type="string">
            <text:p>226 433 480</text:p>
          </table:table-cell>
        </table:table-row>
        <table:table-row table:style-name="ro1">
          <table:table-cell office:value-type="string">
            <text:p>KERO Shopping - Retail Benguela</text:p>
          </table:table-cell>
          <table:table-cell office:value-type="string">
            <text:p>C93M+9M6, Benguela, Angola</text:p>
          </table:table-cell>
          <table:table-cell office:value-type="string">
            <text:p>944 708 283</text:p>
          </table:table-cell>
        </table:table-row>
        <table:table-row table:style-name="ro1">
          <table:table-cell office:value-type="string">
            <text:p>Kero Supermarket</text:p>
          </table:table-cell>
          <table:table-cell office:value-type="string">
            <text:p>454W+6RP, Luanda, Angola</text:p>
          </table:table-cell>
          <table:table-cell office:value-type="string">
            <text:p>226 433 400</text:p>
          </table:table-cell>
        </table:table-row>
        <table:table-row table:style-name="ro1">
          <table:table-cell office:value-type="string">
            <text:p>Kero Supermarket</text:p>
          </table:table-cell>
          <table:table-cell office:value-type="string">
            <text:p>3F9J+GWW, Av. 11 de Novembro, Lubango, Angola</text:p>
          </table:table-cell>
          <table:table-cell office:value-type="string">
            <text:p>226 444 420</text:p>
          </table:table-cell>
        </table:table-row>
        <table:table-row table:style-name="ro1">
          <table:table-cell office:value-type="string">
            <text:p>KFC</text:p>
          </table:table-cell>
          <table:table-cell office:value-type="string">
            <text:p>R. Machado dos Santos, Benguela, Angola</text:p>
          </table:table-cell>
          <table:table-cell office:value-type="string">
            <text:p>932 031 686</text:p>
          </table:table-cell>
        </table:table-row>
        <table:table-row table:style-name="ro1">
          <table:table-cell office:value-type="string">
            <text:p>Ki_Delicia</text:p>
          </table:table-cell>
          <table:table-cell office:value-type="string">
            <text:p>Luanda / Viana +244 999 949 704 +244 997 818 160 Luanda, Angola, Luanda, Angola</text:p>
          </table:table-cell>
          <table:table-cell office:value-type="string">
            <text:p>999 949 704</text:p>
          </table:table-cell>
        </table:table-row>
        <table:table-row table:style-name="ro1">
          <table:table-cell office:value-type="string">
            <text:p>KIFRUTAS</text:p>
          </table:table-cell>
          <table:table-cell office:value-type="string">
            <text:p>R. Cerqueira Lukoki 96, Luanda, Angola</text:p>
          </table:table-cell>
          <table:table-cell office:value-type="string">
            <text:p>942 994 141</text:p>
          </table:table-cell>
        </table:table-row>
        <table:table-row table:style-name="ro1">
          <table:table-cell office:value-type="string">
            <text:p>Kikovo</text:p>
          </table:table-cell>
          <table:table-cell office:value-type="string">
            <text:p>487V+P66, Luanda, Angola</text:p>
          </table:table-cell>
          <table:table-cell office:value-type="string">
            <text:p>922 222 222</text:p>
          </table:table-cell>
        </table:table-row>
        <table:table-row table:style-name="ro1">
          <table:table-cell office:value-type="string">
            <text:p>Kilo&amp;Kilo</text:p>
          </table:table-cell>
          <table:table-cell office:value-type="string">
            <text:p>Estrada Nacional EN201, Cabinda, Angola</text:p>
          </table:table-cell>
          <table:table-cell office:value-type="string">
            <text:p>947 180 893</text:p>
          </table:table-cell>
        </table:table-row>
        <table:table-row table:style-name="ro1">
          <table:table-cell office:value-type="string">
            <text:p>King’s</text:p>
          </table:table-cell>
          <table:table-cell office:value-type="string">
            <text:p>Cabinda, Angola</text:p>
          </table:table-cell>
          <table:table-cell office:value-type="string">
            <text:p>921 428 745</text:p>
          </table:table-cell>
        </table:table-row>
        <table:table-row table:style-name="ro1">
          <table:table-cell office:value-type="string">
            <text:p>Kiss Cake</text:p>
          </table:table-cell>
          <table:table-cell office:value-type="string">
            <text:p>Cidade da China, Luanda, Angola</text:p>
          </table:table-cell>
          <table:table-cell office:value-type="string">
            <text:p>947 250 299</text:p>
          </table:table-cell>
        </table:table-row>
        <table:table-row table:style-name="ro1">
          <table:table-cell office:value-type="string">
            <text:p>Kwanza Cocoa</text:p>
          </table:table-cell>
          <table:table-cell office:value-type="string">
            <text:p>Chimaliro, Mzuzu, Malawi</text:p>
          </table:table-cell>
          <table:table-cell office:value-type="string">
            <text:p>0993 58 24 13</text:p>
          </table:table-cell>
        </table:table-row>
        <table:table-row table:style-name="ro1">
          <table:table-cell office:value-type="string">
            <text:p>Kwanzas</text:p>
          </table:table-cell>
          <table:table-cell office:value-type="string">
            <text:p>WCWH+FWM, Zango IV, Angola</text:p>
          </table:table-cell>
          <table:table-cell office:value-type="string">
            <text:p>927 441 795</text:p>
          </table:table-cell>
        </table:table-row>
        <table:table-row table:style-name="ro1">
          <table:table-cell office:value-type="string">
            <text:p>Kwenda_Doces &amp; Salgados</text:p>
          </table:table-cell>
          <table:table-cell office:value-type="string">
            <text:p>Vila de Viana,rua 4 de Abril, Luanda, Angola</text:p>
          </table:table-cell>
          <table:table-cell office:value-type="string">
            <text:p>996 813 395</text:p>
          </table:table-cell>
        </table:table-row>
        <table:table-row table:style-name="ro1">
          <table:table-cell office:value-type="string">
            <text:p>L.D.A Soluções - Soluções em Materiais Descartáveis e Produtos de Pastelaria</text:p>
          </table:table-cell>
          <table:table-cell office:value-type="string">
            <text:p>Av. Cmte. Valódia 2B, Luanda, Angola</text:p>
          </table:table-cell>
          <table:table-cell office:value-type="string">
            <text:p>923 724 322</text:p>
          </table:table-cell>
        </table:table-row>
        <table:table-row table:style-name="ro1">
          <table:table-cell office:value-type="string">
            <text:p>LA DOCERIA</text:p>
          </table:table-cell>
          <table:table-cell office:value-type="string">
            <text:p>CC75+WXG, R. Silva Porto, Benguela, Angola</text:p>
          </table:table-cell>
          <table:table-cell office:value-type="string">
            <text:p>942 002 618</text:p>
          </table:table-cell>
        </table:table-row>
        <table:table-row table:style-name="ro1">
          <table:table-cell office:value-type="string">
            <text:p>Las tortillas Mexican grill</text:p>
          </table:table-cell>
          <table:table-cell office:value-type="string">
            <text:p>669Q+85C, Luanda, Angola</text:p>
          </table:table-cell>
          <table:table-cell office:value-type="string">
            <text:p>931 879 967</text:p>
          </table:table-cell>
        </table:table-row>
        <table:table-row table:style-name="ro1">
          <table:table-cell office:value-type="string">
            <text:p>LC corporation</text:p>
          </table:table-cell>
          <table:table-cell office:value-type="string">
            <text:p>Cabinda, Angola</text:p>
          </table:table-cell>
          <table:table-cell office:value-type="string">
            <text:p>925 276 846</text:p>
          </table:table-cell>
        </table:table-row>
        <table:table-row table:style-name="ro1">
          <table:table-cell office:value-type="string">
            <text:p>Le Chalet</text:p>
          </table:table-cell>
          <table:table-cell office:value-type="string">
            <text:p>4FJ3+GV8, Estr. da Tundavala, Lubango, Angola</text:p>
          </table:table-cell>
          <table:table-cell office:value-type="string">
            <text:p>931 915 544</text:p>
          </table:table-cell>
        </table:table-row>
        <table:table-row table:style-name="ro1">
          <table:table-cell office:value-type="string">
            <text:p>LEC Prestacao de Servicos Lda</text:p>
          </table:table-cell>
          <table:table-cell office:value-type="string">
            <text:p>Rua Rei Pele travessa 5, Luanda, Angola</text:p>
          </table:table-cell>
          <table:table-cell office:value-type="string">
            <text:p>923 376 317</text:p>
          </table:table-cell>
        </table:table-row>
        <table:table-row table:style-name="ro1">
          <table:table-cell office:value-type="string">
            <text:p>Lenuxa By HEMALU (Salgados)</text:p>
          </table:table-cell>
          <table:table-cell office:value-type="string">
            <text:p>Urbanização, casa 9023, R. 149, Luanda, Angola</text:p>
          </table:table-cell>
          <table:table-cell office:value-type="string">
            <text:p>923 251 000</text:p>
          </table:table-cell>
        </table:table-row>
        <table:table-row table:style-name="ro1">
          <table:table-cell office:value-type="string">
            <text:p>Les Demoiselles Angola</text:p>
          </table:table-cell>
          <table:table-cell office:value-type="string">
            <text:p>Condomínio Golden, Av. Talatona casa 18, Luanda, Angola</text:p>
          </table:table-cell>
          <table:table-cell office:value-type="string">
            <text:p>911 552 297</text:p>
          </table:table-cell>
        </table:table-row>
        <table:table-row table:style-name="ro1">
          <table:table-cell office:value-type="string">
            <text:p>Life X loja Ndalatando</text:p>
          </table:table-cell>
          <table:table-cell office:value-type="string">
            <text:p>PW29+33V, N'dalatando, Angola</text:p>
          </table:table-cell>
          <table:table-cell office:value-type="string">
            <text:p>926 582 730</text:p>
          </table:table-cell>
        </table:table-row>
        <table:table-row table:style-name="ro1">
          <table:table-cell office:value-type="string">
            <text:p>Linhas D'Ouro</text:p>
          </table:table-cell>
          <table:table-cell office:value-type="string">
            <text:p>Lubango, Angola</text:p>
          </table:table-cell>
          <table:table-cell office:value-type="string">
            <text:p>931 934 409</text:p>
          </table:table-cell>
        </table:table-row>
        <table:table-row table:style-name="ro1">
          <table:table-cell office:value-type="string">
            <text:p>Liopa Lda Restaurante</text:p>
          </table:table-cell>
          <table:table-cell office:value-type="string">
            <text:p>3FPV+XQ8, R. da Mitcha, Lubango, Angola</text:p>
          </table:table-cell>
          <table:table-cell office:value-type="string">
            <text:p>946 332 988</text:p>
          </table:table-cell>
        </table:table-row>
        <table:table-row table:style-name="ro1">
          <table:table-cell office:value-type="string">
            <text:p>LISBON’S FASHION</text:p>
          </table:table-cell>
          <table:table-cell office:value-type="string">
            <text:p>6PCP+J8R, Av. da República, Huambo, Angola</text:p>
          </table:table-cell>
          <table:table-cell office:value-type="string">
            <text:p>933 470 753</text:p>
          </table:table-cell>
        </table:table-row>
        <table:table-row table:style-name="ro1">
          <table:table-cell office:value-type="string">
            <text:p>Livraria Barquinho cidade Alta</text:p>
          </table:table-cell>
          <table:table-cell office:value-type="string">
            <text:p>Praça 11 de Novembro, Huambo, Angola</text:p>
          </table:table-cell>
          <table:table-cell office:value-type="string">
            <text:p>925 333 018</text:p>
          </table:table-cell>
        </table:table-row>
        <table:table-row table:style-name="ro1">
          <table:table-cell office:value-type="string">
            <text:p>Livraria Barquinho cidade Baixa</text:p>
          </table:table-cell>
          <table:table-cell office:value-type="string">
            <text:p>6QQ2+JCC Cidade baixa, Huambo, Angola</text:p>
          </table:table-cell>
          <table:table-cell office:value-type="string">
            <text:p>925 333 018</text:p>
          </table:table-cell>
        </table:table-row>
        <table:table-row table:style-name="ro1">
          <table:table-cell office:value-type="string">
            <text:p>Loja das poderosas</text:p>
          </table:table-cell>
          <table:table-cell office:value-type="string">
            <text:p>Huambo, Angola</text:p>
          </table:table-cell>
          <table:table-cell office:value-type="string">
            <text:p>929 516 057</text:p>
          </table:table-cell>
        </table:table-row>
        <table:table-row table:style-name="ro1">
          <table:table-cell office:value-type="string">
            <text:p>Loja de Informática e Papelaria - Neng Comércio e Indústria Lda</text:p>
          </table:table-cell>
          <table:table-cell office:value-type="string">
            <text:p>R. Deolinda Rodrigues, Lubango, Angola</text:p>
          </table:table-cell>
          <table:table-cell office:value-type="string">
            <text:p>938 290 909</text:p>
          </table:table-cell>
        </table:table-row>
        <table:table-row table:style-name="ro1">
          <table:table-cell office:value-type="string">
            <text:p>Loja de Presente - N'dalatando</text:p>
          </table:table-cell>
          <table:table-cell office:value-type="string">
            <text:p>N'dalatando, Angola</text:p>
          </table:table-cell>
          <table:table-cell office:value-type="string">
            <text:p>923 265 803</text:p>
          </table:table-cell>
        </table:table-row>
        <table:table-row table:style-name="ro1">
          <table:table-cell office:value-type="string">
            <text:p>Loja Dos Confeiteiros e Diversos</text:p>
          </table:table-cell>
          <table:table-cell office:value-type="string">
            <text:p>6PJV+4Q4, R. Serpa Pinto, Huambo, Angola</text:p>
          </table:table-cell>
          <table:table-cell office:value-type="string">
            <text:p>926 300 936</text:p>
          </table:table-cell>
        </table:table-row>
        <table:table-row table:style-name="ro1">
          <table:table-cell office:value-type="string">
            <text:p>Loja dos Sabores</text:p>
          </table:table-cell>
          <table:table-cell office:value-type="string">
            <text:p>R. do Quicombo 114, Luanda, Angola</text:p>
          </table:table-cell>
          <table:table-cell office:value-type="string">
            <text:p>924 285 646</text:p>
          </table:table-cell>
        </table:table-row>
        <table:table-row table:style-name="ro1">
          <table:table-cell office:value-type="string">
            <text:p>Loja Mefacom</text:p>
          </table:table-cell>
          <table:table-cell office:value-type="string">
            <text:p>0000, Huambo, Angola</text:p>
          </table:table-cell>
          <table:table-cell office:value-type="string">
            <text:p>940 252 924</text:p>
          </table:table-cell>
        </table:table-row>
        <table:table-row table:style-name="ro1">
          <table:table-cell office:value-type="string">
            <text:p>LOJA SR. DANIELS COSMETICOS BEAUTY SHOP - COMERCIO E SERVIÇOS, (SU), LDA</text:p>
          </table:table-cell>
          <table:table-cell office:value-type="string">
            <text:p>SR. DANIEL COSMETICOS BEAUTY SHOP KIKOLO, Luanda, Angola</text:p>
          </table:table-cell>
          <table:table-cell office:value-type="string">
            <text:p>925 422 785</text:p>
          </table:table-cell>
        </table:table-row>
        <table:table-row table:style-name="ro1">
          <table:table-cell office:value-type="string">
            <text:p>Loja Unitel Ndalatando</text:p>
          </table:table-cell>
          <table:table-cell office:value-type="string">
            <text:p>MWW5+RQ8, N'dalatando, Angola</text:p>
          </table:table-cell>
          <table:table-cell office:value-type="string">
            <text:p>923 119 192</text:p>
          </table:table-cell>
        </table:table-row>
        <table:table-row table:style-name="ro1">
          <table:table-cell office:value-type="string">
            <text:p>Loja ZAP Cabinda</text:p>
          </table:table-cell>
          <table:table-cell office:value-type="string">
            <text:p>C5VQ+CJ2, R. Irmão Evaristo, Cabinda, Angola</text:p>
          </table:table-cell>
          <table:table-cell office:value-type="string">
            <text:p>935 555 555</text:p>
          </table:table-cell>
        </table:table-row>
        <table:table-row table:style-name="ro1">
          <table:table-cell office:value-type="string">
            <text:p>Loja ZAP Lubango</text:p>
          </table:table-cell>
          <table:table-cell office:value-type="string">
            <text:p>3FMV+7J4, Lubango, Angola</text:p>
          </table:table-cell>
          <table:table-cell office:value-type="string">
            <text:p>935 555 555</text:p>
          </table:table-cell>
        </table:table-row>
        <table:table-row table:style-name="ro1">
          <table:table-cell office:value-type="string">
            <text:p>Lojas Luanda</text:p>
          </table:table-cell>
          <table:table-cell office:value-type="string">
            <text:p>Camama 1, Luanda, Angola</text:p>
          </table:table-cell>
          <table:table-cell office:value-type="string">
            <text:p>992 199 299</text:p>
          </table:table-cell>
        </table:table-row>
        <table:table-row table:style-name="ro1">
          <table:table-cell office:value-type="string">
            <text:p>Luanda Atacadão</text:p>
          </table:table-cell>
          <table:table-cell office:value-type="string">
            <text:p>CE-341, 1213 - Boi morto, Paracuru - CE, 62680-000, Brazil</text:p>
          </table:table-cell>
          <table:table-cell office:value-type="string">
            <text:p>(85) 98184-6631</text:p>
          </table:table-cell>
        </table:table-row>
        <table:table-row table:style-name="ro1">
          <table:table-cell office:value-type="string">
            <text:p>Luanda Mercadinho</text:p>
          </table:table-cell>
          <table:table-cell office:value-type="string">
            <text:p>Av. Antonio Sales, 546 - Paracuru, CE, 62680-000, Brazil</text:p>
          </table:table-cell>
          <table:table-cell office:value-type="string">
            <text:p>(85) 98724-0870</text:p>
          </table:table-cell>
        </table:table-row>
        <table:table-row table:style-name="ro1">
          <table:table-cell office:value-type="string">
            <text:p>Lubrificantes Angola</text:p>
          </table:table-cell>
          <table:table-cell office:value-type="string">
            <text:p>Cidade do Kilamba Quarteirão C edificio C9 2º andar, Luanda, Angola</text:p>
          </table:table-cell>
          <table:table-cell office:value-type="string">
            <text:p>948 812 633</text:p>
          </table:table-cell>
        </table:table-row>
        <table:table-row table:style-name="ro1">
          <table:table-cell office:value-type="string">
            <text:p>Lubrificantes J.H.C</text:p>
          </table:table-cell>
          <table:table-cell office:value-type="string">
            <text:p>Av. 11 de Novembro, Lubango, Angola</text:p>
          </table:table-cell>
          <table:table-cell office:value-type="string">
            <text:p>927 146 291</text:p>
          </table:table-cell>
        </table:table-row>
        <table:table-row table:style-name="ro1">
          <table:table-cell office:value-type="string">
            <text:p>Lufilho.Lda</text:p>
          </table:table-cell>
          <table:table-cell office:value-type="string">
            <text:p>Bairro Lucrécia, Lubango, Angola</text:p>
          </table:table-cell>
          <table:table-cell office:value-type="string">
            <text:p>922 633 033</text:p>
          </table:table-cell>
        </table:table-row>
        <table:table-row table:style-name="ro1">
          <table:table-cell office:value-type="string">
            <text:p>Luiana Salgados &amp; Doces</text:p>
          </table:table-cell>
          <table:table-cell office:value-type="string">
            <text:p>Luanda, Angola</text:p>
          </table:table-cell>
          <table:table-cell office:value-type="string">
            <text:p>927 297 661</text:p>
          </table:table-cell>
        </table:table-row>
        <table:table-row table:style-name="ro1">
          <table:table-cell office:value-type="string">
            <text:p>Lulu's Grill</text:p>
          </table:table-cell>
          <table:table-cell office:value-type="string">
            <text:p>Urbanização Nova Vida, Luanda, Angola</text:p>
          </table:table-cell>
          <table:table-cell office:value-type="string">
            <text:p>947 226 811</text:p>
          </table:table-cell>
        </table:table-row>
        <table:table-row table:style-name="ro1">
          <table:table-cell office:value-type="string">
            <text:p>Lutango</text:p>
          </table:table-cell>
          <table:table-cell office:value-type="string">
            <text:p>Cabinda, Angola</text:p>
          </table:table-cell>
          <table:table-cell office:value-type="string">
            <text:p>943 925 583</text:p>
          </table:table-cell>
        </table:table-row>
        <table:table-row table:style-name="ro1">
          <table:table-cell office:value-type="string">
            <text:p>M.A.M.L</text:p>
          </table:table-cell>
          <table:table-cell office:value-type="string">
            <text:p>3GJJ+HR5, 4 DE FEVREIRO, Lubango, Angola</text:p>
          </table:table-cell>
          <table:table-cell office:value-type="string">
            <text:p>946 420 344</text:p>
          </table:table-cell>
        </table:table-row>
        <table:table-row table:style-name="ro1">
          <table:table-cell office:value-type="string">
            <text:p>MACAIA SHOPPING</text:p>
          </table:table-cell>
          <table:table-cell office:value-type="string">
            <text:p>bairro sao pedro, Cabinda, Angola</text:p>
          </table:table-cell>
          <table:table-cell office:value-type="string">
            <text:p>938 212 926</text:p>
          </table:table-cell>
        </table:table-row>
        <table:table-row table:style-name="ro1">
          <table:table-cell office:value-type="string">
            <text:p>MACOLIS MOBILIÁRIO &amp; DECORAÇÃO</text:p>
          </table:table-cell>
          <table:table-cell office:value-type="string">
            <text:p>Largo da Juventude, 37/41, Benguela, Angola</text:p>
          </table:table-cell>
          <table:table-cell office:value-type="string">
            <text:p>940 650 222</text:p>
          </table:table-cell>
        </table:table-row>
        <table:table-row table:style-name="ro1">
          <table:table-cell office:value-type="string">
            <text:p>Manfral Comercial Pvt Ltd</text:p>
          </table:table-cell>
          <table:table-cell office:value-type="string">
            <text:p>99JW+VCP, Benguela, Angola</text:p>
          </table:table-cell>
          <table:table-cell office:value-type="string">
            <text:p>946 613 074</text:p>
          </table:table-cell>
        </table:table-row>
        <table:table-row table:style-name="ro1">
          <table:table-cell office:value-type="string">
            <text:p>Márcia Alves - Pasteleira</text:p>
          </table:table-cell>
          <table:table-cell office:value-type="string">
            <text:p>Benguela - Vila das Acácias, Benguela, Angola</text:p>
          </table:table-cell>
          <table:table-cell office:value-type="string">
            <text:p>936 587 424</text:p>
          </table:table-cell>
        </table:table-row>
        <table:table-row table:style-name="ro1">
          <table:table-cell office:value-type="string">
            <text:p>Mariscos do Baía Lda</text:p>
          </table:table-cell>
          <table:table-cell office:value-type="string">
            <text:p>Morro Bento, por detrás da clínica multiperfil, na rua da Toyota de Angola Após a toyota de Angola curve à direita e chegue até a farmácia, Luanda, Angola</text:p>
          </table:table-cell>
          <table:table-cell office:value-type="string">
            <text:p>927 756 360</text:p>
          </table:table-cell>
        </table:table-row>
        <table:table-row table:style-name="ro1">
          <table:table-cell office:value-type="string">
            <text:p>Marisol Gelados</text:p>
          </table:table-cell>
          <table:table-cell office:value-type="string">
            <text:p>Zona B, Benguela, Angola</text:p>
          </table:table-cell>
          <table:table-cell office:value-type="string">
            <text:p>941 525 367</text:p>
          </table:table-cell>
        </table:table-row>
        <table:table-row table:style-name="ro1">
          <table:table-cell office:value-type="string">
            <text:p>Marjosy-Confecções Especializada</text:p>
          </table:table-cell>
          <table:table-cell office:value-type="string">
            <text:p>CC8G+9JR, Benguela, Angola</text:p>
          </table:table-cell>
          <table:table-cell office:value-type="string">
            <text:p>934 700 494</text:p>
          </table:table-cell>
        </table:table-row>
        <table:table-row table:style-name="ro1">
          <table:table-cell office:value-type="string">
            <text:p>Market for Congolese</text:p>
          </table:table-cell>
          <table:table-cell office:value-type="string">
            <text:p>Rangel, Luanda, Luanda, Angola</text:p>
          </table:table-cell>
          <table:table-cell office:value-type="string">
            <text:p>923 397 973</text:p>
          </table:table-cell>
        </table:table-row>
        <table:table-row table:style-name="ro1">
          <table:table-cell office:value-type="string">
            <text:p>Martins&amp;Neves</text:p>
          </table:table-cell>
          <table:table-cell office:value-type="string">
            <text:p>Estrada dos Gaiatos, Cavaco,, CCPC+XG4, Benguela, Angola</text:p>
          </table:table-cell>
          <table:table-cell office:value-type="string">
            <text:p>947 467 373</text:p>
          </table:table-cell>
        </table:table-row>
        <table:table-row table:style-name="ro1">
          <table:table-cell office:value-type="string">
            <text:p>Masterchef Cake Eliane Sequeira l Bom Bocado encomendas</text:p>
          </table:table-cell>
          <table:table-cell office:value-type="string">
            <text:p>R. 24, Luanda, Angola</text:p>
          </table:table-cell>
          <table:table-cell office:value-type="string">
            <text:p>923 345 926</text:p>
          </table:table-cell>
        </table:table-row>
        <table:table-row table:style-name="ro1">
          <table:table-cell office:value-type="string">
            <text:p>Maxi Supermarket</text:p>
          </table:table-cell>
          <table:table-cell office:value-type="string">
            <text:p>35WR+PJV, Rua, Luanda, Angola</text:p>
          </table:table-cell>
          <table:table-cell office:value-type="string">
            <text:p>222 006 104</text:p>
          </table:table-cell>
        </table:table-row>
        <table:table-row table:style-name="ro1">
          <table:table-cell office:value-type="string">
            <text:p>Maxi Supermercado Benguela</text:p>
          </table:table-cell>
          <table:table-cell office:value-type="string">
            <text:p>CCC7+VHR, Av. Gov. Sousa Coutinho, Benguela, Angola</text:p>
          </table:table-cell>
          <table:table-cell office:value-type="string">
            <text:p>222 006 104</text:p>
          </table:table-cell>
        </table:table-row>
        <table:table-row table:style-name="ro1">
          <table:table-cell office:value-type="string">
            <text:p>Maxi Supermercado Maianga</text:p>
          </table:table-cell>
          <table:table-cell office:value-type="string">
            <text:p>R. João Rodrigues 30, Luanda, Angola</text:p>
          </table:table-cell>
          <table:table-cell office:value-type="string">
            <text:p>222 334 010</text:p>
          </table:table-cell>
        </table:table-row>
        <table:table-row table:style-name="ro1">
          <table:table-cell office:value-type="string">
            <text:p>MB-Frio Comercial</text:p>
          </table:table-cell>
          <table:table-cell office:value-type="string">
            <text:p>CC36+HQX, Benguela, Angola</text:p>
          </table:table-cell>
          <table:table-cell office:value-type="string">
            <text:p>923 281 267</text:p>
          </table:table-cell>
        </table:table-row>
        <table:table-row table:style-name="ro1">
          <table:table-cell office:value-type="string">
            <text:p>Mbwanga Fuma - Comércio e Prestação de Serviços, SU LDA</text:p>
          </table:table-cell>
          <table:table-cell office:value-type="string">
            <text:p>Catomé de Cima UPIP, N'dalatando, Angola</text:p>
          </table:table-cell>
          <table:table-cell office:value-type="string">
            <text:p>929 233 200</text:p>
          </table:table-cell>
        </table:table-row>
        <table:table-row table:style-name="ro1">
          <table:table-cell office:value-type="string">
            <text:p>MDC -Huambo</text:p>
          </table:table-cell>
          <table:table-cell office:value-type="string">
            <text:p>AO HUAMBO bairro S.Joao Rua principal de fronte ao, Supermercado KERO Huambo, Angola</text:p>
          </table:table-cell>
          <table:table-cell office:value-type="string">
            <text:p>927 646 008</text:p>
          </table:table-cell>
        </table:table-row>
        <table:table-row table:style-name="ro1">
          <table:table-cell office:value-type="string">
            <text:p>Mediateca de Benguela</text:p>
          </table:table-cell>
          <table:table-cell office:value-type="string">
            <text:p>Bairro da Cambanda junto à Escola, Liceu Comandante Kassanji, Benguela, Angola</text:p>
          </table:table-cell>
          <table:table-cell office:value-type="string">
            <text:p>929 841 951</text:p>
          </table:table-cell>
        </table:table-row>
        <table:table-row table:style-name="ro1">
          <table:table-cell office:value-type="string">
            <text:p>Mediateca do Huambo</text:p>
          </table:table-cell>
          <table:table-cell office:value-type="string">
            <text:p>6PGV+6W2, Huambo, Angola</text:p>
          </table:table-cell>
          <table:table-cell office:value-type="string">
            <text:p>926 106 388</text:p>
          </table:table-cell>
        </table:table-row>
        <table:table-row table:style-name="ro1">
          <table:table-cell office:value-type="string">
            <text:p>Melo dos Sweets</text:p>
          </table:table-cell>
          <table:table-cell office:value-type="string">
            <text:p>Cassenda rua nº 2 por detrás da bomba de combústivel no prédio da recauchutagem, Luanda, Angola</text:p>
          </table:table-cell>
          <table:table-cell office:value-type="string">
            <text:p>932 232 946</text:p>
          </table:table-cell>
        </table:table-row>
        <table:table-row table:style-name="ro1">
          <table:table-cell office:value-type="string">
            <text:p>Mercadão Mangolê</text:p>
          </table:table-cell>
          <table:table-cell office:value-type="string">
            <text:p>Rua da Sonangol, R. B do Morro Bento S/N, Luanda, Angola</text:p>
          </table:table-cell>
          <table:table-cell office:value-type="string">
            <text:p>944 218 051</text:p>
          </table:table-cell>
        </table:table-row>
        <table:table-row table:style-name="ro1">
          <table:table-cell office:value-type="string">
            <text:p>MERCADO COMUNAL DA CANATA</text:p>
          </table:table-cell>
          <table:table-cell office:value-type="string">
            <text:p>São João,,Bº Canata,, 6QMG+J22, Huambo, Angola</text:p>
          </table:table-cell>
          <table:table-cell office:value-type="string">
            <text:p>923 631 321</text:p>
          </table:table-cell>
        </table:table-row>
        <table:table-row table:style-name="ro1">
          <table:table-cell office:value-type="string">
            <text:p>MERCADO DO ``POVO ALEGRE´´</text:p>
          </table:table-cell>
          <table:table-cell office:value-type="string">
            <text:p>6QJ9+X3W São José B, Huambo, Angola</text:p>
          </table:table-cell>
          <table:table-cell office:value-type="string">
            <text:p>923 631 321</text:p>
          </table:table-cell>
        </table:table-row>
        <table:table-row table:style-name="ro1">
          <table:table-cell office:value-type="string">
            <text:p>Mercado do Catome de Cima</text:p>
          </table:table-cell>
          <table:table-cell office:value-type="string">
            <text:p>PW3P+C5V, N'dalatando, Angola</text:p>
          </table:table-cell>
          <table:table-cell office:value-type="string">
            <text:p>937 572 902</text:p>
          </table:table-cell>
        </table:table-row>
        <table:table-row table:style-name="ro1">
          <table:table-cell office:value-type="string">
            <text:p>Mercado Ideal</text:p>
          </table:table-cell>
          <table:table-cell office:value-type="string">
            <text:p>casa 42, R. Rei Katyavala 42A, Luanda, Angola</text:p>
          </table:table-cell>
          <table:table-cell office:value-type="string">
            <text:p>924 848 688</text:p>
          </table:table-cell>
        </table:table-row>
        <table:table-row table:style-name="ro1">
          <table:table-cell office:value-type="string">
            <text:p>Mercado Municipal</text:p>
          </table:table-cell>
          <table:table-cell office:value-type="string">
            <text:p>CC94+PW5, R. Machado dos Santos, Benguela, Angola</text:p>
          </table:table-cell>
          <table:table-cell office:value-type="string">
            <text:p>929 446 868</text:p>
          </table:table-cell>
        </table:table-row>
        <table:table-row table:style-name="ro1">
          <table:table-cell office:value-type="string">
            <text:p>Mercado Municipal da fruta e hortaliça</text:p>
          </table:table-cell>
          <table:table-cell office:value-type="string">
            <text:p>CCF5+82V, Benguela, Angola</text:p>
          </table:table-cell>
          <table:table-cell office:value-type="string">
            <text:p>923 733 623</text:p>
          </table:table-cell>
        </table:table-row>
        <table:table-row table:style-name="ro1">
          <table:table-cell office:value-type="string">
            <text:p>mestre torno</text:p>
          </table:table-cell>
          <table:table-cell office:value-type="string">
            <text:p>Avenida Pedro de Castro Van-dunnem Loy Gamek Vila, Luanda, Angola</text:p>
          </table:table-cell>
          <table:table-cell office:value-type="string">
            <text:p>921 675 667</text:p>
          </table:table-cell>
        </table:table-row>
        <table:table-row table:style-name="ro1">
          <table:table-cell office:value-type="string">
            <text:p>MForce Oasis - Congolenses</text:p>
          </table:table-cell>
          <table:table-cell office:value-type="string">
            <text:p>Av. Pedro de Castro Van-Dúnem Loy, Luanda, Angola</text:p>
          </table:table-cell>
          <table:table-cell office:value-type="string">
            <text:p>928 753 305</text:p>
          </table:table-cell>
        </table:table-row>
        <table:table-row table:style-name="ro1">
          <table:table-cell office:value-type="string">
            <text:p>Mias su lda</text:p>
          </table:table-cell>
          <table:table-cell office:value-type="string">
            <text:p>C5HW+QX9, Locula Lombolombo, Cabinda, Angola</text:p>
          </table:table-cell>
          <table:table-cell office:value-type="string">
            <text:p>949 588 889</text:p>
          </table:table-cell>
        </table:table-row>
        <table:table-row table:style-name="ro1">
          <table:table-cell office:value-type="string">
            <text:p>MILIUMA LUBANGO</text:p>
          </table:table-cell>
          <table:table-cell office:value-type="string">
            <text:p>3FHW+5FV, Lubango, Angola</text:p>
          </table:table-cell>
          <table:table-cell office:value-type="string">
            <text:p>942 476 788</text:p>
          </table:table-cell>
        </table:table-row>
        <table:table-row table:style-name="ro1">
          <table:table-cell office:value-type="string">
            <text:p>Milongus, Cosmética Natural</text:p>
          </table:table-cell>
          <table:table-cell office:value-type="string">
            <text:p>Benguela, Angola</text:p>
          </table:table-cell>
          <table:table-cell office:value-type="string">
            <text:p>925 322 183</text:p>
          </table:table-cell>
        </table:table-row>
        <table:table-row table:style-name="ro1">
          <table:table-cell office:value-type="string">
            <text:p>Mima_Te</text:p>
          </table:table-cell>
          <table:table-cell office:value-type="string">
            <text:p>Bairro Senhora do Monte, Lubango, Angola</text:p>
          </table:table-cell>
          <table:table-cell office:value-type="string">
            <text:p>930 415 843</text:p>
          </table:table-cell>
        </table:table-row>
        <table:table-row table:style-name="ro1">
          <table:table-cell office:value-type="string">
            <text:p>Mimi Bakery</text:p>
          </table:table-cell>
          <table:table-cell office:value-type="string">
            <text:p>R. Diogo Cão, Benguela, Angola</text:p>
          </table:table-cell>
          <table:table-cell office:value-type="string">
            <text:p>922 232 929</text:p>
          </table:table-cell>
        </table:table-row>
        <table:table-row table:style-name="ro1">
          <table:table-cell office:value-type="string">
            <text:p>Mimmo</text:p>
          </table:table-cell>
          <table:table-cell office:value-type="string">
            <text:p>56RX+HMG, Luanda, Angola</text:p>
          </table:table-cell>
          <table:table-cell office:value-type="string">
            <text:p>941 999 818</text:p>
          </table:table-cell>
        </table:table-row>
        <table:table-row table:style-name="ro1">
          <table:table-cell office:value-type="string">
            <text:p>Minha casa</text:p>
          </table:table-cell>
          <table:table-cell office:value-type="string">
            <text:p>R. do Mercado 18, Benguela, Angola</text:p>
          </table:table-cell>
          <table:table-cell office:value-type="string">
            <text:p>924 444 096</text:p>
          </table:table-cell>
        </table:table-row>
        <table:table-row table:style-name="ro1">
          <table:table-cell office:value-type="string">
            <text:p>Mini mercado DGFC</text:p>
          </table:table-cell>
          <table:table-cell office:value-type="string">
            <text:p>No.52, R. Dr. Francisco Simões do Amaral, Benguela, Angola</text:p>
          </table:table-cell>
          <table:table-cell office:value-type="string">
            <text:p>928 451 588</text:p>
          </table:table-cell>
        </table:table-row>
        <table:table-row table:style-name="ro1">
          <table:table-cell office:value-type="string">
            <text:p>Mini Mercado JAFAB</text:p>
          </table:table-cell>
          <table:table-cell office:value-type="string">
            <text:p>4F7M+QF, Lubango, Angola</text:p>
          </table:table-cell>
          <table:table-cell office:value-type="string">
            <text:p>946 382 481</text:p>
          </table:table-cell>
        </table:table-row>
        <table:table-row table:style-name="ro1">
          <table:table-cell office:value-type="string">
            <text:p>Mini Mercado Natã</text:p>
          </table:table-cell>
          <table:table-cell office:value-type="string">
            <text:p>6QM2+368, Huambo, Angola</text:p>
          </table:table-cell>
          <table:table-cell office:value-type="string">
            <text:p>923 946 404</text:p>
          </table:table-cell>
        </table:table-row>
        <table:table-row table:style-name="ro1">
          <table:table-cell office:value-type="string">
            <text:p>MINI MERCADO RS-COMERCIAL</text:p>
          </table:table-cell>
          <table:table-cell office:value-type="string">
            <text:p>Huambo, Angola</text:p>
          </table:table-cell>
          <table:table-cell office:value-type="string">
            <text:p>933 808 302</text:p>
          </table:table-cell>
        </table:table-row>
        <table:table-row table:style-name="ro1">
          <table:table-cell office:value-type="string">
            <text:p>MINI MERCADO VALENTINO SAMBULE "POUPAKI" $</text:p>
          </table:table-cell>
          <table:table-cell office:value-type="string">
            <text:p>Rua, Av. 28 de Maio, Huambo, Angola</text:p>
          </table:table-cell>
          <table:table-cell office:value-type="string">
            <text:p>937 932 878</text:p>
          </table:table-cell>
        </table:table-row>
        <table:table-row table:style-name="ro1">
          <table:table-cell office:value-type="string">
            <text:p>Mini-Mercado Ango MB</text:p>
          </table:table-cell>
          <table:table-cell office:value-type="string">
            <text:p>3GP2+89F, EN 280, Lubango, Angola</text:p>
          </table:table-cell>
          <table:table-cell office:value-type="string">
            <text:p>922 676 337</text:p>
          </table:table-cell>
        </table:table-row>
        <table:table-row table:style-name="ro1">
          <table:table-cell office:value-type="string">
            <text:p>Minimercado Combatentes</text:p>
          </table:table-cell>
          <table:table-cell office:value-type="string">
            <text:p>Av. Cmte. Valódia, Luanda, Angola</text:p>
          </table:table-cell>
          <table:table-cell office:value-type="string">
            <text:p>950 150 150</text:p>
          </table:table-cell>
        </table:table-row>
        <table:table-row table:style-name="ro2">
          <table:table-cell office:value-type="string">
            <text:p>MOUNT TAI 卡宾达华人超市CABASSANGO店</text:p>
          </table:table-cell>
          <table:table-cell office:value-type="string">
            <text:p>Cabinda, Angola</text:p>
          </table:table-cell>
          <table:table-cell office:value-type="string">
            <text:p>943 575 133</text:p>
          </table:table-cell>
        </table:table-row>
        <table:table-row table:style-name="ro2">
          <table:table-cell office:value-type="string">
            <text:p>MOUNT TAI 卡宾达华人超市NZINGA店</text:p>
          </table:table-cell>
          <table:table-cell office:value-type="string">
            <text:p>R. das Forças Armadas, Cabinda, Angola</text:p>
          </table:table-cell>
          <table:table-cell office:value-type="string">
            <text:p>923 740 787</text:p>
          </table:table-cell>
        </table:table-row>
        <table:table-row table:style-name="ro1">
          <table:table-cell office:value-type="string">
            <text:p>MUSSEQUENHA O MEU MERCADINHO</text:p>
          </table:table-cell>
          <table:table-cell office:value-type="string">
            <text:p>Rua Direita dos Complexos Cacuaco Sede, Luanda, Angola</text:p>
          </table:table-cell>
          <table:table-cell office:value-type="string">
            <text:p>945 948 774</text:p>
          </table:table-cell>
        </table:table-row>
        <table:table-row table:style-name="ro1">
          <table:table-cell office:value-type="string">
            <text:p>N-Bolos Confeitaria</text:p>
          </table:table-cell>
          <table:table-cell office:value-type="string">
            <text:p>35JF+MFJ, Talatona, Angola</text:p>
          </table:table-cell>
          <table:table-cell office:value-type="string">
            <text:p>930 104 818</text:p>
          </table:table-cell>
        </table:table-row>
        <table:table-row table:style-name="ro1">
          <table:table-cell office:value-type="string">
            <text:p>Nascimento Mansion</text:p>
          </table:table-cell>
          <table:table-cell office:value-type="string">
            <text:p>Nascimento Mansion Rua Domingos Pedro, Minhota, R. da Mitcha, Lubango, Angola</text:p>
          </table:table-cell>
          <table:table-cell office:value-type="string">
            <text:p>942 325 107</text:p>
          </table:table-cell>
        </table:table-row>
        <table:table-row table:style-name="ro1">
          <table:table-cell office:value-type="string">
            <text:p>Newlys Supermercado</text:p>
          </table:table-cell>
          <table:table-cell office:value-type="string">
            <text:p>R. Joaquim Kapango 71, Luanda, Angola</text:p>
          </table:table-cell>
          <table:table-cell office:value-type="string">
            <text:p>916 297 036</text:p>
          </table:table-cell>
        </table:table-row>
        <table:table-row table:style-name="ro1">
          <table:table-cell office:value-type="string">
            <text:p>Nossa casa kicolo</text:p>
          </table:table-cell>
          <table:table-cell office:value-type="string">
            <text:p>689F+HHH, N´Gola Kiluanje, Luanda, Angola</text:p>
          </table:table-cell>
          <table:table-cell office:value-type="string">
            <text:p>924 120 103</text:p>
          </table:table-cell>
        </table:table-row>
        <table:table-row table:style-name="ro1">
          <table:table-cell office:value-type="string">
            <text:p>Nossa casa stalage 1</text:p>
          </table:table-cell>
          <table:table-cell office:value-type="string">
            <text:p>485X+9F, Luanda, Angola</text:p>
          </table:table-cell>
          <table:table-cell office:value-type="string">
            <text:p>926 377 390</text:p>
          </table:table-cell>
        </table:table-row>
        <table:table-row table:style-name="ro1">
          <table:table-cell office:value-type="string">
            <text:p>Nosso Super</text:p>
          </table:table-cell>
          <table:table-cell office:value-type="string">
            <text:p>C7W3+QFV, Cabinda, Angola</text:p>
          </table:table-cell>
          <table:table-cell office:value-type="string">
            <text:p>911 456 589</text:p>
          </table:table-cell>
        </table:table-row>
        <table:table-row table:style-name="ro1">
          <table:table-cell office:value-type="string">
            <text:p>Nosso Super</text:p>
          </table:table-cell>
          <table:table-cell office:value-type="string">
            <text:p>9CW4+55R, Benguela, Angola</text:p>
          </table:table-cell>
          <table:table-cell office:value-type="string">
            <text:p>931 480 000</text:p>
          </table:table-cell>
        </table:table-row>
        <table:table-row table:style-name="ro1">
          <table:table-cell office:value-type="string">
            <text:p>Nosso Super</text:p>
          </table:table-cell>
          <table:table-cell office:value-type="string">
            <text:p>3GV6+VC6, Lubango, Angola</text:p>
          </table:table-cell>
          <table:table-cell office:value-type="string">
            <text:p>942 243 831</text:p>
          </table:table-cell>
        </table:table-row>
        <table:table-row table:style-name="ro1">
          <table:table-cell office:value-type="string">
            <text:p>Nosso Super</text:p>
          </table:table-cell>
          <table:table-cell office:value-type="string">
            <text:p>6PJ6+XWR, Huambo, Angola</text:p>
          </table:table-cell>
          <table:table-cell office:value-type="string">
            <text:p>949 688 552</text:p>
          </table:table-cell>
        </table:table-row>
        <table:table-row table:style-name="ro1">
          <table:table-cell office:value-type="string">
            <text:p>nova fumetal</text:p>
          </table:table-cell>
          <table:table-cell office:value-type="string">
            <text:p>Benguela, Angola</text:p>
          </table:table-cell>
          <table:table-cell office:value-type="string">
            <text:p>958 442 147</text:p>
          </table:table-cell>
        </table:table-row>
        <table:table-row table:style-name="ro1">
          <table:table-cell office:value-type="string">
            <text:p>Nutriboty - Saúde e bem-estar | Produtos naturais</text:p>
          </table:table-cell>
          <table:table-cell office:value-type="string">
            <text:p>Rua Stª Bárbara, Coreia, Bairro da, Luanda, Angola</text:p>
          </table:table-cell>
          <table:table-cell office:value-type="string">
            <text:p>943 284 016</text:p>
          </table:table-cell>
        </table:table-row>
        <table:table-row table:style-name="ro1">
          <table:table-cell office:value-type="string">
            <text:p>O Canudinho</text:p>
          </table:table-cell>
          <table:table-cell office:value-type="string">
            <text:p>36M9+GXX, R. 70, Luanda, Angola</text:p>
          </table:table-cell>
          <table:table-cell office:value-type="string">
            <text:p>927 062 289</text:p>
          </table:table-cell>
        </table:table-row>
        <table:table-row table:style-name="ro1">
          <table:table-cell office:value-type="string">
            <text:p>Odel's Café</text:p>
          </table:table-cell>
          <table:table-cell office:value-type="string">
            <text:p>6PMH+V55, Huambo, Angola</text:p>
          </table:table-cell>
          <table:table-cell office:value-type="string">
            <text:p>942 675 813</text:p>
          </table:table-cell>
        </table:table-row>
        <table:table-row table:style-name="ro1">
          <table:table-cell office:value-type="string">
            <text:p>Oficina ao domicílio</text:p>
          </table:table-cell>
          <table:table-cell office:value-type="string">
            <text:p>Luanda, Angola</text:p>
          </table:table-cell>
          <table:table-cell office:value-type="string">
            <text:p>957 932 113</text:p>
          </table:table-cell>
        </table:table-row>
        <table:table-row table:style-name="ro1">
          <table:table-cell office:value-type="string">
            <text:p>OFICINA AUTO NABAMBE</text:p>
          </table:table-cell>
          <table:table-cell office:value-type="string">
            <text:p>NABAMBE, Lubango, Angola</text:p>
          </table:table-cell>
          <table:table-cell office:value-type="string">
            <text:p>948 087 777</text:p>
          </table:table-cell>
        </table:table-row>
        <table:table-row table:style-name="ro1">
          <table:table-cell office:value-type="string">
            <text:p>Oficina do Adelino Mecânica Auto</text:p>
          </table:table-cell>
          <table:table-cell office:value-type="string">
            <text:p>Huambo Cidade Baixa, Rua da Zona Industrial Ligeira , São João, Popular, Huambo, Angola</text:p>
          </table:table-cell>
          <table:table-cell office:value-type="string">
            <text:p>923 892 310</text:p>
          </table:table-cell>
        </table:table-row>
        <table:table-row table:style-name="ro1">
          <table:table-cell office:value-type="string">
            <text:p>Oficina GFB22AM</text:p>
          </table:table-cell>
          <table:table-cell office:value-type="string">
            <text:p>Bairro da juventude, Huambo, Angola</text:p>
          </table:table-cell>
          <table:table-cell office:value-type="string">
            <text:p>930 715 201</text:p>
          </table:table-cell>
        </table:table-row>
        <table:table-row table:style-name="ro1">
          <table:table-cell office:value-type="string">
            <text:p>Oficina HPX Comercial Auto</text:p>
          </table:table-cell>
          <table:table-cell office:value-type="string">
            <text:p>3GGQ+89P, Lubango, Angola</text:p>
          </table:table-cell>
          <table:table-cell office:value-type="string">
            <text:p>925 444 444</text:p>
          </table:table-cell>
        </table:table-row>
        <table:table-row table:style-name="ro1">
          <table:table-cell office:value-type="string">
            <text:p>Oficina Mundo das Cores</text:p>
          </table:table-cell>
          <table:table-cell office:value-type="string">
            <text:p>Bairro São joão, rua alto precisão, Huambo, Angola</text:p>
          </table:table-cell>
          <table:table-cell office:value-type="string">
            <text:p>937 779 992</text:p>
          </table:table-cell>
        </table:table-row>
        <table:table-row table:style-name="ro1">
          <table:table-cell office:value-type="string">
            <text:p>OK Furniture Huambo (Old)</text:p>
          </table:table-cell>
          <table:table-cell office:value-type="string">
            <text:p>Shop 13 Shoprite Centre Main Road, Huambo, Angola</text:p>
          </table:table-cell>
          <table:table-cell office:value-type="string">
            <text:p>934 996 298</text:p>
          </table:table-cell>
        </table:table-row>
        <table:table-row table:style-name="ro1">
          <table:table-cell office:value-type="string">
            <text:p>Ombolo Yapia</text:p>
          </table:table-cell>
          <table:table-cell office:value-type="string">
            <text:p>3FMV+6GC, Lubango, Angola</text:p>
          </table:table-cell>
          <table:table-cell office:value-type="string">
            <text:p>945 055 355</text:p>
          </table:table-cell>
        </table:table-row>
        <table:table-row table:style-name="ro1">
          <table:table-cell office:value-type="string">
            <text:p>ON FILTER, LDA LUBANGO</text:p>
          </table:table-cell>
          <table:table-cell office:value-type="string">
            <text:p>bombas das Umta-lubango, Ave.Bula matade, Lubango, Angola</text:p>
          </table:table-cell>
          <table:table-cell office:value-type="string">
            <text:p>923 472 729</text:p>
          </table:table-cell>
        </table:table-row>
        <table:table-row table:style-name="ro1">
          <table:table-cell office:value-type="string">
            <text:p>OokoO Angola</text:p>
          </table:table-cell>
          <table:table-cell office:value-type="string">
            <text:p>Luanda, Angola</text:p>
          </table:table-cell>
          <table:table-cell office:value-type="string">
            <text:p>936 423 503</text:p>
          </table:table-cell>
        </table:table-row>
        <table:table-row table:style-name="ro1">
          <table:table-cell office:value-type="string">
            <text:p>Organização Mingas</text:p>
          </table:table-cell>
          <table:table-cell office:value-type="string">
            <text:p>95JP+QW9, Estr. do Chiweca, Cabinda, Angola</text:p>
          </table:table-cell>
          <table:table-cell office:value-type="string">
            <text:p>944 140 014</text:p>
          </table:table-cell>
        </table:table-row>
        <table:table-row table:style-name="ro1">
          <table:table-cell office:value-type="string">
            <text:p>Organizações Atn</text:p>
          </table:table-cell>
          <table:table-cell office:value-type="string">
            <text:p>Puila Zona primeiro de Maio, Cabinda, Angola</text:p>
          </table:table-cell>
          <table:table-cell office:value-type="string">
            <text:p>940 061 942</text:p>
          </table:table-cell>
        </table:table-row>
        <table:table-row table:style-name="ro1">
          <table:table-cell office:value-type="string">
            <text:p>Organizações D S (Sky Bar DS)</text:p>
          </table:table-cell>
          <table:table-cell office:value-type="string">
            <text:p>C5HQ+92M, R. dos Assuntos Sociais, Cabinda, Angola</text:p>
          </table:table-cell>
          <table:table-cell office:value-type="string">
            <text:p>937 082 848</text:p>
          </table:table-cell>
        </table:table-row>
        <table:table-row table:style-name="ro1">
          <table:table-cell office:value-type="string">
            <text:p>ORGANIZAÇÕES F.M.M (SERVIÇOS, COMÉRCIO, PASTELARIA, GRÁFICA, ESTÚDIO E CENTRO DE FORMAÇÃO)</text:p>
          </table:table-cell>
          <table:table-cell office:value-type="string">
            <text:p>Cabinda, Angola</text:p>
          </table:table-cell>
          <table:table-cell office:value-type="string">
            <text:p>927 475 366</text:p>
          </table:table-cell>
        </table:table-row>
        <table:table-row table:style-name="ro1">
          <table:table-cell office:value-type="string">
            <text:p>Owiky Confeitaria</text:p>
          </table:table-cell>
          <table:table-cell office:value-type="string">
            <text:p>Kk5000, frente ao prédio G8, Belas, Angola</text:p>
          </table:table-cell>
          <table:table-cell office:value-type="string">
            <text:p>921 624 344</text:p>
          </table:table-cell>
        </table:table-row>
        <table:table-row table:style-name="ro1">
          <table:table-cell office:value-type="string">
            <text:p>Padaria - Santa Bárbara &amp; Laúca</text:p>
          </table:table-cell>
          <table:table-cell office:value-type="string">
            <text:p>Kilamba, Angola</text:p>
          </table:table-cell>
          <table:table-cell office:value-type="string">
            <text:p>927 779 516</text:p>
          </table:table-cell>
        </table:table-row>
        <table:table-row table:style-name="ro1">
          <table:table-cell office:value-type="string">
            <text:p>Padaria AGENOVA</text:p>
          </table:table-cell>
          <table:table-cell office:value-type="string">
            <text:p>99F7+X3P, Benguela, Angola</text:p>
          </table:table-cell>
          <table:table-cell office:value-type="string">
            <text:p>923 424 352</text:p>
          </table:table-cell>
        </table:table-row>
        <table:table-row table:style-name="ro1">
          <table:table-cell office:value-type="string">
            <text:p>PADARIA ANGOU ALAMANE</text:p>
          </table:table-cell>
          <table:table-cell office:value-type="string">
            <text:p>VIA EXPRESSA, BAIRRO 11 DE NOVEMBRO, Angola</text:p>
          </table:table-cell>
          <table:table-cell office:value-type="string">
            <text:p>921 233 003</text:p>
          </table:table-cell>
        </table:table-row>
        <table:table-row table:style-name="ro1">
          <table:table-cell office:value-type="string">
            <text:p>Padaria Angou Alamane</text:p>
          </table:table-cell>
          <table:table-cell office:value-type="string">
            <text:p>Estr. de Catete, Angola</text:p>
          </table:table-cell>
          <table:table-cell office:value-type="string">
            <text:p>931 627 002</text:p>
          </table:table-cell>
        </table:table-row>
        <table:table-row table:style-name="ro1">
          <table:table-cell office:value-type="string">
            <text:p>Padaria e pastelaria</text:p>
          </table:table-cell>
          <table:table-cell office:value-type="string">
            <text:p>4G27+5JF, Lubango, Angola</text:p>
          </table:table-cell>
          <table:table-cell office:value-type="string">
            <text:p>938 445 505</text:p>
          </table:table-cell>
        </table:table-row>
        <table:table-row table:style-name="ro1">
          <table:table-cell office:value-type="string">
            <text:p>Padaria Elwava</text:p>
          </table:table-cell>
          <table:table-cell office:value-type="string">
            <text:p>Via, 28G5+PGF, Belas, Angola</text:p>
          </table:table-cell>
          <table:table-cell office:value-type="string">
            <text:p>941 859 555</text:p>
          </table:table-cell>
        </table:table-row>
        <table:table-row table:style-name="ro1">
          <table:table-cell office:value-type="string">
            <text:p>Padaria Luanda</text:p>
          </table:table-cell>
          <table:table-cell office:value-type="string">
            <text:p>R. Direita 224, 2530-244 Leça da Palmeira, Portugal</text:p>
          </table:table-cell>
          <table:table-cell office:value-type="string">
            <text:p>22 995 1592</text:p>
          </table:table-cell>
        </table:table-row>
        <table:table-row table:style-name="ro1">
          <table:table-cell office:value-type="string">
            <text:p>Padaria Luanda 3</text:p>
          </table:table-cell>
          <table:table-cell office:value-type="string">
            <text:p>R. Godinho 570, 4450-134 Matosinhos, Portugal</text:p>
          </table:table-cell>
          <table:table-cell office:value-type="string">
            <text:p>22 016 9093</text:p>
          </table:table-cell>
        </table:table-row>
        <table:table-row table:style-name="ro1">
          <table:table-cell office:value-type="string">
            <text:p>Padaria N,Gonçalves alex</text:p>
          </table:table-cell>
          <table:table-cell office:value-type="string">
            <text:p>Rua Balumeca, Sub zona18 travessa loja azul luanda, Golfo1, Luanda, Angola</text:p>
          </table:table-cell>
          <table:table-cell office:value-type="string">
            <text:p>923 332 623</text:p>
          </table:table-cell>
        </table:table-row>
        <table:table-row table:style-name="ro1">
          <table:table-cell office:value-type="string">
            <text:p>PADARIA NUNAKA</text:p>
          </table:table-cell>
          <table:table-cell office:value-type="string">
            <text:p>56PJ+43M BENFICA PARTIDO, LUANDA, Luanda, Angola</text:p>
          </table:table-cell>
          <table:table-cell office:value-type="string">
            <text:p>948 933 600</text:p>
          </table:table-cell>
        </table:table-row>
        <table:table-row table:style-name="ro1">
          <table:table-cell office:value-type="string">
            <text:p>Padaria Pani-Melhor</text:p>
          </table:table-cell>
          <table:table-cell office:value-type="string">
            <text:p>Rua Dos Armazéns. Próximo A Igreja Bom Deus Bairro Tchinguari, Belas, Angola</text:p>
          </table:table-cell>
          <table:table-cell office:value-type="string">
            <text:p>917 006 061</text:p>
          </table:table-cell>
        </table:table-row>
        <table:table-row table:style-name="ro1">
          <table:table-cell office:value-type="string">
            <text:p>Padaria Santa Luzia</text:p>
          </table:table-cell>
          <table:table-cell office:value-type="string">
            <text:p>WCP9+RHR, Zango IV, Angola</text:p>
          </table:table-cell>
          <table:table-cell office:value-type="string">
            <text:p>939 159 909</text:p>
          </table:table-cell>
        </table:table-row>
        <table:table-row table:style-name="ro1">
          <table:table-cell office:value-type="string">
            <text:p>Padaria Saria</text:p>
          </table:table-cell>
          <table:table-cell office:value-type="string">
            <text:p>Alameda Padre Américo, Catumbela, Angola</text:p>
          </table:table-cell>
          <table:table-cell office:value-type="string">
            <text:p>929 282 361</text:p>
          </table:table-cell>
        </table:table-row>
        <table:table-row table:style-name="ro1">
          <table:table-cell office:value-type="string">
            <text:p>Padaria sua alegria</text:p>
          </table:table-cell>
          <table:table-cell office:value-type="string">
            <text:p>Rua Patricio Lumumba, Gabela, Angola</text:p>
          </table:table-cell>
          <table:table-cell office:value-type="string">
            <text:p>938 153 040</text:p>
          </table:table-cell>
        </table:table-row>
        <table:table-row table:style-name="ro1">
          <table:table-cell office:value-type="string">
            <text:p>Padaria Vanan</text:p>
          </table:table-cell>
          <table:table-cell office:value-type="string">
            <text:p>56HC+G5M, Luanda, Angola</text:p>
          </table:table-cell>
          <table:table-cell office:value-type="string">
            <text:p>912 515 559</text:p>
          </table:table-cell>
        </table:table-row>
        <table:table-row table:style-name="ro1">
          <table:table-cell office:value-type="string">
            <text:p>Padaria Yeza</text:p>
          </table:table-cell>
          <table:table-cell office:value-type="string">
            <text:p>95XV+CXP, Cabinda, Angola</text:p>
          </table:table-cell>
          <table:table-cell office:value-type="string">
            <text:p>926 647 187</text:p>
          </table:table-cell>
        </table:table-row>
        <table:table-row table:style-name="ro1">
          <table:table-cell office:value-type="string">
            <text:p>padaria.da.olga</text:p>
          </table:table-cell>
          <table:table-cell office:value-type="string">
            <text:p>R. Cidade de Benguela 301, 1800-071 Lisboa, Portugal</text:p>
          </table:table-cell>
          <table:table-cell office:value-type="string">
            <text:p>918 836 691</text:p>
          </table:table-cell>
        </table:table-row>
        <table:table-row table:style-name="ro1">
          <table:table-cell office:value-type="string">
            <text:p>Panibom</text:p>
          </table:table-cell>
          <table:table-cell office:value-type="string">
            <text:p>Benguela, Angola</text:p>
          </table:table-cell>
          <table:table-cell office:value-type="string">
            <text:p>272 234 114</text:p>
          </table:table-cell>
        </table:table-row>
        <table:table-row table:style-name="ro1">
          <table:table-cell office:value-type="string">
            <text:p>Pastelaria Chaves Luanda</text:p>
          </table:table-cell>
          <table:table-cell office:value-type="string">
            <text:p>Rua Moisés Cardoso 23, Luanda, Angola</text:p>
          </table:table-cell>
          <table:table-cell office:value-type="string">
            <text:p>924 061 205</text:p>
          </table:table-cell>
        </table:table-row>
        <table:table-row table:style-name="ro1">
          <table:table-cell office:value-type="string">
            <text:p>Pastelaria Doces D'casa</text:p>
          </table:table-cell>
          <table:table-cell office:value-type="string">
            <text:p>39H6+2QV, R. do Imbondeiro, Luanda, Angola</text:p>
          </table:table-cell>
          <table:table-cell office:value-type="string">
            <text:p>928 989 549</text:p>
          </table:table-cell>
        </table:table-row>
        <table:table-row table:style-name="ro1">
          <table:table-cell office:value-type="string">
            <text:p>Pastelaria Jango Central</text:p>
          </table:table-cell>
          <table:table-cell office:value-type="string">
            <text:p>Rua Teixeira de Sousa, Huambo, Angola</text:p>
          </table:table-cell>
          <table:table-cell office:value-type="string">
            <text:p>933 897 674</text:p>
          </table:table-cell>
        </table:table-row>
        <table:table-row table:style-name="ro1">
          <table:table-cell office:value-type="string">
            <text:p>Pastelaria Maria (doces de excelência)</text:p>
          </table:table-cell>
          <table:table-cell office:value-type="string">
            <text:p>3FCJ+FHH, Lubango, Angola</text:p>
          </table:table-cell>
          <table:table-cell office:value-type="string">
            <text:p>923 636 002</text:p>
          </table:table-cell>
        </table:table-row>
        <table:table-row table:style-name="ro1">
          <table:table-cell office:value-type="string">
            <text:p>Pastelaria Massa do Rei</text:p>
          </table:table-cell>
          <table:table-cell office:value-type="string">
            <text:p>5Q37+XQR Centralidade do Lossambo, Huambo, Angola</text:p>
          </table:table-cell>
          <table:table-cell office:value-type="string">
            <text:p>931 089 908</text:p>
          </table:table-cell>
        </table:table-row>
        <table:table-row table:style-name="ro1">
          <table:table-cell office:value-type="string">
            <text:p>Pastelaria MJC</text:p>
          </table:table-cell>
          <table:table-cell office:value-type="string">
            <text:p>6PGJ+GG3, R. de Benguela, Huambo, Angola</text:p>
          </table:table-cell>
          <table:table-cell office:value-type="string">
            <text:p>923 331 630</text:p>
          </table:table-cell>
        </table:table-row>
        <table:table-row table:style-name="ro1">
          <table:table-cell office:value-type="string">
            <text:p>Pasterlaria Doce Mel</text:p>
          </table:table-cell>
          <table:table-cell office:value-type="string">
            <text:p>R. Rei Katyavala 35, Luanda, Angola</text:p>
          </table:table-cell>
          <table:table-cell office:value-type="string">
            <text:p>924 711 920</text:p>
          </table:table-cell>
        </table:table-row>
        <table:table-row table:style-name="ro1">
          <table:table-cell office:value-type="string">
            <text:p>Paulista Sumos e Lanches Naturais</text:p>
          </table:table-cell>
          <table:table-cell office:value-type="string">
            <text:p>56PG+G94 Castelo Branco, Rua Francisco das Necessidade, Luanda, Angola</text:p>
          </table:table-cell>
          <table:table-cell office:value-type="string">
            <text:p>949 987 433</text:p>
          </table:table-cell>
        </table:table-row>
        <table:table-row table:style-name="ro1">
          <table:table-cell office:value-type="string">
            <text:p>PEP Angola Benguela 1</text:p>
          </table:table-cell>
          <table:table-cell office:value-type="string">
            <text:p>R. 31 de Janeiro, Benguela, Angola</text:p>
          </table:table-cell>
          <table:table-cell office:value-type="string">
            <text:p>935 150 608</text:p>
          </table:table-cell>
        </table:table-row>
        <table:table-row table:style-name="ro1">
          <table:table-cell office:value-type="string">
            <text:p>PEP Angola Cabinda Cabassango</text:p>
          </table:table-cell>
          <table:table-cell office:value-type="string">
            <text:p>Simindele Quarter, EN201, Cabinda, Angola</text:p>
          </table:table-cell>
          <table:table-cell office:value-type="string">
            <text:p>935 150 608</text:p>
          </table:table-cell>
        </table:table-row>
        <table:table-row table:style-name="ro1">
          <table:table-cell office:value-type="string">
            <text:p>PEP Angola Cabinda Shoprite</text:p>
          </table:table-cell>
          <table:table-cell office:value-type="string">
            <text:p>Shoprite Supermercado, EN100, Cabinda, Angola</text:p>
          </table:table-cell>
          <table:table-cell office:value-type="string">
            <text:p>935 150 608</text:p>
          </table:table-cell>
        </table:table-row>
        <table:table-row table:style-name="ro1">
          <table:table-cell office:value-type="string">
            <text:p>PEP Angola Huambo 2</text:p>
          </table:table-cell>
          <table:table-cell office:value-type="string">
            <text:p>6P5V+FX Shop 1, Shoprite, Huambo, Angola</text:p>
          </table:table-cell>
          <table:table-cell office:value-type="string">
            <text:p>935 150 608</text:p>
          </table:table-cell>
        </table:table-row>
        <table:table-row table:style-name="ro1">
          <table:table-cell office:value-type="string">
            <text:p>PEP Angola Huambo 3</text:p>
          </table:table-cell>
          <table:table-cell office:value-type="string">
            <text:p>6PMX+75Q, Huambo, Angola</text:p>
          </table:table-cell>
          <table:table-cell office:value-type="string">
            <text:p>935 150 608</text:p>
          </table:table-cell>
        </table:table-row>
        <table:table-row table:style-name="ro1">
          <table:table-cell office:value-type="string">
            <text:p>PEP Angola Lubango 1</text:p>
          </table:table-cell>
          <table:table-cell office:value-type="string">
            <text:p>R. 1 de Agosto, Lubango, Angola</text:p>
          </table:table-cell>
          <table:table-cell office:value-type="string">
            <text:p>935 150 608</text:p>
          </table:table-cell>
        </table:table-row>
        <table:table-row table:style-name="ro1">
          <table:table-cell office:value-type="string">
            <text:p>PEP Angola Lubango 3</text:p>
          </table:table-cell>
          <table:table-cell office:value-type="string">
            <text:p>R. Dr. Agostinho Neto, Lubango, Angola</text:p>
          </table:table-cell>
          <table:table-cell office:value-type="string">
            <text:p>935 150 608</text:p>
          </table:table-cell>
        </table:table-row>
        <table:table-row table:style-name="ro1">
          <table:table-cell office:value-type="string">
            <text:p>PEP Angola Lubango Kero</text:p>
          </table:table-cell>
          <table:table-cell office:value-type="string">
            <text:p>Av. 4 de Fevereiro, Lubango, Angola</text:p>
          </table:table-cell>
          <table:table-cell office:value-type="string">
            <text:p>935 150 608</text:p>
          </table:table-cell>
        </table:table-row>
        <table:table-row table:style-name="ro1">
          <table:table-cell office:value-type="string">
            <text:p>PERFUMARIA E COSMÉTICOS BEM FEITO</text:p>
          </table:table-cell>
          <table:table-cell office:value-type="string">
            <text:p>CC66+HMQ, R. Damas Moura, Benguela, Angola</text:p>
          </table:table-cell>
          <table:table-cell office:value-type="string">
            <text:p>913 002 222</text:p>
          </table:table-cell>
        </table:table-row>
        <table:table-row table:style-name="ro1">
          <table:table-cell office:value-type="string">
            <text:p>Pérola de Gingko - Clínica De Terapias Naturais</text:p>
          </table:table-cell>
          <table:table-cell office:value-type="string">
            <text:p>56CM+2C6, Luanda, Angola</text:p>
          </table:table-cell>
          <table:table-cell office:value-type="string">
            <text:p>926 648 767</text:p>
          </table:table-cell>
        </table:table-row>
        <table:table-row table:style-name="ro1">
          <table:table-cell office:value-type="string">
            <text:p>PGF LDA</text:p>
          </table:table-cell>
          <table:table-cell office:value-type="string">
            <text:p>C5RQ+WH5, Largo do ambiente, Cabinda, Angola</text:p>
          </table:table-cell>
          <table:table-cell office:value-type="string">
            <text:p>947 018 285</text:p>
          </table:table-cell>
        </table:table-row>
        <table:table-row table:style-name="ro1">
          <table:table-cell office:value-type="string">
            <text:p>PGR- Delegação</text:p>
          </table:table-cell>
          <table:table-cell office:value-type="string">
            <text:p>C9CX+3Q4, R. Sacadura Cabral, Benguela, Angola</text:p>
          </table:table-cell>
          <table:table-cell office:value-type="string">
            <text:p>272 235 977</text:p>
          </table:table-cell>
        </table:table-row>
        <table:table-row table:style-name="ro1">
          <table:table-cell office:value-type="string">
            <text:p>Plantox, Lda</text:p>
          </table:table-cell>
          <table:table-cell office:value-type="string">
            <text:p>R. Nova de São Crispim 60, 4000-362 Porto, Portugal</text:p>
          </table:table-cell>
          <table:table-cell office:value-type="string">
            <text:p>968 729 594</text:p>
          </table:table-cell>
        </table:table-row>
        <table:table-row table:style-name="ro1">
          <table:table-cell office:value-type="string">
            <text:p>Por detrás da padaria do cimeteiro municipal</text:p>
          </table:table-cell>
          <table:table-cell office:value-type="string">
            <text:p>95XV+445, Cabinda, Angola</text:p>
          </table:table-cell>
          <table:table-cell office:value-type="string">
            <text:p>928 182 512</text:p>
          </table:table-cell>
        </table:table-row>
        <table:table-row table:style-name="ro1">
          <table:table-cell office:value-type="string">
            <text:p>Porbenguela</text:p>
          </table:table-cell>
          <table:table-cell office:value-type="string">
            <text:p>R. Infante Dom Henrique 45, Benguela, Angola</text:p>
          </table:table-cell>
          <table:table-cell office:value-type="string">
            <text:p>926 253 550</text:p>
          </table:table-cell>
        </table:table-row>
        <table:table-row table:style-name="ro1">
          <table:table-cell office:value-type="string">
            <text:p>Porto De Cabinda</text:p>
          </table:table-cell>
          <table:table-cell office:value-type="string">
            <text:p>R. do Comércio 68, Cabinda, Angola</text:p>
          </table:table-cell>
          <table:table-cell office:value-type="string">
            <text:p>231 223 007</text:p>
          </table:table-cell>
        </table:table-row>
        <table:table-row table:style-name="ro1">
          <table:table-cell office:value-type="string">
            <text:p>PRA Auto</text:p>
          </table:table-cell>
          <table:table-cell office:value-type="string">
            <text:p>R. Sousa Lara 12, Luanda, Angola</text:p>
          </table:table-cell>
          <table:table-cell office:value-type="string">
            <text:p>931 310 705</text:p>
          </table:table-cell>
        </table:table-row>
        <table:table-row table:style-name="ro1">
          <table:table-cell office:value-type="string">
            <text:p>PRECIOSA Art Mix</text:p>
          </table:table-cell>
          <table:table-cell office:value-type="string">
            <text:p>Próximo a Sé Cátedral, Tv. Guerra Junqueiro, Benguela, Angola</text:p>
          </table:table-cell>
          <table:table-cell office:value-type="string">
            <text:p>947 368 479</text:p>
          </table:table-cell>
        </table:table-row>
        <table:table-row table:style-name="ro1">
          <table:table-cell office:value-type="string">
            <text:p>Princessdecor</text:p>
          </table:table-cell>
          <table:table-cell office:value-type="string">
            <text:p>5Q37+PMH Centralidade do Lossambo, Huambo, Angola</text:p>
          </table:table-cell>
          <table:table-cell office:value-type="string">
            <text:p>945 264 145</text:p>
          </table:table-cell>
        </table:table-row>
        <table:table-row table:style-name="ro1">
          <table:table-cell office:value-type="string">
            <text:p>PRIS FOOD, uma delícia de sabor</text:p>
          </table:table-cell>
          <table:table-cell office:value-type="string">
            <text:p>Rua, rio Longa, Quarteirão Z, edifício Z09- Centralidade do Kilamba, Belas, Angola</text:p>
          </table:table-cell>
          <table:table-cell office:value-type="string">
            <text:p>949 400 750</text:p>
          </table:table-cell>
        </table:table-row>
        <table:table-row table:style-name="ro1">
          <table:table-cell office:value-type="string">
            <text:p>Procenter Cabinda</text:p>
          </table:table-cell>
          <table:table-cell office:value-type="string">
            <text:p>Avenida Duque de Chiazi Junto a antiga fábrica de Panelas, Cabinda, Angola</text:p>
          </table:table-cell>
          <table:table-cell office:value-type="string">
            <text:p>944 090 182</text:p>
          </table:table-cell>
        </table:table-row>
        <table:table-row table:style-name="ro1">
          <table:table-cell office:value-type="string">
            <text:p>Procenter Loja Benguela</text:p>
          </table:table-cell>
          <table:table-cell office:value-type="string">
            <text:p>Rua do Mercado Municipal de Benguela, Próximo do Hotel MombaKa, Benguela, Angola</text:p>
          </table:table-cell>
          <table:table-cell office:value-type="string">
            <text:p>944 090 563</text:p>
          </table:table-cell>
        </table:table-row>
        <table:table-row table:style-name="ro1">
          <table:table-cell office:value-type="string">
            <text:p>Produtos Esther - Cosméticos Naturais</text:p>
          </table:table-cell>
          <table:table-cell office:value-type="string">
            <text:p>Fátima, Huambo, Angola</text:p>
          </table:table-cell>
          <table:table-cell office:value-type="string">
            <text:p>946 012 035</text:p>
          </table:table-cell>
        </table:table-row>
        <table:table-row table:style-name="ro1">
          <table:table-cell office:value-type="string">
            <text:p>Provincial government's Kwanza Norte</text:p>
          </table:table-cell>
          <table:table-cell office:value-type="string">
            <text:p>MWW5+8M6, N'dalatando, Angola</text:p>
          </table:table-cell>
          <table:table-cell office:value-type="string">
            <text:p>933 996 318</text:p>
          </table:table-cell>
        </table:table-row>
        <table:table-row table:style-name="ro1">
          <table:table-cell office:value-type="string">
            <text:p>PRU Eventos</text:p>
          </table:table-cell>
          <table:table-cell office:value-type="string">
            <text:p>C6JJ+HW8, Cabinda, Angola</text:p>
          </table:table-cell>
          <table:table-cell office:value-type="string">
            <text:p>943 168 245</text:p>
          </table:table-cell>
        </table:table-row>
        <table:table-row table:style-name="ro1">
          <table:table-cell office:value-type="string">
            <text:p>PT ENDE</text:p>
          </table:table-cell>
          <table:table-cell office:value-type="string">
            <text:p>3F7G+9CM, Lubango, Angola</text:p>
          </table:table-cell>
          <table:table-cell office:value-type="string">
            <text:p>943 440 550</text:p>
          </table:table-cell>
        </table:table-row>
        <table:table-row table:style-name="ro1">
          <table:table-cell office:value-type="string">
            <text:p>PUMANGOL</text:p>
          </table:table-cell>
          <table:table-cell office:value-type="string">
            <text:p>3GGQ+99F Chico, Lubango, Angola</text:p>
          </table:table-cell>
          <table:table-cell office:value-type="string">
            <text:p>920 000 000</text:p>
          </table:table-cell>
        </table:table-row>
        <table:table-row table:style-name="ro1">
          <table:table-cell office:value-type="string">
            <text:p>Representações LA</text:p>
          </table:table-cell>
          <table:table-cell office:value-type="string">
            <text:p>RUA DO COMERCIO, Cabinda, Angola</text:p>
          </table:table-cell>
          <table:table-cell office:value-type="string">
            <text:p>924 374 000</text:p>
          </table:table-cell>
        </table:table-row>
        <table:table-row table:style-name="ro1">
          <table:table-cell office:value-type="string">
            <text:p>Restaurante Café Del Mar</text:p>
          </table:table-cell>
          <table:table-cell office:value-type="string">
            <text:p>Ilha de Luanda, Av. Murtala Mohammed, Luanda, Angola</text:p>
          </table:table-cell>
          <table:table-cell office:value-type="string">
            <text:p>923 581 333</text:p>
          </table:table-cell>
        </table:table-row>
        <table:table-row table:style-name="ro1">
          <table:table-cell office:value-type="string">
            <text:p>Restaurante Empório Lenita</text:p>
          </table:table-cell>
          <table:table-cell office:value-type="string">
            <text:p>Mutamba, R. Tipografia Mamã Tita 19, Luanda, Angola</text:p>
          </table:table-cell>
          <table:table-cell office:value-type="string">
            <text:p>939 403 800</text:p>
          </table:table-cell>
        </table:table-row>
        <table:table-row table:style-name="ro1">
          <table:table-cell office:value-type="string">
            <text:p>Restaurante Huambo RH</text:p>
          </table:table-cell>
          <table:table-cell office:value-type="string">
            <text:p>6PCR+5CF Jardim da Cultura, Rua Doutor Lacerda, Huambo, Angola</text:p>
          </table:table-cell>
          <table:table-cell office:value-type="string">
            <text:p>940 640 005</text:p>
          </table:table-cell>
        </table:table-row>
        <table:table-row table:style-name="ro1">
          <table:table-cell office:value-type="string">
            <text:p>Rjg Lubango</text:p>
          </table:table-cell>
          <table:table-cell office:value-type="string">
            <text:p>3FCC+V7W, Estr. da Mapunda, Lubango, Angola</text:p>
          </table:table-cell>
          <table:table-cell office:value-type="string">
            <text:p>922 775 662</text:p>
          </table:table-cell>
        </table:table-row>
        <table:table-row table:style-name="ro1">
          <table:table-cell office:value-type="string">
            <text:p>S-MART</text:p>
          </table:table-cell>
          <table:table-cell office:value-type="string">
            <text:p>Av. Hoji ya Henda, Luanda, Angola</text:p>
          </table:table-cell>
          <table:table-cell office:value-type="string">
            <text:p>923 400 129</text:p>
          </table:table-cell>
        </table:table-row>
        <table:table-row table:style-name="ro1">
          <table:table-cell office:value-type="string">
            <text:p>Sá Da Bandeira</text:p>
          </table:table-cell>
          <table:table-cell office:value-type="string">
            <text:p>3FMW+HC6, R. 1 de Agosto, Lubango, Angola</text:p>
          </table:table-cell>
          <table:table-cell office:value-type="string">
            <text:p>941 202 666</text:p>
          </table:table-cell>
        </table:table-row>
        <table:table-row table:style-name="ro1">
          <table:table-cell office:value-type="string">
            <text:p>Sabores da Cisa</text:p>
          </table:table-cell>
          <table:table-cell office:value-type="string">
            <text:p>Zango IV, Angola</text:p>
          </table:table-cell>
          <table:table-cell office:value-type="string">
            <text:p>944 387 222</text:p>
          </table:table-cell>
        </table:table-row>
        <table:table-row table:style-name="ro1">
          <table:table-cell office:value-type="string">
            <text:p>Salgados Aurora Kilamba</text:p>
          </table:table-cell>
          <table:table-cell office:value-type="string">
            <text:p>2726+7RF, Unnamed Road, Belas, Angola</text:p>
          </table:table-cell>
          <table:table-cell office:value-type="string">
            <text:p>939 701 370</text:p>
          </table:table-cell>
        </table:table-row>
        <table:table-row table:style-name="ro1">
          <table:table-cell office:value-type="string">
            <text:p>São Sequeira Amazing Cakes</text:p>
          </table:table-cell>
          <table:table-cell office:value-type="string">
            <text:p>9CV4+PXW, Benguela, Angola</text:p>
          </table:table-cell>
          <table:table-cell office:value-type="string">
            <text:p>940 509 784</text:p>
          </table:table-cell>
        </table:table-row>
        <table:table-row table:style-name="ro1">
          <table:table-cell office:value-type="string">
            <text:p>SASKO &amp; KRIEG</text:p>
          </table:table-cell>
          <table:table-cell office:value-type="string">
            <text:p>Av. Murtala Mohamed, Luanda, Angola</text:p>
          </table:table-cell>
          <table:table-cell office:value-type="string">
            <text:p>948 001 060</text:p>
          </table:table-cell>
        </table:table-row>
        <table:table-row table:style-name="ro1">
          <table:table-cell office:value-type="string">
            <text:p>Seaways Africa Oil Company, LDA</text:p>
          </table:table-cell>
          <table:table-cell office:value-type="string">
            <text:p>56JR+65Q, Luanda, Angola</text:p>
          </table:table-cell>
          <table:table-cell office:value-type="string">
            <text:p>222 035 028</text:p>
          </table:table-cell>
        </table:table-row>
        <table:table-row table:style-name="ro1">
          <table:table-cell office:value-type="string">
            <text:p>Shoprite Belas</text:p>
          </table:table-cell>
          <table:table-cell office:value-type="string">
            <text:p>Belas Shopping Centre Plot Ccb2 Luanda-Sul Project Samba, Belas, Angola</text:p>
          </table:table-cell>
          <table:table-cell office:value-type="string">
            <text:p>923 849 199</text:p>
          </table:table-cell>
        </table:table-row>
        <table:table-row table:style-name="ro1">
          <table:table-cell office:value-type="string">
            <text:p>Shoprite Benguela</text:p>
          </table:table-cell>
          <table:table-cell office:value-type="string">
            <text:p>Zone B Casseque Maritimo, Benguela, Angola</text:p>
          </table:table-cell>
          <table:table-cell office:value-type="string">
            <text:p>923 647 103</text:p>
          </table:table-cell>
        </table:table-row>
        <table:table-row table:style-name="ro1">
          <table:table-cell office:value-type="string">
            <text:p>Shoprite Cabinda</text:p>
          </table:table-cell>
          <table:table-cell office:value-type="string">
            <text:p>EN100, Cabinda, Angola</text:p>
          </table:table-cell>
          <table:table-cell office:value-type="string">
            <text:p>916 768 465</text:p>
          </table:table-cell>
        </table:table-row>
        <table:table-row table:style-name="ro1">
          <table:table-cell office:value-type="string">
            <text:p>Shoprite Huambo</text:p>
          </table:table-cell>
          <table:table-cell office:value-type="string">
            <text:p>Rua Do Direita Aeroporto, Albano Machado, Luanda, Angola</text:p>
          </table:table-cell>
          <table:table-cell office:value-type="string">
            <text:p>923 648 958</text:p>
          </table:table-cell>
        </table:table-row>
        <table:table-row table:style-name="ro1">
          <table:table-cell office:value-type="string">
            <text:p>Shoprite Lubango</text:p>
          </table:table-cell>
          <table:table-cell office:value-type="string">
            <text:p>Avenida Agostinho Neto Junto Bipado, 3FHH+225, Bairro Comandante Cowboy, Lubango, Angola</text:p>
          </table:table-cell>
          <table:table-cell office:value-type="string">
            <text:p>940 510 341</text:p>
          </table:table-cell>
        </table:table-row>
        <table:table-row table:style-name="ro1">
          <table:table-cell office:value-type="string">
            <text:p>Shoprite Mini Ndalatando</text:p>
          </table:table-cell>
          <table:table-cell office:value-type="string">
            <text:p>Rua Da Republica No 175 Cuanza Norte, N'dalatando, Angola</text:p>
          </table:table-cell>
          <table:table-cell office:value-type="string">
            <text:p>943 130 454</text:p>
          </table:table-cell>
        </table:table-row>
        <table:table-row table:style-name="ro1">
          <table:table-cell office:value-type="string">
            <text:p>Shoprite Supermercado (Nova Vida)</text:p>
          </table:table-cell>
          <table:table-cell office:value-type="string">
            <text:p>R. 23, Luanda, Angola</text:p>
          </table:table-cell>
          <table:table-cell office:value-type="string">
            <text:p>928 906 589</text:p>
          </table:table-cell>
        </table:table-row>
        <table:table-row table:style-name="ro1">
          <table:table-cell office:value-type="string">
            <text:p>ShopSemlim</text:p>
          </table:table-cell>
          <table:table-cell office:value-type="string">
            <text:p>Mercado do 30 Viana (Km30), Viana, Angola</text:p>
          </table:table-cell>
          <table:table-cell office:value-type="string">
            <text:p>930 176 125</text:p>
          </table:table-cell>
        </table:table-row>
        <table:table-row table:style-name="ro1">
          <table:table-cell office:value-type="string">
            <text:p>ShopSemlim</text:p>
          </table:table-cell>
          <table:table-cell office:value-type="string">
            <text:p>Km 30, Próximo a Ex. Comissão do BAI, Luanda, Angola</text:p>
          </table:table-cell>
          <table:table-cell office:value-type="string">
            <text:p>932 914 732</text:p>
          </table:table-cell>
        </table:table-row>
        <table:table-row table:style-name="ro1">
          <table:table-cell office:value-type="string">
            <text:p>SIAC Huambo</text:p>
          </table:table-cell>
          <table:table-cell office:value-type="string">
            <text:p>6QR3+9V2, Av. da República, Huambo, Angola</text:p>
          </table:table-cell>
          <table:table-cell office:value-type="string">
            <text:p>924 580 023</text:p>
          </table:table-cell>
        </table:table-row>
        <table:table-row table:style-name="ro1">
          <table:table-cell office:value-type="string">
            <text:p>Sicopal</text:p>
          </table:table-cell>
          <table:table-cell office:value-type="string">
            <text:p>3GV6+3MQ, Lubango, Angola</text:p>
          </table:table-cell>
          <table:table-cell office:value-type="string">
            <text:p>947 014 587</text:p>
          </table:table-cell>
        </table:table-row>
        <table:table-row table:style-name="ro1">
          <table:table-cell office:value-type="string">
            <text:p>Só Burguer</text:p>
          </table:table-cell>
          <table:table-cell office:value-type="string">
            <text:p>R. Monsenhor Keiling, Benguela, Angola</text:p>
          </table:table-cell>
          <table:table-cell office:value-type="string">
            <text:p>943 398 535</text:p>
          </table:table-cell>
        </table:table-row>
        <table:table-row table:style-name="ro1">
          <table:table-cell office:value-type="string">
            <text:p>Sonangol</text:p>
          </table:table-cell>
          <table:table-cell office:value-type="string">
            <text:p>C5PV+XPR, Cabinda, Angola</text:p>
          </table:table-cell>
          <table:table-cell office:value-type="string">
            <text:p>927 131 147</text:p>
          </table:table-cell>
        </table:table-row>
        <table:table-row table:style-name="ro1">
          <table:table-cell office:value-type="string">
            <text:p>SOS Children's Village Benguela</text:p>
          </table:table-cell>
          <table:table-cell office:value-type="string">
            <text:p>CCR9+PG6, Benguela, Angola</text:p>
          </table:table-cell>
          <table:table-cell office:value-type="string">
            <text:p>261 245 101</text:p>
          </table:table-cell>
        </table:table-row>
        <table:table-row table:style-name="ro1">
          <table:table-cell office:value-type="string">
            <text:p>SP Salgadinhos &amp; Doces</text:p>
          </table:table-cell>
          <table:table-cell office:value-type="string">
            <text:p>Vila Vitória, Luanda, Angola</text:p>
          </table:table-cell>
          <table:table-cell office:value-type="string">
            <text:p>924 371 932</text:p>
          </table:table-cell>
        </table:table-row>
        <table:table-row table:style-name="ro1">
          <table:table-cell office:value-type="string">
            <text:p>SS Manuel</text:p>
          </table:table-cell>
          <table:table-cell office:value-type="string">
            <text:p>Luanda, Angola</text:p>
          </table:table-cell>
          <table:table-cell office:value-type="string">
            <text:p>924 051 623</text:p>
          </table:table-cell>
        </table:table-row>
        <table:table-row table:style-name="ro1">
          <table:table-cell office:value-type="string">
            <text:p>SUCULENTA MAPUNDA</text:p>
          </table:table-cell>
          <table:table-cell office:value-type="string">
            <text:p>3FQ3+M66, Lubango, Angola</text:p>
          </table:table-cell>
          <table:table-cell office:value-type="string">
            <text:p>947 880 078</text:p>
          </table:table-cell>
        </table:table-row>
        <table:table-row table:style-name="ro1">
          <table:table-cell office:value-type="string">
            <text:p>Suculento</text:p>
          </table:table-cell>
          <table:table-cell office:value-type="string">
            <text:p>Talatona, Futungo, Angola</text:p>
          </table:table-cell>
          <table:table-cell office:value-type="string">
            <text:p>958 518 540</text:p>
          </table:table-cell>
        </table:table-row>
        <table:table-row table:style-name="ro1">
          <table:table-cell office:value-type="string">
            <text:p>Sulah's Pastelaria-Confeitaria</text:p>
          </table:table-cell>
          <table:table-cell office:value-type="string">
            <text:p>3F8M+JPM, Lubango, Angola</text:p>
          </table:table-cell>
          <table:table-cell office:value-type="string">
            <text:p>933 830 639</text:p>
          </table:table-cell>
        </table:table-row>
        <table:table-row table:style-name="ro1">
          <table:table-cell office:value-type="string">
            <text:p>Sundeep Angola LDA - Armazem de Frescos</text:p>
          </table:table-cell>
          <table:table-cell office:value-type="string">
            <text:p>Antes de Escravo do Lazer via espresso, Belas, Luanda, Angola</text:p>
          </table:table-cell>
          <table:table-cell office:value-type="string">
            <text:p>922 671 420</text:p>
          </table:table-cell>
        </table:table-row>
        <table:table-row table:style-name="ro1">
          <table:table-cell office:value-type="string">
            <text:p>Super Mercado OSS</text:p>
          </table:table-cell>
          <table:table-cell office:value-type="string">
            <text:p>C5VR+JJQ, R. Irmão Evaristo, Cabinda, Angola</text:p>
          </table:table-cell>
          <table:table-cell office:value-type="string">
            <text:p>231 223 371</text:p>
          </table:table-cell>
        </table:table-row>
        <table:table-row table:style-name="ro1">
          <table:table-cell office:value-type="string">
            <text:p>Super Mercado Piteu Bem Bom</text:p>
          </table:table-cell>
          <table:table-cell office:value-type="string">
            <text:p>6QQ2+7CJ, Mariano Machado, Huambo, Angola</text:p>
          </table:table-cell>
          <table:table-cell office:value-type="string">
            <text:p>930 600 620</text:p>
          </table:table-cell>
        </table:table-row>
        <table:table-row table:style-name="ro1">
          <table:table-cell office:value-type="string">
            <text:p>Super Preço - Mini Mercado</text:p>
          </table:table-cell>
          <table:table-cell office:value-type="string">
            <text:p>R. das Forças Armadas, Cabinda, Angola</text:p>
          </table:table-cell>
          <table:table-cell office:value-type="string">
            <text:p>921 398 276</text:p>
          </table:table-cell>
        </table:table-row>
        <table:table-row table:style-name="ro1">
          <table:table-cell office:value-type="string">
            <text:p>SUPERMERCADO - NENG COMÉRCIO &amp; INDÚSTRIA, LDA</text:p>
          </table:table-cell>
          <table:table-cell office:value-type="string">
            <text:p>Av. Cmte. Eurico, Lubango, Angola</text:p>
          </table:table-cell>
          <table:table-cell office:value-type="string">
            <text:p>938 290 909</text:p>
          </table:table-cell>
        </table:table-row>
        <table:table-row table:style-name="ro1">
          <table:table-cell office:value-type="string">
            <text:p>Supermercado AngoMart</text:p>
          </table:table-cell>
          <table:table-cell office:value-type="string">
            <text:p>39RH+GCC, Luanda, Angola</text:p>
          </table:table-cell>
          <table:table-cell office:value-type="string">
            <text:p>949 231 260</text:p>
          </table:table-cell>
        </table:table-row>
        <table:table-row table:style-name="ro1">
          <table:table-cell office:value-type="string">
            <text:p>Supermercado Big one Shopping</text:p>
          </table:table-cell>
          <table:table-cell office:value-type="string">
            <text:p>Rua Ferraz Bomboco 63, Luanda, Angola</text:p>
          </table:table-cell>
          <table:table-cell office:value-type="string">
            <text:p>922 604 180</text:p>
          </table:table-cell>
        </table:table-row>
        <table:table-row table:style-name="ro1">
          <table:table-cell office:value-type="string">
            <text:p>Supermercado Martal</text:p>
          </table:table-cell>
          <table:table-cell office:value-type="string">
            <text:p>R. Pres. Marien Ngouabi, n166, Angola</text:p>
          </table:table-cell>
          <table:table-cell office:value-type="string">
            <text:p>949 928 539</text:p>
          </table:table-cell>
        </table:table-row>
        <table:table-row table:style-name="ro1">
          <table:table-cell office:value-type="string">
            <text:p>Talho Popular</text:p>
          </table:table-cell>
          <table:table-cell office:value-type="string">
            <text:p>CC76+Q28, R. Infante Dom Henrique, Benguela, Angola</text:p>
          </table:table-cell>
          <table:table-cell office:value-type="string">
            <text:p>926 253 550</text:p>
          </table:table-cell>
        </table:table-row>
        <table:table-row table:style-name="ro1">
          <table:table-cell office:value-type="string">
            <text:p>Tany &amp; Jacy</text:p>
          </table:table-cell>
          <table:table-cell office:value-type="string">
            <text:p>Shopping, 35WQ+PHW, Av. Luanda Sul, Luanda, Angola</text:p>
          </table:table-cell>
          <table:table-cell office:value-type="string">
            <text:p>924 835 003</text:p>
          </table:table-cell>
        </table:table-row>
        <table:table-row table:style-name="ro1">
          <table:table-cell office:value-type="string">
            <text:p>Tavares confeiteira</text:p>
          </table:table-cell>
          <table:table-cell office:value-type="string">
            <text:p>Kalossombékua II Rua do Chegue Vara, Benguela, Angola</text:p>
          </table:table-cell>
          <table:table-cell office:value-type="string">
            <text:p>933 373 809</text:p>
          </table:table-cell>
        </table:table-row>
        <table:table-row table:style-name="ro1">
          <table:table-cell office:value-type="string">
            <text:p>TESLA-suplementos, nutrição, dieta em Benguela, angola</text:p>
          </table:table-cell>
          <table:table-cell office:value-type="string">
            <text:p>R. Dr. Francisco Simões do Amaral, Benguela, Angola</text:p>
          </table:table-cell>
          <table:table-cell office:value-type="string">
            <text:p>929 898 888</text:p>
          </table:table-cell>
        </table:table-row>
        <table:table-row table:style-name="ro1">
          <table:table-cell office:value-type="string">
            <text:p>Tiens Angola Lda</text:p>
          </table:table-cell>
          <table:table-cell office:value-type="string">
            <text:p>576C+93C, R. Henrique Gago da Graça, Luanda, Angola</text:p>
          </table:table-cell>
          <table:table-cell office:value-type="string">
            <text:p>928 637 825</text:p>
          </table:table-cell>
        </table:table-row>
        <table:table-row table:style-name="ro1">
          <table:table-cell office:value-type="string">
            <text:p>topmaria</text:p>
          </table:table-cell>
          <table:table-cell office:value-type="string">
            <text:p>bairro lombo-lombo, rua do comercio, Cabinda, Angola</text:p>
          </table:table-cell>
          <table:table-cell office:value-type="string">
            <text:p>943 060 669</text:p>
          </table:table-cell>
        </table:table-row>
        <table:table-row table:style-name="ro1">
          <table:table-cell office:value-type="string">
            <text:p>TotalEnergies Marketing Angola</text:p>
          </table:table-cell>
          <table:table-cell office:value-type="string">
            <text:p>Torre Total Angola 2, R. Rainha Ginga 262, Luanda, Angola</text:p>
          </table:table-cell>
          <table:table-cell office:value-type="string">
            <text:p>222 672 000</text:p>
          </table:table-cell>
        </table:table-row>
        <table:table-row table:style-name="ro1">
          <table:table-cell office:value-type="string">
            <text:p>Trading Gêneses</text:p>
          </table:table-cell>
          <table:table-cell office:value-type="string">
            <text:p>Lubango, Angola</text:p>
          </table:table-cell>
          <table:table-cell office:value-type="string">
            <text:p>938 735 124</text:p>
          </table:table-cell>
        </table:table-row>
        <table:table-row table:style-name="ro1">
          <table:table-cell office:value-type="string">
            <text:p>Transmer - Areeiro</text:p>
          </table:table-cell>
          <table:table-cell office:value-type="string">
            <text:p>Lubango, Angola</text:p>
          </table:table-cell>
          <table:table-cell office:value-type="string">
            <text:p>922 299 307</text:p>
          </table:table-cell>
        </table:table-row>
        <table:table-row table:style-name="ro1">
          <table:table-cell office:value-type="string">
            <text:p>Transmer - Material Auto e Inertes</text:p>
          </table:table-cell>
          <table:table-cell office:value-type="string">
            <text:p>3FFF+937, Lubango, Angola</text:p>
          </table:table-cell>
          <table:table-cell office:value-type="string">
            <text:p>922 299 307</text:p>
          </table:table-cell>
        </table:table-row>
        <table:table-row table:style-name="ro1">
          <table:table-cell office:value-type="string">
            <text:p>Transmer Serviços Auto.</text:p>
          </table:table-cell>
          <table:table-cell office:value-type="string">
            <text:p>R. Dr. Agostinho Neto, Lubango, Angola</text:p>
          </table:table-cell>
          <table:table-cell office:value-type="string">
            <text:p>924 282 139</text:p>
          </table:table-cell>
        </table:table-row>
        <table:table-row table:style-name="ro1">
          <table:table-cell office:value-type="string">
            <text:p>Universo de doces</text:p>
          </table:table-cell>
          <table:table-cell office:value-type="string">
            <text:p>Rua do Pica Pau, Luanda, Angola</text:p>
          </table:table-cell>
          <table:table-cell office:value-type="string">
            <text:p>941 407 996</text:p>
          </table:table-cell>
        </table:table-row>
        <table:table-row table:style-name="ro1">
          <table:table-cell office:value-type="string">
            <text:p>ValdimiFinance</text:p>
          </table:table-cell>
          <table:table-cell office:value-type="string">
            <text:p>Benguela, Angola</text:p>
          </table:table-cell>
          <table:table-cell office:value-type="string">
            <text:p>952 275 788</text:p>
          </table:table-cell>
        </table:table-row>
        <table:table-row table:style-name="ro1">
          <table:table-cell office:value-type="string">
            <text:p>Valentino Business</text:p>
          </table:table-cell>
          <table:table-cell office:value-type="string">
            <text:p>Rua do Mercado, Cabinda, Angola</text:p>
          </table:table-cell>
          <table:table-cell office:value-type="string">
            <text:p>942 347 535</text:p>
          </table:table-cell>
        </table:table-row>
        <table:table-row table:style-name="ro1">
          <table:table-cell office:value-type="string">
            <text:p>Vanan Bakery</text:p>
          </table:table-cell>
          <table:table-cell office:value-type="string">
            <text:p>35RW+X7X, Via S15, Luanda, Angola</text:p>
          </table:table-cell>
          <table:table-cell office:value-type="string">
            <text:p>930 886 436</text:p>
          </table:table-cell>
        </table:table-row>
        <table:table-row table:style-name="ro1">
          <table:table-cell office:value-type="string">
            <text:p>Veedol Angola</text:p>
          </table:table-cell>
          <table:table-cell office:value-type="string">
            <text:p>35XW+M79, R. D do Morro Bento, Luanda, Angola</text:p>
          </table:table-cell>
          <table:table-cell office:value-type="string">
            <text:p>222 749 073</text:p>
          </table:table-cell>
        </table:table-row>
        <table:table-row table:style-name="ro1">
          <table:table-cell office:value-type="string">
            <text:p>Venda de Hortaliças</text:p>
          </table:table-cell>
          <table:table-cell office:value-type="string">
            <text:p>56PJ+43M, Rua da Dona Xepa, Luanda, Angola</text:p>
          </table:table-cell>
          <table:table-cell office:value-type="string">
            <text:p>927 815 506</text:p>
          </table:table-cell>
        </table:table-row>
        <table:table-row table:style-name="ro1">
          <table:table-cell office:value-type="string">
            <text:p>Vera Nova Benguela</text:p>
          </table:table-cell>
          <table:table-cell office:value-type="string">
            <text:p>Benguela, Angola</text:p>
          </table:table-cell>
          <table:table-cell office:value-type="string">
            <text:p>944 777 777</text:p>
          </table:table-cell>
        </table:table-row>
        <table:table-row table:style-name="ro1">
          <table:table-cell office:value-type="string">
            <text:p>Vera Nova Luanda</text:p>
          </table:table-cell>
          <table:table-cell office:value-type="string">
            <text:p>Av. Deolinda Rodrigues, Luanda, Angola</text:p>
          </table:table-cell>
          <table:table-cell office:value-type="string">
            <text:p>927 841 615</text:p>
          </table:table-cell>
        </table:table-row>
        <table:table-row table:style-name="ro1">
          <table:table-cell office:value-type="string">
            <text:p>Vera Nova Lubango</text:p>
          </table:table-cell>
          <table:table-cell office:value-type="string">
            <text:p>Largo dos Laureanos, Lubango, Angola</text:p>
          </table:table-cell>
          <table:table-cell office:value-type="string">
            <text:p>931 802 469</text:p>
          </table:table-cell>
        </table:table-row>
        <table:table-row table:style-name="ro1">
          <table:table-cell office:value-type="string">
            <text:p>verónica&amp;filhos</text:p>
          </table:table-cell>
          <table:table-cell office:value-type="string">
            <text:p>CC73+55C, R. João Belo, Benguela, Angola</text:p>
          </table:table-cell>
          <table:table-cell office:value-type="string">
            <text:p>943 782 600</text:p>
          </table:table-cell>
        </table:table-row>
        <table:table-row table:style-name="ro1">
          <table:table-cell office:value-type="string">
            <text:p>Violeta Doces &amp; Salgados</text:p>
          </table:table-cell>
          <table:table-cell office:value-type="string">
            <text:p>3GJJ+HR5 Arco Iris, Lubango, Angola</text:p>
          </table:table-cell>
          <table:table-cell office:value-type="string">
            <text:p>931 838 031</text:p>
          </table:table-cell>
        </table:table-row>
        <table:table-row table:style-name="ro1">
          <table:table-cell office:value-type="string">
            <text:p>Vó Guida - Fábrica de Pasteis de Nata</text:p>
          </table:table-cell>
          <table:table-cell office:value-type="string">
            <text:p>Rua 28 de Maio 52, Luanda, Angola</text:p>
          </table:table-cell>
          <table:table-cell office:value-type="string">
            <text:p>940 529 911</text:p>
          </table:table-cell>
        </table:table-row>
        <table:table-row table:style-name="ro1">
          <table:table-cell office:value-type="string">
            <text:p>Wachissanda Lda</text:p>
          </table:table-cell>
          <table:table-cell office:value-type="string">
            <text:p>Cidade Alta, Huambo, Angola</text:p>
          </table:table-cell>
          <table:table-cell office:value-type="string">
            <text:p>937 810 244</text:p>
          </table:table-cell>
        </table:table-row>
        <table:table-row table:style-name="ro1">
          <table:table-cell office:value-type="string">
            <text:p>Watecno Benguela</text:p>
          </table:table-cell>
          <table:table-cell office:value-type="string">
            <text:p>Rotunda da Cruz vermelha, Benguela, Angola</text:p>
          </table:table-cell>
          <table:table-cell office:value-type="string">
            <text:p>930 813 312</text:p>
          </table:table-cell>
        </table:table-row>
        <table:table-row table:style-name="ro1">
          <table:table-cell office:value-type="string">
            <text:p>WEMBAS</text:p>
          </table:table-cell>
          <table:table-cell office:value-type="string">
            <text:p>Cidade Baixa, Rua Mariano Machado, nº 97, Huambo, Angola</text:p>
          </table:table-cell>
          <table:table-cell office:value-type="string">
            <text:p>924 228 079</text:p>
          </table:table-cell>
        </table:table-row>
        <table:table-row table:style-name="ro1">
          <table:table-cell office:value-type="string">
            <text:p>West Coast Supplies Angola</text:p>
          </table:table-cell>
          <table:table-cell office:value-type="string">
            <text:p>Av. Dr. Antonio Agostinho Neto, Cabinda, Angola</text:p>
          </table:table-cell>
          <table:table-cell office:value-type="string">
            <text:p>936 750 852</text:p>
          </table:table-cell>
        </table:table-row>
        <table:table-row table:style-name="ro1">
          <table:table-cell office:value-type="string">
            <text:p>Wyma Fashion Huambo</text:p>
          </table:table-cell>
          <table:table-cell office:value-type="string">
            <text:p>Rua Teixeira de Sousa, Huambo, Angola</text:p>
          </table:table-cell>
          <table:table-cell office:value-type="string">
            <text:p>925 938 893</text:p>
          </table:table-cell>
        </table:table-row>
        <table:table-row table:style-name="ro1">
          <table:table-cell office:value-type="string">
            <text:p>XKANDALOSO gelados e hambúrgueres</text:p>
          </table:table-cell>
          <table:table-cell office:value-type="string">
            <text:p>Urbanização Nova vida Rua 66A - Casa 7318, Luanda, Angola</text:p>
          </table:table-cell>
          <table:table-cell office:value-type="string">
            <text:p>939 661 047</text:p>
          </table:table-cell>
        </table:table-row>
        <table:table-row table:style-name="ro1">
          <table:table-cell office:value-type="string">
            <text:p>Xyami Shopping Lubango</text:p>
          </table:table-cell>
          <table:table-cell office:value-type="string">
            <text:p>3F9J+MVV, Lubango, Angola</text:p>
          </table:table-cell>
          <table:table-cell office:value-type="string">
            <text:p>944 708 283</text:p>
          </table:table-cell>
        </table:table-row>
        <table:table-row table:style-name="ro1">
          <table:table-cell office:value-type="string">
            <text:p>Zona+ Bar/Restaurante</text:p>
          </table:table-cell>
          <table:table-cell office:value-type="string">
            <text:p>Benguela, Angola</text:p>
          </table:table-cell>
          <table:table-cell office:value-type="string">
            <text:p>921 638 532</text:p>
          </table:table-cell>
        </table:table-row>
        <table:table-row table:style-name="ro1">
          <table:table-cell office:value-type="string">
            <text:p>ZUCA MOTORS ALVALADE</text:p>
          </table:table-cell>
          <table:table-cell office:value-type="string">
            <text:p>Rua Hélder Neto, Luanda, Angola</text:p>
          </table:table-cell>
          <table:table-cell office:value-type="string">
            <text:p>936 984 404</text:p>
          </table:table-cell>
        </table:table-row>
      </table:table>
      <table:table table:name="brasil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</table:table>
      <table:table table:name="sem_TEL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Lubango</text:p>
          </table:table-cell>
          <table:table-cell office:value-type="string">
            <text:p>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enhora Do Monte Chapel</text:p>
          </table:table-cell>
          <table:table-cell office:value-type="string">
            <text:p>3F58+R3P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nguela</text:p>
          </table:table-cell>
          <table:table-cell office:value-type="string">
            <text:p>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uambo</text:p>
          </table:table-cell>
          <table:table-cell office:value-type="string">
            <text:p>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'dalatando</text:p>
          </table:table-cell>
          <table:table-cell office:value-type="string">
            <text:p>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uanza Sul Province</text:p>
          </table:table-cell>
          <table:table-cell office:value-type="string">
            <text:p>Cuanza Sul Province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dominio Caju Talatona - Entrada Principal</text:p>
          </table:table-cell>
          <table:table-cell office:value-type="string">
            <text:p>35GC+G88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ry Store</text:p>
          </table:table-cell>
          <table:table-cell office:value-type="string">
            <text:p>Frente ao, Golf 2, Condomínio Cajueiro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ssa casa - Cazenga</text:p>
          </table:table-cell>
          <table:table-cell office:value-type="string">
            <text:p>57FV+PFW, N´Gola Kiluanje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nde Luanda Sul</text:p>
          </table:table-cell>
          <table:table-cell office:value-type="string">
            <text:p>39G4+F7V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UDOR - MAIANGA</text:p>
          </table:table-cell>
          <table:table-cell office:value-type="string">
            <text:p>R. de João Seca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ngoalissar Comercio E Industria</text:p>
          </table:table-cell>
          <table:table-cell office:value-type="string">
            <text:p>3GC8+MH3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en De Povo</text:p>
          </table:table-cell>
          <table:table-cell office:value-type="string">
            <text:p>3G99+MFV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ngola Luz</text:p>
          </table:table-cell>
          <table:table-cell office:value-type="string">
            <text:p>Estrada Principal do, CC58+VHQ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veiro Central Do I D F Benguela</text:p>
          </table:table-cell>
          <table:table-cell office:value-type="string">
            <text:p>Estrada principal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ZENDA CARLOS MAGALHÁES</text:p>
          </table:table-cell>
          <table:table-cell office:value-type="string">
            <text:p>Banza Quikole, Quibala, Kuanza Sul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ternidade</text:p>
          </table:table-cell>
          <table:table-cell office:value-type="string">
            <text:p>6PJV+82W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ecnud, Comercio e Prestação de serviços Lda</text:p>
          </table:table-cell>
          <table:table-cell office:value-type="string">
            <text:p>Huambo Cidade Baixa, Rua Craveiro Lopes nº 8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LAZI SUPERMERCADO DE MATERIAL DE CONSTRUÇÃO, LDA</text:p>
          </table:table-cell>
          <table:table-cell office:value-type="string">
            <text:p>C7X2+5R6, EN201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se de transportes Sonangol Distribuidora Cabinda</text:p>
          </table:table-cell>
          <table:table-cell office:value-type="string">
            <text:p>J6P7+F9F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lixir Cabinda- fechaduras</text:p>
          </table:table-cell>
          <table:table-cell office:value-type="string">
            <text:p>9646+Q8M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dando Largo das Ingombotas</text:p>
          </table:table-cell>
          <table:table-cell office:value-type="string">
            <text:p>56MP+56J, R. Rev. Agostinho Pedro Neto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Mio</text:p>
          </table:table-cell>
          <table:table-cell office:value-type="string">
            <text:p>Av. Cmte. Valódia 182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alho Mercado da Vila</text:p>
          </table:table-cell>
          <table:table-cell office:value-type="string">
            <text:p>57F2+28G, Largo do Bocage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bunda Fish Market</text:p>
          </table:table-cell>
          <table:table-cell office:value-type="string">
            <text:p>5623+XP4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30 - Venda de Animais</text:p>
          </table:table-cell>
          <table:table-cell office:value-type="string">
            <text:p>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'dalatando</text:p>
          </table:table-cell>
          <table:table-cell office:value-type="string">
            <text:p>MWX7+4GX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sso Super</text:p>
          </table:table-cell>
          <table:table-cell office:value-type="string">
            <text:p>PW2C+FVX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cata da huila</text:p>
          </table:table-cell>
          <table:table-cell office:value-type="string">
            <text:p>3GJJ+HR5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do Lubango</text:p>
          </table:table-cell>
          <table:table-cell office:value-type="string">
            <text:p>3FMV+CHR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SOFRIO</text:p>
          </table:table-cell>
          <table:table-cell office:value-type="string">
            <text:p>3F6Q+9Q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i mercado Casa Branca Lubango</text:p>
          </table:table-cell>
          <table:table-cell office:value-type="string">
            <text:p>3GW9+CX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utundo</text:p>
          </table:table-cell>
          <table:table-cell office:value-type="string">
            <text:p>3FQQ+9HM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a BA</text:p>
          </table:table-cell>
          <table:table-cell office:value-type="string">
            <text:p>3FPV+X7X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oão de Almeida</text:p>
          </table:table-cell>
          <table:table-cell office:value-type="string">
            <text:p>4G53+6C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a Batata-Doce</text:p>
          </table:table-cell>
          <table:table-cell office:value-type="string">
            <text:p>Tchimucúa, comuna da, 3GJJ+HR5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ouriço da Mãe Yena</text:p>
          </table:table-cell>
          <table:table-cell office:value-type="string">
            <text:p>3FGR+5XF Milenium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axicom Lda</text:p>
          </table:table-cell>
          <table:table-cell office:value-type="string">
            <text:p>3G9C+Q23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i Mercado Bertani</text:p>
          </table:table-cell>
          <table:table-cell office:value-type="string">
            <text:p>3GH3+26X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agem do Caprédio</text:p>
          </table:table-cell>
          <table:table-cell office:value-type="string">
            <text:p>4G9F+GMP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Рынок где то рядом</text:p>
          </table:table-cell>
          <table:table-cell office:value-type="string">
            <text:p>Unnamed Road, 3FFP+57V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assan mini mercado</text:p>
          </table:table-cell>
          <table:table-cell office:value-type="string">
            <text:p>4G9R+97C, EN280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aça do 4 de Abril Benguela</text:p>
          </table:table-cell>
          <table:table-cell office:value-type="string">
            <text:p>99HX+GW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4 Benguela</text:p>
          </table:table-cell>
          <table:table-cell office:value-type="string">
            <text:p>9CH2+3F9 mercado do 4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canal</text:p>
          </table:table-cell>
          <table:table-cell office:value-type="string">
            <text:p>CC65+HMP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m Me Quer</text:p>
          </table:table-cell>
          <table:table-cell office:value-type="string">
            <text:p>CCG4+CM2, R. 31 de Janeiro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DAD - Ponto 7</text:p>
          </table:table-cell>
          <table:table-cell office:value-type="string">
            <text:p>CC67+GR9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ter Trading</text:p>
          </table:table-cell>
          <table:table-cell office:value-type="string">
            <text:p>CCC8+FCG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.A Mercado</text:p>
          </table:table-cell>
          <table:table-cell office:value-type="string">
            <text:p>CC94+RQX, R. do Mercado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s Kwanza Ok</text:p>
          </table:table-cell>
          <table:table-cell office:value-type="string">
            <text:p>673W+4M9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s Kwanzas</text:p>
          </table:table-cell>
          <table:table-cell office:value-type="string">
            <text:p>578W+63W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s kwanzas</text:p>
          </table:table-cell>
          <table:table-cell office:value-type="string">
            <text:p>66FW+52W Chiquipark, Av. Murtala Mohammed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rket Calumbo</text:p>
          </table:table-cell>
          <table:table-cell office:value-type="string">
            <text:p>Estr. Zango/Calu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unicipal Market Lower</text:p>
          </table:table-cell>
          <table:table-cell office:value-type="string">
            <text:p>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a Alemanha</text:p>
          </table:table-cell>
          <table:table-cell office:value-type="string">
            <text:p>6MQX+H9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Himalaia</text:p>
          </table:table-cell>
          <table:table-cell office:value-type="string">
            <text:p>6PCR+3F7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Kero Huambo</text:p>
          </table:table-cell>
          <table:table-cell office:value-type="string">
            <text:p>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Kapango</text:p>
          </table:table-cell>
          <table:table-cell office:value-type="string">
            <text:p>6P4Q+7HF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 Mercado AMAKO</text:p>
          </table:table-cell>
          <table:table-cell office:value-type="string">
            <text:p>6PMV+FF9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JG-Huambo</text:p>
          </table:table-cell>
          <table:table-cell office:value-type="string">
            <text:p>6QP6+MHP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Xyami Huambo</text:p>
          </table:table-cell>
          <table:table-cell office:value-type="string">
            <text:p>6QQ7+W4C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i Mercado EliMart</text:p>
          </table:table-cell>
          <table:table-cell office:value-type="string">
            <text:p>6PFP+MXC, Largo Pica Pau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aça Das Cacílias</text:p>
          </table:table-cell>
          <table:table-cell office:value-type="string">
            <text:p>6QH2+5RC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rãolink</text:p>
          </table:table-cell>
          <table:table-cell office:value-type="string">
            <text:p>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cabassango</text:p>
          </table:table-cell>
          <table:table-cell office:value-type="string">
            <text:p>C6RP+V28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rket São Pedro</text:p>
          </table:table-cell>
          <table:table-cell office:value-type="string">
            <text:p>959X+JJP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Рынок</text:p>
          </table:table-cell>
          <table:table-cell office:value-type="string">
            <text:p>C6VM+3XJ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to das Rolas</text:p>
          </table:table-cell>
          <table:table-cell office:value-type="string">
            <text:p>C5VV+HG4, R. Dr. António Agostinho Neto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 Kamba</text:p>
          </table:table-cell>
          <table:table-cell office:value-type="string">
            <text:p>C6R4+8FV, R. do Comércio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Comercial Ngoyo</text:p>
          </table:table-cell>
          <table:table-cell office:value-type="string">
            <text:p>C5QV+VMW, R. Dr. António Agostinho Neto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fredo Superstar</text:p>
          </table:table-cell>
          <table:table-cell office:value-type="string">
            <text:p>C6WX+9JG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ood &amp; Beverage</text:p>
          </table:table-cell>
          <table:table-cell office:value-type="string">
            <text:p>C5RQ+VC8, R. da Polícia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ngomart</text:p>
          </table:table-cell>
          <table:table-cell office:value-type="string">
            <text:p>5°33'38. 12°12'38.7"E, Tower Total Angola 1, R. Rainha Ginga 128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Peixe na Praia dos Pescadores</text:p>
          </table:table-cell>
          <table:table-cell office:value-type="string">
            <text:p>C6W2+829 Bairro Lombo Lombo, R. do Comércio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ja Do Paga Pouco</text:p>
          </table:table-cell>
          <table:table-cell office:value-type="string">
            <text:p>C5QR+XPM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O ANDALUZIA LTDA</text:p>
          </table:table-cell>
          <table:table-cell office:value-type="string">
            <text:p>Av. Cézar Magnani, 839 - Paulicéia, São Bernardo do Campo - SP, 09694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arrafeira Boaventura</text:p>
          </table:table-cell>
          <table:table-cell office:value-type="string">
            <text:p>3GH2+Q36, Av. Cmte. Eurico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bilio Albuquerque</text:p>
          </table:table-cell>
          <table:table-cell office:value-type="string">
            <text:p>Rua da Môngua n.º 83/85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e Chalet</text:p>
          </table:table-cell>
          <table:table-cell office:value-type="string">
            <text:p>3FHX+J98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AVE</text:p>
          </table:table-cell>
          <table:table-cell office:value-type="string">
            <text:p>Bairro Cdte. Cow Boy, 3FPX+97H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vina Excelência</text:p>
          </table:table-cell>
          <table:table-cell office:value-type="string">
            <text:p>3FPX+99F, Rua Patrice Lumumba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ri Vision Supermarket</text:p>
          </table:table-cell>
          <table:table-cell office:value-type="string">
            <text:p>3FJR+CQ2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vestruz Super Mercado</text:p>
          </table:table-cell>
          <table:table-cell office:value-type="string">
            <text:p>4G6C+F22, Unnamed Road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AZUL SUPERMARKET</text:p>
          </table:table-cell>
          <table:table-cell office:value-type="string">
            <text:p>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ixaria e Talho da Lage</text:p>
          </table:table-cell>
          <table:table-cell office:value-type="string">
            <text:p>3FHP+26Q, R. Deolinda Rodrigues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FRICANA DISCOUNT</text:p>
          </table:table-cell>
          <table:table-cell office:value-type="string">
            <text:p>CC3C+R8J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eza Sapessa.Lda</text:p>
          </table:table-cell>
          <table:table-cell office:value-type="string">
            <text:p>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fé Novo Imperio</text:p>
          </table:table-cell>
          <table:table-cell office:value-type="string">
            <text:p>6PCR+C2Q, Rua Doutor Lacerda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xury Club Huambo</text:p>
          </table:table-cell>
          <table:table-cell office:value-type="string">
            <text:p>Alta, Avenida Norton de Matos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m Barato Huambo III Comercio a Grosso</text:p>
          </table:table-cell>
          <table:table-cell office:value-type="string">
            <text:p>6QQJ+H32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nidoce</text:p>
          </table:table-cell>
          <table:table-cell office:value-type="string">
            <text:p>6QP4+6GX, Rua Kandimba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CHIOWA N'VUATU</text:p>
          </table:table-cell>
          <table:table-cell office:value-type="string">
            <text:p>nvuatotchiowa@gmail.com Cabinda (Tchíowa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LIAS MATONDO</text:p>
          </table:table-cell>
          <table:table-cell office:value-type="string">
            <text:p>36VJ+24F, R. 53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culdade de ciências naturais</text:p>
          </table:table-cell>
          <table:table-cell office:value-type="string">
            <text:p>56PJ+43M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ja de Produtos Naturais</text:p>
          </table:table-cell>
          <table:table-cell office:value-type="string">
            <text:p>568P+G72, Av. Cmte. Gika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yol, trás da vila do Gamek</text:p>
          </table:table-cell>
          <table:table-cell office:value-type="string">
            <text:p>4658+6VM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partição Fiscal de Ndalatando (AGT)</text:p>
          </table:table-cell>
          <table:table-cell office:value-type="string">
            <text:p>MWX6+93F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lão Nobre de Ndalatando</text:p>
          </table:table-cell>
          <table:table-cell office:value-type="string">
            <text:p>MWV6+WHJ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o-botanico de N'dalatando</text:p>
          </table:table-cell>
          <table:table-cell office:value-type="string">
            <text:p>MW72+V5Q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.Fernanda - Broa &amp; Bolos</text:p>
          </table:table-cell>
          <table:table-cell office:value-type="string">
            <text:p>4FC4+4GQ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uila Provincial Government</text:p>
          </table:table-cell>
          <table:table-cell office:value-type="string">
            <text:p>3FJQ+PVP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stituto Geográfico e Cadastral de Angola</text:p>
          </table:table-cell>
          <table:table-cell office:value-type="string">
            <text:p>Mercado Mun.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IAC Lubango</text:p>
          </table:table-cell>
          <table:table-cell office:value-type="string">
            <text:p>3FFF+VXX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EFOP Lubango, SEDE</text:p>
          </table:table-cell>
          <table:table-cell office:value-type="string">
            <text:p>3FHM+J8C, EN280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diateca do Lubango</text:p>
          </table:table-cell>
          <table:table-cell office:value-type="string">
            <text:p>Av Dr Antonio Agostinho Neto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bestação Electrica Lubango</text:p>
          </table:table-cell>
          <table:table-cell office:value-type="string">
            <text:p>Unnamed Road, 3G96+7VR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ssociação de Apoio aos desfavorecidos - Lar Betesda</text:p>
          </table:table-cell>
          <table:table-cell office:value-type="string">
            <text:p>3GH4+7RR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reção Municipal de Saúde do Lubango</text:p>
          </table:table-cell>
          <table:table-cell office:value-type="string">
            <text:p>3FJJ+25P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ssembleia Nacional Gabinete dos Deputados Húila</text:p>
          </table:table-cell>
          <table:table-cell office:value-type="string">
            <text:p>3FMW+9H8, Rua 14 de Abril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r da Tchavola</text:p>
          </table:table-cell>
          <table:table-cell office:value-type="string">
            <text:p>Unnamed Road, 5F2X+3XH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SS - Instituto Nacional de Segurança Social / LUBANGO</text:p>
          </table:table-cell>
          <table:table-cell office:value-type="string">
            <text:p>3FHM+J79, Rua Dr. Agostinho Neto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umpata</text:p>
          </table:table-cell>
          <table:table-cell office:value-type="string">
            <text:p>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rmácia Sanitas</text:p>
          </table:table-cell>
          <table:table-cell office:value-type="string">
            <text:p>CC92+336, R. Cidade Nova Lisboa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abinete Provincial de Ambiente, Gestão de Resíduos e Serviços Comunitários/Benguela-Ango</text:p>
          </table:table-cell>
          <table:table-cell office:value-type="string">
            <text:p>C97X+R64, R. de Angola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istério da Cultura</text:p>
          </table:table-cell>
          <table:table-cell office:value-type="string">
            <text:p>C9CX+MCX, R. Sacadura Cabral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venda Carvalho</text:p>
          </table:table-cell>
          <table:table-cell office:value-type="string">
            <text:p>CCG4+Q9F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PINE BENGUELA</text:p>
          </table:table-cell>
          <table:table-cell office:value-type="string">
            <text:p>CC73+PHF, R. Gen. Pereira D'Eça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epartamento Provincial do Instituto Nacional de Habitação de Benguela</text:p>
          </table:table-cell>
          <table:table-cell office:value-type="string">
            <text:p>R. do Mercado 2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irro da Goa</text:p>
          </table:table-cell>
          <table:table-cell office:value-type="string">
            <text:p>C98V+72G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abinete Provincial De Apoio Aos Deputados Da Assembleia Nacional</text:p>
          </table:table-cell>
          <table:table-cell office:value-type="string">
            <text:p>C9CW+PG8, R. Sacadura Cabral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ASFIG</text:p>
          </table:table-cell>
          <table:table-cell office:value-type="string">
            <text:p>Av. Cmte. Kassanji 172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stufa</text:p>
          </table:table-cell>
          <table:table-cell office:value-type="string">
            <text:p>6PHR+2C8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ianga Agronomic Research Station</text:p>
          </table:table-cell>
          <table:table-cell office:value-type="string">
            <text:p>7R5J+99G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RESA VPCA EM ANGOLA</text:p>
          </table:table-cell>
          <table:table-cell office:value-type="string">
            <text:p>6PFM+WR5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uambo</text:p>
          </table:table-cell>
          <table:table-cell office:value-type="string">
            <text:p>6Q92+4C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iblioteca Regional do Huambo</text:p>
          </table:table-cell>
          <table:table-cell office:value-type="string">
            <text:p>6PCQ+WP7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NDE - Empresa Nacional de Distribuição de Electricidade</text:p>
          </table:table-cell>
          <table:table-cell office:value-type="string">
            <text:p>6P9R+Q9Q, R. Serpa Pinto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dminstração Municipal do Huambo</text:p>
          </table:table-cell>
          <table:table-cell office:value-type="string">
            <text:p>6PCR+CCC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spital Militar (Huambo)</text:p>
          </table:table-cell>
          <table:table-cell office:value-type="string">
            <text:p>Hospital Militar do Huambo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rreios de Angola</text:p>
          </table:table-cell>
          <table:table-cell office:value-type="string">
            <text:p>6PFM+9F3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DA Huambo</text:p>
          </table:table-cell>
          <table:table-cell office:value-type="string">
            <text:p>6PMC+437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finaria de Cabinda</text:p>
          </table:table-cell>
          <table:table-cell office:value-type="string">
            <text:p>Male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lanta Cabinda, Pluspetrol Angola</text:p>
          </table:table-cell>
          <table:table-cell office:value-type="string">
            <text:p>C749+R3X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overno Provincial de Cabinda</text:p>
          </table:table-cell>
          <table:table-cell office:value-type="string">
            <text:p>C5QV+9PP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Kwanza Sul</text:p>
          </table:table-cell>
          <table:table-cell office:value-type="string">
            <text:p>Colégio, Rio de Janeiro - State of Rio de Janeiro, 20765-6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da Brasil</text:p>
          </table:table-cell>
          <table:table-cell office:value-type="string">
            <text:p>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vandaria Mundo Cristal</text:p>
          </table:table-cell>
          <table:table-cell office:value-type="string">
            <text:p>56FW+9C3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NTO DA CRISTAL, Zango 3</text:p>
          </table:table-cell>
          <table:table-cell office:value-type="string">
            <text:p>Projecto Imperial 0034, Bairro Imperial Santana, Luanda, ZangoIII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ra Nádia Camate Consultorius</text:p>
          </table:table-cell>
          <table:table-cell office:value-type="string">
            <text:p>Rª Guilherme Gomes Spencer Edificio Cristal Terrace, Bloco B, Aprt. B6, Talaton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taurante Cristal Ndalatando</text:p>
          </table:table-cell>
          <table:table-cell office:value-type="string">
            <text:p>Cine, PW25+6VV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.norte</text:p>
          </table:table-cell>
          <table:table-cell office:value-type="string">
            <text:p>PW25+6VV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rist the King Statue</text:p>
          </table:table-cell>
          <table:table-cell office:value-type="string">
            <text:p>3G56+XQJ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l Flamingo</text:p>
          </table:table-cell>
          <table:table-cell office:value-type="string">
            <text:p>CC94+8XH, R. António José de Almeida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dominio Cristal Terrace</text:p>
          </table:table-cell>
          <table:table-cell office:value-type="string">
            <text:p>6293+W46, EN120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iteu das 12</text:p>
          </table:table-cell>
          <table:table-cell office:value-type="string">
            <text:p>3FJV+RH9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r Samba Caju</text:p>
          </table:table-cell>
          <table:table-cell office:value-type="string">
            <text:p>Rua do pôr do sol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domínio Porcelana</text:p>
          </table:table-cell>
          <table:table-cell office:value-type="string">
            <text:p>38PP+9WV, R. da Suave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daria Rabugento</text:p>
          </table:table-cell>
          <table:table-cell office:value-type="string">
            <text:p>5766+C72, R. Stuart Carvalhais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abugento do Luanda sul Viana.</text:p>
          </table:table-cell>
          <table:table-cell office:value-type="string">
            <text:p>3994+8XW, R. 11 de Novembro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koop</text:p>
          </table:table-cell>
          <table:table-cell office:value-type="string">
            <text:p>56HR+V3H, Av. Cmte. Che Guevara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Ki Gelato</text:p>
          </table:table-cell>
          <table:table-cell office:value-type="string">
            <text:p>36Q2+JRQ, Belas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abugento (Nova Vida)</text:p>
          </table:table-cell>
          <table:table-cell office:value-type="string">
            <text:p>36RM+R67, Rua 47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deira Italala - Xyami Nova Vida</text:p>
          </table:table-cell>
          <table:table-cell office:value-type="string">
            <text:p>463G+36H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leizão Gelados</text:p>
          </table:table-cell>
          <table:table-cell office:value-type="string">
            <text:p>36P5+V67, Talaton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dos kigosto</text:p>
          </table:table-cell>
          <table:table-cell office:value-type="string">
            <text:p>Rua da Samba junto à entrada da, R. Nova Marginal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TAURANTE</text:p>
          </table:table-cell>
          <table:table-cell office:value-type="string">
            <text:p>38G3+2MJ, Unnamed Road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daria/Yogurtaria Beijo Gelado</text:p>
          </table:table-cell>
          <table:table-cell office:value-type="string">
            <text:p>3FJW+MW5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lhor gelado de Lubango</text:p>
          </table:table-cell>
          <table:table-cell office:value-type="string">
            <text:p>3FJR+6HX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culandia</text:p>
          </table:table-cell>
          <table:table-cell office:value-type="string">
            <text:p>3FJR+6HX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t Doce</text:p>
          </table:table-cell>
          <table:table-cell office:value-type="string">
            <text:p>Av. Cmte. Kassanji 172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Mimosa</text:p>
          </table:table-cell>
          <table:table-cell office:value-type="string">
            <text:p>QRXV+C22, Avenida Joaquim Kapango, Sumbe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Catumbela</text:p>
          </table:table-cell>
          <table:table-cell office:value-type="string">
            <text:p>HH62+JR7, R. Neves Ferreira, Catumb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rés Do Amboim</text:p>
          </table:table-cell>
          <table:table-cell office:value-type="string">
            <text:p>7QF3+F83, Porto Amboim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Quiculungo</text:p>
          </table:table-cell>
          <table:table-cell office:value-type="string">
            <text:p>WX85+VWJ, Est. Quedas de Kalandula, Calandu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lce gelato</text:p>
          </table:table-cell>
          <table:table-cell office:value-type="string">
            <text:p>6PFP+MXC, Largo Pica Pau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abugento Zango</text:p>
          </table:table-cell>
          <table:table-cell office:value-type="string">
            <text:p>XCG3+PQ8, ZangoIII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dos Saniço</text:p>
          </table:table-cell>
          <table:table-cell office:value-type="string">
            <text:p>JGXP+2MV, Av. Gov. Silva Carvalho, Lobit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CHURRASCO - CHINGUAR</text:p>
          </table:table-cell>
          <table:table-cell office:value-type="string">
            <text:p>C8QG+Q22, Chinguar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nfica</text:p>
          </table:table-cell>
          <table:table-cell office:value-type="string">
            <text:p>QVWF+WHC, Chaunlu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biana cabassango cabinda</text:p>
          </table:table-cell>
          <table:table-cell office:value-type="string">
            <text:p>C6WP+WCG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edio dos solteiros</text:p>
          </table:table-cell>
          <table:table-cell office:value-type="string">
            <text:p>C5WQ+92G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deria Bons Sabores</text:p>
          </table:table-cell>
          <table:table-cell office:value-type="string">
            <text:p>3FGM+F94, R. Mata Gato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o Tocaile</text:p>
          </table:table-cell>
          <table:table-cell office:value-type="string">
            <text:p>MWX2+3JJ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KANIMAMBO</text:p>
          </table:table-cell>
          <table:table-cell office:value-type="string">
            <text:p>3FC8+6W4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vestimento Claudete Família</text:p>
          </table:table-cell>
          <table:table-cell office:value-type="string">
            <text:p>Rua Dr. Agostinho Neto 145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Tanganet</text:p>
          </table:table-cell>
          <table:table-cell office:value-type="string">
            <text:p>3GH4+752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mos</text:p>
          </table:table-cell>
          <table:table-cell office:value-type="string">
            <text:p>R. Deolinda Rodrigues 47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ngotafilalet</text:p>
          </table:table-cell>
          <table:table-cell office:value-type="string">
            <text:p>3FPV+WQ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sto Kanimambo</text:p>
          </table:table-cell>
          <table:table-cell office:value-type="string">
            <text:p>3FFQ+C64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xi Supermercado (Lubango)</text:p>
          </table:table-cell>
          <table:table-cell office:value-type="string">
            <text:p>3FJX+26R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S.N.T</text:p>
          </table:table-cell>
          <table:table-cell office:value-type="string">
            <text:p>3GM3+XHQ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Vanan</text:p>
          </table:table-cell>
          <table:table-cell office:value-type="string">
            <text:p>CCF4+574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husa e filhos comercial</text:p>
          </table:table-cell>
          <table:table-cell office:value-type="string">
            <text:p>CCM6+8CM Massangarala, Rua da comissão de Bairro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</text:p>
          </table:table-cell>
          <table:table-cell office:value-type="string">
            <text:p>CC75+X3H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lda</text:p>
          </table:table-cell>
          <table:table-cell office:value-type="string">
            <text:p>Bairro Benfica, Rua 13 Travessa 22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Aliança</text:p>
          </table:table-cell>
          <table:table-cell office:value-type="string">
            <text:p>99XG+FRM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nfica</text:p>
          </table:table-cell>
          <table:table-cell office:value-type="string">
            <text:p>9CH2+4H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los Aos Pedaços</text:p>
          </table:table-cell>
          <table:table-cell office:value-type="string">
            <text:p>Unnamed Road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&amp;PASTELARIA</text:p>
          </table:table-cell>
          <table:table-cell office:value-type="string">
            <text:p>296W+M6M, ZangoIII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Kalandula</text:p>
          </table:table-cell>
          <table:table-cell office:value-type="string">
            <text:p>254V+59V, Belas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loco N10</text:p>
          </table:table-cell>
          <table:table-cell office:value-type="string">
            <text:p>274G+65, Belas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Pastelaria 'Pão Quente e Gostoso'</text:p>
          </table:table-cell>
          <table:table-cell office:value-type="string">
            <text:p>F8FM+7C, Malanje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GRANDK</text:p>
          </table:table-cell>
          <table:table-cell office:value-type="string">
            <text:p>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Kakute</text:p>
          </table:table-cell>
          <table:table-cell office:value-type="string">
            <text:p>XXRC+762, Canja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&amp; aguacates</text:p>
          </table:table-cell>
          <table:table-cell office:value-type="string">
            <text:p>X65W+F46, Cubal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kaza</text:p>
          </table:table-cell>
          <table:table-cell office:value-type="string">
            <text:p>6PGR+3JG, R. Serpa Pinto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Kina e filhos</text:p>
          </table:table-cell>
          <table:table-cell office:value-type="string">
            <text:p>8G39+FCM, Cao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 Pastelaria</text:p>
          </table:table-cell>
          <table:table-cell office:value-type="string">
            <text:p>6PPX+289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dventist of 7º Day Church Bom Pastor</text:p>
          </table:table-cell>
          <table:table-cell office:value-type="string">
            <text:p>6QC4+7CX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Anastácio</text:p>
          </table:table-cell>
          <table:table-cell office:value-type="string">
            <text:p>Huambo- Calomanda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ma sabores</text:p>
          </table:table-cell>
          <table:table-cell office:value-type="string">
            <text:p>Huambo, 932813484, São luis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Cossuenda</text:p>
          </table:table-cell>
          <table:table-cell office:value-type="string">
            <text:p>C57J+5JM, Estr. do Chiweca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Mpuzi Nzau</text:p>
          </table:table-cell>
          <table:table-cell office:value-type="string">
            <text:p>C56V+434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tabasco</text:p>
          </table:table-cell>
          <table:table-cell office:value-type="string">
            <text:p>C5WW+FF7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Pastelaria DH</text:p>
          </table:table-cell>
          <table:table-cell office:value-type="string">
            <text:p>C5CJ+V76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pastelaria Matilda</text:p>
          </table:table-cell>
          <table:table-cell office:value-type="string">
            <text:p>C6QJ+5R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. SENA</text:p>
          </table:table-cell>
          <table:table-cell office:value-type="string">
            <text:p>C6RX+J25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OI</text:p>
          </table:table-cell>
          <table:table-cell office:value-type="string">
            <text:p>Lucola2 Road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Com Alegria</text:p>
          </table:table-cell>
          <table:table-cell office:value-type="string">
            <text:p>C5VP+8XF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Nilo</text:p>
          </table:table-cell>
          <table:table-cell office:value-type="string">
            <text:p>56GH+PWP, R. Kwame Nkrumah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elier Dos Doces Angola</text:p>
          </table:table-cell>
          <table:table-cell office:value-type="string">
            <text:p>Zona Comercial da 5.ª Fase Luanda/ Condomínio Jardim de Rosas, Belas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 Bodeguita</text:p>
          </table:table-cell>
          <table:table-cell office:value-type="string">
            <text:p>56GW+F4W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anda</text:p>
          </table:table-cell>
          <table:table-cell office:value-type="string">
            <text:p>R. Óscar da Silva 69, 4450-718 Leça da Palmei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ile Garden Terrace</text:p>
          </table:table-cell>
          <table:table-cell office:value-type="string">
            <text:p>Largo do Atlético, Largo do Atlético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dalatando</text:p>
          </table:table-cell>
          <table:table-cell office:value-type="string">
            <text:p>N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Nova</text:p>
          </table:table-cell>
          <table:table-cell office:value-type="string">
            <text:p>CC96+PCW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to Amboim</text:p>
          </table:table-cell>
          <table:table-cell office:value-type="string">
            <text:p>QVM3+8W2, Sumbe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plexo Hoteleiro Capri</text:p>
          </table:table-cell>
          <table:table-cell office:value-type="string">
            <text:p>Unnamed Road, RR2R+54X, Sumbe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Hango Kamour - Mussende</text:p>
          </table:table-cell>
          <table:table-cell office:value-type="string">
            <text:p>F2Q8+J2C, Mussende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groawa</text:p>
          </table:table-cell>
          <table:table-cell office:value-type="string">
            <text:p>Av. Cmdt. Fidel Castro, Belas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RTIANGOLA</text:p>
          </table:table-cell>
          <table:table-cell office:value-type="string">
            <text:p>CC95+V6C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tina, primavera vinagre</text:p>
          </table:table-cell>
          <table:table-cell office:value-type="string">
            <text:p>676G+72C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iba Lubango - Fábrica de Bebidas</text:p>
          </table:table-cell>
          <table:table-cell office:value-type="string">
            <text:p>2H63+JJF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bango, verdinha</text:p>
          </table:table-cell>
          <table:table-cell office:value-type="string">
            <text:p>3GJJ+GJH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eomar dos Prazeres Gonçalves Antonio</text:p>
          </table:table-cell>
          <table:table-cell office:value-type="string">
            <text:p>PW25+6VV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DMK</text:p>
          </table:table-cell>
          <table:table-cell office:value-type="string">
            <text:p>MVQR+WWG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ásper Loudji</text:p>
          </table:table-cell>
          <table:table-cell office:value-type="string">
            <text:p>3GJJ+HR5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ako Supermarket</text:p>
          </table:table-cell>
          <table:table-cell office:value-type="string">
            <text:p>3FMW+6JQ, Rua 14 de Abril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daria Sweet Sin</text:p>
          </table:table-cell>
          <table:table-cell office:value-type="string">
            <text:p>Av. 10 de Fevereiro 47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emplo do Chá</text:p>
          </table:table-cell>
          <table:table-cell office:value-type="string">
            <text:p>C98X+F45, R. Dr. Francisco Simões do Amaral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daria e cafeteria Quiwany</text:p>
          </table:table-cell>
          <table:table-cell office:value-type="string">
            <text:p>CCP7+RWW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pace</text:p>
          </table:table-cell>
          <table:table-cell office:value-type="string">
            <text:p>R. da Sociedade de Geografia 2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LADO</text:p>
          </table:table-cell>
          <table:table-cell office:value-type="string">
            <text:p>6QP8+XVJ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deth</text:p>
          </table:table-cell>
          <table:table-cell office:value-type="string">
            <text:p>CC58+QJR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m Bocado - Padaria e Pastelaria</text:p>
          </table:table-cell>
          <table:table-cell office:value-type="string">
            <text:p>Rua de Massangano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niverso Anabel</text:p>
          </table:table-cell>
          <table:table-cell office:value-type="string">
            <text:p>56PJ+43M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Quintal Ndalatando</text:p>
          </table:table-cell>
          <table:table-cell office:value-type="string">
            <text:p>MWX6+J2Q, N'dalata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los da Nara (Divinéia SBC)</text:p>
          </table:table-cell>
          <table:table-cell office:value-type="string">
            <text:p>Rua Boa Vista - Montanhão, São Bernardo do Campo - SP, 09841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Kalife</text:p>
          </table:table-cell>
          <table:table-cell office:value-type="string">
            <text:p>Huambo, 4HW6+2R9, Caá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Angosag</text:p>
          </table:table-cell>
          <table:table-cell office:value-type="string">
            <text:p>JGWX+GJ3, Lobit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lades sapalo</text:p>
          </table:table-cell>
          <table:table-cell office:value-type="string">
            <text:p>HWGF+VJ4, Kuit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F GELO</text:p>
          </table:table-cell>
          <table:table-cell office:value-type="string">
            <text:p>459W+5MM, Gamek a Direita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algaon Maharashtra</text:p>
          </table:table-cell>
          <table:table-cell office:value-type="string">
            <text:p>57QJ+43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 casa</text:p>
          </table:table-cell>
          <table:table-cell office:value-type="string">
            <text:p>36J9+WXM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do do Francis</text:p>
          </table:table-cell>
          <table:table-cell office:value-type="string">
            <text:p>464J+FWR, Rua do Chicobe Chiquinho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lanje</text:p>
          </table:table-cell>
          <table:table-cell office:value-type="string">
            <text:p>F85M+7R7, Malanje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 aos Doces</text:p>
          </table:table-cell>
          <table:table-cell office:value-type="string">
            <text:p>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rque Infantil Do Lubango</text:p>
          </table:table-cell>
          <table:table-cell office:value-type="string">
            <text:p>3GP2+253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Kali</text:p>
          </table:table-cell>
          <table:table-cell office:value-type="string">
            <text:p>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formal Market Of Congolese</text:p>
          </table:table-cell>
          <table:table-cell office:value-type="string">
            <text:p>5776+PWP, Rua Lino Amezaga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São Paulo</text:p>
          </table:table-cell>
          <table:table-cell office:value-type="string">
            <text:p>57M4+VXM, N´Gola Kiluanje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apada market</text:p>
          </table:table-cell>
          <table:table-cell office:value-type="string">
            <text:p>57H4+J95, R. da Chapada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aia da Mabunda, Luanda - Angola</text:p>
          </table:table-cell>
          <table:table-cell office:value-type="string">
            <text:p>5623+GQ4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Good</text:p>
          </table:table-cell>
          <table:table-cell office:value-type="string">
            <text:p>5767+W47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i Mercado</text:p>
          </table:table-cell>
          <table:table-cell office:value-type="string">
            <text:p>R. Amílcar Cabral 102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reiou Mercado dos Congolenses</text:p>
          </table:table-cell>
          <table:table-cell office:value-type="string">
            <text:p>5787+GR2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i Mercado Extra</text:p>
          </table:table-cell>
          <table:table-cell office:value-type="string">
            <text:p>Rua de Jose Anchieta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do Mutundo</text:p>
          </table:table-cell>
          <table:table-cell office:value-type="string">
            <text:p>4HGP+H5H, Mutund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Comunal da Huìla</text:p>
          </table:table-cell>
          <table:table-cell office:value-type="string">
            <text:p>Bairro Embala Comuna da, WGPV+7Q4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Mankilas</text:p>
          </table:table-cell>
          <table:table-cell office:value-type="string">
            <text:p>3G8W+637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do Gado</text:p>
          </table:table-cell>
          <table:table-cell office:value-type="string">
            <text:p>3F7F+HM6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ISFIT BENGUELA</text:p>
          </table:table-cell>
          <table:table-cell office:value-type="string">
            <text:p>RUA MONSENHOR KELLING 74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col Huambo</text:p>
          </table:table-cell>
          <table:table-cell office:value-type="string">
            <text:p>Pálacio do Governador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overno Provincial de Benguela</text:p>
          </table:table-cell>
          <table:table-cell office:value-type="string">
            <text:p>C9CX+P4F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al electrica do Cavaco</text:p>
          </table:table-cell>
          <table:table-cell office:value-type="string">
            <text:p>CC7M+828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ja dos Registos</text:p>
          </table:table-cell>
          <table:table-cell office:value-type="string">
            <text:p>CCC5+6MW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LESE</text:p>
          </table:table-cell>
          <table:table-cell office:value-type="string">
            <text:p>CC32+X2V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reçãoProvincialDaSaúde(Huambo)</text:p>
          </table:table-cell>
          <table:table-cell office:value-type="string">
            <text:p>6PFP+333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PINE Huambo</text:p>
          </table:table-cell>
          <table:table-cell office:value-type="string">
            <text:p>6QF2+5HX, Unnamed Road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ando da Região Militar Centro</text:p>
          </table:table-cell>
          <table:table-cell office:value-type="string">
            <text:p>6QF2+V72, Huamb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opa Restaurante</text:p>
          </table:table-cell>
          <table:table-cell office:value-type="string">
            <text:p>3HF3+8XV, Av. 4 de Fevereiro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sapi Empreendimentos, Lda</text:p>
          </table:table-cell>
          <table:table-cell office:value-type="string">
            <text:p>Bairro da Minhota, Rua 14 de Abril, antes da, rotunda da Minhota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tica</text:p>
          </table:table-cell>
          <table:table-cell office:value-type="string">
            <text:p>39QG+8MP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 Fornada</text:p>
          </table:table-cell>
          <table:table-cell office:value-type="string">
            <text:p>R. Escobar Ortiz, 730 - Vila Nova Conceição, São Paulo - SP, 04511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Flor</text:p>
          </table:table-cell>
          <table:table-cell office:value-type="string">
            <text:p>R. Pres. Marien Ngouabi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rol</text:p>
          </table:table-cell>
          <table:table-cell office:value-type="string">
            <text:p>46X5+4G5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FIMIRPA GROUP, COMÉRCIO E SERVIÇOS, LDA</text:p>
          </table:table-cell>
          <table:table-cell office:value-type="string">
            <text:p>46Q8+826, Av. 21 de Janeiro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pite Oil Company</text:p>
          </table:table-cell>
          <table:table-cell office:value-type="string">
            <text:p>Rua Marechal Brós Tito nº 35|37, Edifício ESCOM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NI Angola</text:p>
          </table:table-cell>
          <table:table-cell office:value-type="string">
            <text:p>56JP+383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NP</text:p>
          </table:table-cell>
          <table:table-cell office:value-type="string">
            <text:p>Unnamed Road, Lua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uma Lubrificantes</text:p>
          </table:table-cell>
          <table:table-cell office:value-type="string">
            <text:p>3GW6+62V Baiiro Bula Matady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bafrica, Lda.</text:p>
          </table:table-cell>
          <table:table-cell office:value-type="string">
            <text:p>3FJ5+F45 Cruzamento SOS, Estr. da Mapunda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umangol</text:p>
          </table:table-cell>
          <table:table-cell office:value-type="string">
            <text:p>XHXM+9R2, Lubango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otalEnergies BOLAMA</text:p>
          </table:table-cell>
          <table:table-cell office:value-type="string">
            <text:p>Bairro Da Luz, Av. Paulo Dias de Novais, 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eonor Carrinho</text:p>
          </table:table-cell>
          <table:table-cell office:value-type="string">
            <text:p>Benguel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uto Control - Instrumentation - Automation Oil &amp; Gás</text:p>
          </table:table-cell>
          <table:table-cell office:value-type="string">
            <text:p>C5QV+2G2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quivalenza Angomart Cabinda</text:p>
          </table:table-cell>
          <table:table-cell office:value-type="string">
            <text:p>C6Q6+W98, R. do Comércio, Cabinda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LB</text:p>
          </table:table-cell>
          <table:table-cell office:value-type="string">
            <text:p>J6VC+PXR, Angola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ipermercado Kero</text:p>
          </table:table-cell>
          <table:table-cell office:value-type="string">
            <text:p>Entrada do kero do kilamba luandavila flor, 463F+G5H, Av. Pedro de Castro Vandunem - Loy, Luanda, Angola</text:p>
          </table:table-cell>
          <table:table-cell office:value-type="string">
            <text:p>Telefone não disponível</text:p>
          </table:table-cell>
        </table:table-row>
      </table:table>
      <table:database-ranges>
        <table:database-range table:target-range-address="Angola.A1:Angola.C4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9">29/12/2024</text:date>, <text:time>22:12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29T22:12:35.04</dc:date>
    <dc:creator>fernando hocevar</dc:creator>
    <meta:generator>OpenOffice/4.1.15$Win32 OpenOffice.org_project/4115m2$Build-9813</meta:generator>
    <meta:editing-duration>PT15M16S</meta:editing-duration>
    <meta:editing-cycles>6</meta:editing-cycles>
    <meta:document-statistic meta:table-count="3" meta:cell-count="2259" meta:object-count="0"/>
  </office:meta>
</office:document-meta>
</file>